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solid" svg:stroke-width="0.1cm" svg:stroke-color="#000000" draw:marker-start-width="0.275cm" draw:marker-end-width="0.27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solid" svg:stroke-width="0.05cm" svg:stroke-color="#000000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solid" svg:stroke-width="0.1cm" svg:stroke-color="#000000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solid" svg:stroke-width="0.1cm" svg:stroke-color="#000000" draw:marker-start-width="0.2cm" draw:marker-end-width="0.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solid"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9" style:family="graphic" style:parent-style-name="objectwithoutfill">
      <style:graphic-properties draw:stroke="solid" svg:stroke-width="0.03cm" svg:stroke-color="#000000" draw:marker-start-width="0.17cm" draw:marker-end-width="0.17cm" draw:fill="none" draw:textarea-vertical-align="middle" fo:padding-top="0.14cm" fo:padding-bottom="0.14cm" fo:padding-left="0.265cm" fo:padding-right="0.265cm"/>
    </style:style>
    <style:style style:name="gr10" style:family="graphic" style:parent-style-name="objectwithoutfill">
      <style:graphic-properties draw:stroke="solid" svg:stroke-width="0.05cm" svg:stroke-color="#000000" draw:marker-start-width="0.2cm" draw:marker-end-width="0.2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cm" svg:stroke-color="#000000" draw:fill="solid" draw:fill-color="#000000" draw:textarea-horizontal-align="left" draw:textarea-vertical-align="middle" draw:auto-grow-height="true" draw:auto-grow-width="true" fo:min-height="0cm" fo:min-width="0cm" fo:padding-top="0.15cm" fo:padding-bottom="0.15cm" fo:padding-left="0.275cm" fo:padding-right="0.275cm" draw:shadow="hidden"/>
    </style:style>
    <style:style style:name="gr13" style:family="graphic" style:parent-style-name="objectwithoutfill">
      <style:graphic-properties draw:stroke="solid" svg:stroke-width="0.05cm" svg:stroke-color="#000000" draw:marker-start-width="0.125cm" draw:marker-end-width="0.12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2cm" svg:stroke-color="#0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16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1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.1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.1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.1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.1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.1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.1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.1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42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43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44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45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46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47" style:family="graphic" style:parent-style-name="standard" style:list-style-name="L1">
      <style:graphic-properties draw:stroke="solid" svg:stroke-width="0.03cm" svg:stroke-color="#000000" draw:marker-start="" draw:marker-start-width="0.17cm" draw:marker-start-center="false" draw:marker-end="" draw:marker-end-width="0.17cm" draw:marker-end-center="false" draw:fill="none" draw:fill-color="#729fcf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248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49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58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solid" svg:stroke-width="0.03cm" svg:stroke-color="#000000" draw:marker-start="" draw:marker-start-width="0.17cm" draw:marker-start-center="false" draw:marker-end="" draw:marker-end-width="0.17cm" draw:marker-end-center="false" draw:fill="none" draw:fill-color="#729fcf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61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62" style:family="graphic" style:parent-style-name="standard" style:list-style-name="L1">
      <style:graphic-properties draw:stroke="none" svg:stroke-width="0.05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none" svg:stroke-width="0.05cm" svg:stroke-color="#000000" draw:marker-start="" draw:marker-start-width="0.2cm" draw:marker-start-center="false" draw:marker-end="" draw:marker-end-width="0.2cm" draw:marker-end-center="false" draw:fill="solid" draw:fill-color="#000000" draw:textarea-horizontal-align="left" draw:textarea-vertical-align="middle" draw:auto-grow-height="true" draw:auto-grow-width="true" fo:min-height="0cm" fo:min-width="0cm" fo:padding-top="0.15cm" fo:padding-bottom="0.15cm" fo:padding-left="0.275cm" fo:padding-right="0.275cm" draw:shadow="hidden" draw:shadow-offset-x="0.2cm" draw:shadow-offset-y="0.2cm" draw:shadow-color="#808080"/>
    </style:style>
    <style:style style:name="gr264" style:family="graphic" style:parent-style-name="standard" style:list-style-name="L1">
      <style:graphic-properties draw:stroke="none" svg:stroke-width="0.05cm" svg:stroke-color="#000000" draw:marker-start="" draw:marker-start-width="0.2cm" draw:marker-start-center="false" draw:marker-end="" draw:marker-end-width="0.2cm" draw:marker-end-center="false" draw:fill="solid" draw:fill-color="#000000" draw:textarea-horizontal-align="left" draw:textarea-vertical-align="middle" draw:auto-grow-height="true" draw:auto-grow-width="true" fo:min-height="0cm" fo:min-width="0cm" fo:padding-top="0.15cm" fo:padding-bottom="0.15cm" fo:padding-left="0.275cm" fo:padding-right="0.275cm" draw:shadow="hidden" draw:shadow-offset-x="0.2cm" draw:shadow-offset-y="0.2cm" draw:shadow-color="#808080"/>
    </style:style>
    <style:style style:name="gr265" style:family="graphic" style:parent-style-name="standard" style:list-style-name="L1">
      <style:graphic-properties draw:stroke="none" svg:stroke-width="0.05cm" svg:stroke-color="#000000" draw:marker-start="" draw:marker-start-width="0.2cm" draw:marker-start-center="false" draw:marker-end="" draw:marker-end-width="0.2cm" draw:marker-end-center="false" draw:fill="solid" draw:fill-color="#000000" draw:textarea-horizontal-align="left" draw:textarea-vertical-align="middle" draw:auto-grow-height="true" draw:auto-grow-width="true" fo:min-height="0cm" fo:min-width="0cm" fo:padding-top="0.15cm" fo:padding-bottom="0.15cm" fo:padding-left="0.275cm" fo:padding-right="0.275cm" draw:shadow="hidden" draw:shadow-offset-x="0.2cm" draw:shadow-offset-y="0.2cm" draw:shadow-color="#808080"/>
    </style:style>
    <style:style style:name="gr2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14" style:family="graphic" style:parent-style-name="standard" style:list-style-name="L1">
      <style:graphic-properties draw:stroke="solid" svg:stroke-width="0.05cm" svg:stroke-color="#000000" draw:marker-start="" draw:marker-start-width="0.125cm" draw:marker-start-center="false" draw:marker-end="" draw:marker-end-width="0.12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15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16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31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48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49" style:family="graphic" style:parent-style-name="standard" style:list-style-name="L1">
      <style:graphic-properties draw:stroke="none" svg:stroke-width="0.05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 draw:shadow="hidden" draw:shadow-offset-x="0.2cm" draw:shadow-offset-y="0.2cm" draw:shadow-color="#808080"/>
    </style:style>
    <style:style style:name="gr3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72" style:family="graphic" style:parent-style-name="standard" style:list-style-name="L1">
      <style:graphic-properties draw:stroke="solid" svg:stroke-width="0.03cm" svg:stroke-color="#000000" draw:marker-start="" draw:marker-start-width="0.17cm" draw:marker-start-center="false" draw:marker-end="" draw:marker-end-width="0.17cm" draw:marker-end-center="false" draw:fill="none" draw:fill-color="#729fcf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373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74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75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76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77" style:family="graphic" style:parent-style-name="standard" style:list-style-name="L1">
      <style:graphic-properties draw:stroke="solid" svg:stroke-width="0.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86" style:family="graphic" style:parent-style-name="standard" style:list-style-name="L1">
      <style:graphic-properties draw:stroke="none" svg:stroke-width="0.05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 draw:shadow="hidden" draw:shadow-offset-x="0.2cm" draw:shadow-offset-y="0.2cm" draw:shadow-color="#808080"/>
    </style:style>
    <style:style style:name="gr3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05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12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13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14" style:family="graphic" style:parent-style-name="standard" style:list-style-name="L1">
      <style:graphic-properties draw:stroke="none" svg:stroke-width="0.05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 draw:shadow="hidden" draw:shadow-offset-x="0.2cm" draw:shadow-offset-y="0.2cm" draw:shadow-color="#808080"/>
    </style:style>
    <style:style style:name="gr415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16" style:family="graphic" style:parent-style-name="standard" style:list-style-name="L1">
      <style:graphic-properties draw:stroke="solid" svg:stroke-width="0.2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225cm" fo:padding-bottom="0.225cm" fo:padding-left="0.35cm" fo:padding-right="0.35cm" draw:shadow="hidden" draw:shadow-offset-x="0.2cm" draw:shadow-offset-y="0.2cm" draw:shadow-color="#808080"/>
    </style:style>
    <style:style style:name="gr417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18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25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26" style:family="graphic" style:parent-style-name="standard" style:list-style-name="L1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pt" style:font-size-asian="4pt" style:font-size-complex="4pt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text-properties fo:font-size="6pt" style:font-size-asian="6pt" style:font-size-complex="6pt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P6" style:family="paragraph">
      <style:text-properties fo:font-size="4pt" style:font-size-asian="4pt" style:font-size-complex="4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4pt" fo:font-style="normal" fo:text-shadow="none" style:text-underline-style="none" fo:font-weight="normal" style:letter-kerning="true" style:font-name-asian="Droid Sans Fallback" style:font-size-asian="4pt" style:font-style-asian="normal" style:font-weight-asian="normal" style:font-name-complex="FreeSans" style:font-size-complex="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Droid Sans Fallback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Droid Sans Fallback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4pt" fo:font-style="normal" fo:text-shadow="none" style:text-underline-style="none" fo:font-weight="normal" style:letter-kerning="true" style:font-name-asian="Droid Sans Fallback" style:font-size-asian="4pt" style:font-style-asian="normal" style:font-weight-asian="normal" style:font-name-complex="FreeSans" style:font-size-complex="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4pt" style:font-size-asian="4pt" style:font-size-complex="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pt" fo:font-style="normal" fo:text-shadow="none" style:text-underline-style="none" fo:font-weight="normal" style:letter-kerning="true" style:font-name-asian="Droid Sans Fallback" style:font-size-asian="4pt" style:font-style-asian="normal" style:font-weight-asian="normal" style:font-name-complex="FreeSans" style:font-size-complex="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.035cm" svg:y1="3.414cm" svg:x2="1.74cm" svg:y2="3.414cm">
            <text:p/>
          </draw:line>
          <draw:line draw:style-name="gr2" draw:text-style-name="P2" draw:layer="layout" svg:x1="4.535cm" svg:y1="2.641cm" svg:x2="5.545cm" svg:y2="3.435cm">
            <text:p/>
          </draw:line>
          <draw:line draw:style-name="gr2" draw:text-style-name="P2" draw:layer="layout" svg:x1="5.565cm" svg:y1="3.664cm" svg:x2="5.565cm" svg:y2="4.952cm">
            <text:p/>
          </draw:line>
          <draw:line draw:style-name="gr2" draw:text-style-name="P2" draw:layer="layout" svg:x1="4.782cm" svg:y1="6.987cm" svg:x2="5.36cm" svg:y2="6.449cm">
            <text:p/>
          </draw:line>
          <draw:line draw:style-name="gr2" draw:text-style-name="P2" draw:layer="layout" svg:x1="4.299cm" svg:y1="6.972cm" svg:x2="4.533cm" svg:y2="6.972cm">
            <text:p/>
          </draw:line>
          <draw:line draw:style-name="gr2" draw:text-style-name="P2" draw:layer="layout" svg:x1="4.031cm" svg:y1="6.698cm" svg:x2="4.031cm" svg:y2="6.548cm">
            <text:p/>
          </draw:line>
          <draw:line draw:style-name="gr2" draw:text-style-name="P2" draw:layer="layout" svg:x1="4.8cm" svg:y1="6.712cm" svg:x2="4.378cm" svg:y2="6.71cm">
            <text:p/>
          </draw:line>
          <draw:line draw:style-name="gr3" draw:text-style-name="P2" draw:layer="layout" svg:x1="4.008cm" svg:y1="6.977cm" svg:x2="4.41cm" svg:y2="6.688cm">
            <text:p/>
          </draw:line>
          <draw:line draw:style-name="gr2" draw:text-style-name="P2" draw:layer="layout" svg:x1="5.337cm" svg:y1="6.233cm" svg:x2="5.578cm" svg:y2="5.963cm">
            <text:p/>
          </draw:line>
          <draw:line draw:style-name="gr2" draw:text-style-name="P2" draw:layer="layout" svg:x1="5.552cm" svg:y1="7.005cm" svg:x2="5.556cm" svg:y2="6.722cm">
            <text:p/>
          </draw:line>
          <draw:line draw:style-name="gr2" draw:text-style-name="P2" draw:layer="layout" svg:x1="5.045cm" svg:y1="6.977cm" svg:x2="5.278cm" svg:y2="6.977cm">
            <text:p/>
          </draw:line>
          <draw:line draw:style-name="gr2" draw:text-style-name="P2" draw:layer="layout" svg:x1="5.066cm" svg:y1="5.675cm" svg:x2="5.081cm" svg:y2="6.203cm">
            <text:p/>
          </draw:line>
          <draw:line draw:style-name="gr3" draw:text-style-name="P2" draw:layer="layout" svg:x1="4.802cm" svg:y1="4.167cm" svg:x2="5.062cm" svg:y2="4.921cm">
            <text:p/>
          </draw:line>
          <draw:line draw:style-name="gr3" draw:text-style-name="P2" draw:layer="layout" svg:x1="3.029cm" svg:y1="6.985cm" svg:x2="3.327cm" svg:y2="6.683cm">
            <text:p/>
          </draw:line>
          <draw:line draw:style-name="gr2" draw:text-style-name="P2" draw:layer="layout" svg:x1="4.542cm" svg:y1="5.97cm" svg:x2="4.542cm" svg:y2="5.55cm">
            <text:p/>
          </draw:line>
          <draw:line draw:style-name="gr2" draw:text-style-name="P2" draw:layer="layout" svg:x1="3.537cm" svg:y1="5.697cm" svg:x2="3.537cm" svg:y2="5.529cm">
            <text:p/>
          </draw:line>
          <draw:line draw:style-name="gr2" draw:text-style-name="P2" draw:layer="layout" svg:x1="4.546cm" svg:y1="6.246cm" svg:x2="4.834cm" svg:y2="6.243cm">
            <text:p/>
          </draw:line>
          <draw:line draw:style-name="gr2" draw:text-style-name="P2" draw:layer="layout" svg:x1="4.789cm" svg:y1="5.688cm" svg:x2="5.081cm" svg:y2="6.018cm">
            <text:p/>
          </draw:line>
          <draw:line draw:style-name="gr2" draw:text-style-name="P2" draw:layer="layout" svg:x1="4.789cm" svg:y1="5.441cm" svg:x2="4.789cm" svg:y2="5.185cm">
            <text:p/>
          </draw:line>
          <draw:line draw:style-name="gr2" draw:text-style-name="P2" draw:layer="layout" svg:x1="4.546cm" svg:y1="5.176cm" svg:x2="4.797cm" svg:y2="5.176cm">
            <text:p/>
          </draw:line>
          <draw:line draw:style-name="gr2" draw:text-style-name="P2" draw:layer="layout" svg:x1="3.777cm" svg:y1="6.964cm" svg:x2="3.777cm" svg:y2="6.695cm">
            <text:p/>
          </draw:line>
          <draw:line draw:style-name="gr2" draw:text-style-name="P2" draw:layer="layout" svg:x1="3.031cm" svg:y1="6.688cm" svg:x2="3.032cm" svg:y2="6.424cm">
            <text:p/>
          </draw:line>
          <draw:line draw:style-name="gr2" draw:text-style-name="P2" draw:layer="layout" svg:x1="1.508cm" svg:y1="6.693cm" svg:x2="1.508cm" svg:y2="6.238cm">
            <text:p/>
          </draw:line>
          <draw:line draw:style-name="gr2" draw:text-style-name="P2" draw:layer="layout" svg:x1="2.54cm" svg:y1="6.716cm" svg:x2="2.302cm" svg:y2="6.716cm">
            <text:p/>
          </draw:line>
          <draw:line draw:style-name="gr2" draw:text-style-name="P2" draw:layer="layout" svg:x1="2.397cm" svg:y1="6.685cm" svg:x2="2.397cm" svg:y2="6.424cm">
            <text:p/>
          </draw:line>
          <draw:line draw:style-name="gr2" draw:text-style-name="P2" draw:layer="layout" svg:x1="3.281cm" svg:y1="6.977cm" svg:x2="3.515cm" svg:y2="6.977cm">
            <text:p/>
          </draw:line>
          <draw:line draw:style-name="gr2" draw:text-style-name="P2" draw:layer="layout" svg:x1="2.76cm" svg:y1="6.989cm" svg:x2="2.76cm" svg:y2="6.72cm">
            <text:p/>
          </draw:line>
          <draw:line draw:style-name="gr2" draw:text-style-name="P2" draw:layer="layout" svg:x1="3.775cm" svg:y1="5.68cm" svg:x2="4.3cm" svg:y2="5.68cm">
            <text:p/>
          </draw:line>
          <draw:line draw:style-name="gr3" draw:text-style-name="P2" draw:layer="layout" svg:x1="4.04cm" svg:y1="4.172cm" svg:x2="4.291cm" svg:y2="4.93cm">
            <text:p/>
          </draw:line>
          <draw:line draw:style-name="gr2" draw:text-style-name="P2" draw:layer="layout" svg:x1="3.788cm" svg:y1="5.675cm" svg:x2="3.779cm" svg:y2="6.199cm">
            <text:p/>
          </draw:line>
          <draw:line draw:style-name="gr2" draw:text-style-name="P2" draw:layer="layout" svg:x1="3.788cm" svg:y1="5.173cm" svg:x2="3.788cm" svg:y2="5.437cm">
            <text:p/>
          </draw:line>
          <draw:line draw:style-name="gr2" draw:text-style-name="P2" draw:layer="layout" svg:x1="3.541cm" svg:y1="4.943cm" svg:x2="3.788cm" svg:y2="5.331cm">
            <text:p/>
          </draw:line>
          <draw:line draw:style-name="gr4" draw:text-style-name="P2" draw:layer="layout" svg:x1="1.253cm" svg:y1="4.917cm" svg:x2="1.254cm" svg:y2="6.272cm">
            <text:p/>
          </draw:line>
          <draw:line draw:style-name="gr2" draw:text-style-name="P2" draw:layer="layout" svg:x1="3.532cm" svg:y1="6.199cm" svg:x2="3.537cm" svg:y2="5.684cm">
            <text:p/>
          </draw:line>
          <draw:line draw:style-name="gr3" draw:text-style-name="P2" draw:layer="layout" svg:x1="4.807cm" svg:y1="4.934cm" svg:x2="4.547cm" svg:y2="4.162cm">
            <text:p/>
          </draw:line>
          <draw:line draw:style-name="gr2" draw:text-style-name="P2" draw:layer="layout" svg:x1="4.807cm" svg:y1="4.175cm" svg:x2="4.807cm" svg:y2="3.902cm">
            <text:p/>
          </draw:line>
          <draw:line draw:style-name="gr2" draw:text-style-name="P2" draw:layer="layout" svg:x1="4.537cm" svg:y1="4.166cm" svg:x2="4.537cm" svg:y2="3.892cm">
            <text:p/>
          </draw:line>
          <draw:line draw:style-name="gr3" draw:text-style-name="P2" draw:layer="layout" svg:x1="4.552cm" svg:y1="4.93cm" svg:x2="4.291cm" svg:y2="4.118cm">
            <text:p/>
          </draw:line>
          <draw:line draw:style-name="gr2" draw:text-style-name="P2" draw:layer="layout" svg:x1="4.304cm" svg:y1="3.907cm" svg:x2="4.304cm" svg:y2="4.191cm">
            <text:p/>
          </draw:line>
          <draw:line draw:style-name="gr3" draw:text-style-name="P2" draw:layer="layout" svg:x1="4.053cm" svg:y1="4.934cm" svg:x2="3.793cm" svg:y2="4.162cm">
            <text:p/>
          </draw:line>
          <draw:line draw:style-name="gr2" draw:text-style-name="P2" draw:layer="layout" svg:x1="4.053cm" svg:y1="4.175cm" svg:x2="4.053cm" svg:y2="3.902cm">
            <text:p/>
          </draw:line>
          <draw:line draw:style-name="gr2" draw:text-style-name="P2" draw:layer="layout" svg:x1="3.783cm" svg:y1="4.166cm" svg:x2="3.783cm" svg:y2="3.892cm">
            <text:p/>
          </draw:line>
          <draw:line draw:style-name="gr3" draw:text-style-name="P2" draw:layer="layout" svg:x1="3.788cm" svg:y1="4.929cm" svg:x2="3.523cm" svg:y2="4.127cm">
            <text:p/>
          </draw:line>
          <draw:line draw:style-name="gr2" draw:text-style-name="P2" draw:layer="layout" svg:x1="3.532cm" svg:y1="3.906cm" svg:x2="3.542cm" svg:y2="4.216cm">
            <text:p/>
          </draw:line>
          <draw:line draw:style-name="gr2" draw:text-style-name="P2" draw:layer="layout" svg:x1="3.532cm" svg:y1="3.915cm" svg:x2="3.532cm" svg:y2="3.651cm">
            <text:p/>
          </draw:line>
          <draw:line draw:style-name="gr2" draw:text-style-name="P2" draw:layer="layout" svg:x1="3.29cm" svg:y1="3.148cm" svg:x2="3.007cm" svg:y2="3.148cm">
            <text:p/>
          </draw:line>
          <draw:line draw:style-name="gr5" draw:text-style-name="P2" draw:layer="layout" svg:x1="3.272cm" svg:y1="3.404cm" svg:x2="4.317cm" svg:y2="3.404cm">
            <text:p/>
          </draw:line>
          <draw:line draw:style-name="gr2" draw:text-style-name="P2" draw:layer="layout" svg:x1="4.297cm" svg:y1="3.355cm" svg:x2="4.299cm" svg:y2="3.92cm">
            <text:p/>
          </draw:line>
          <draw:line draw:style-name="gr4" draw:text-style-name="P2" draw:layer="layout" svg:x1="2.514cm" svg:y1="3.399cm" svg:x2="2.514cm" svg:y2="2.848cm">
            <text:p/>
          </draw:line>
          <draw:line draw:style-name="gr4" draw:text-style-name="P2" draw:layer="layout" svg:x1="4.811cm" svg:y1="3.157cm" svg:x2="4.295cm" svg:y2="2.641cm">
            <text:p/>
          </draw:line>
          <draw:line draw:style-name="gr4" draw:text-style-name="P2" draw:layer="layout" svg:x1="4.547cm" svg:y1="3.157cm" svg:x2="4cm" svg:y2="2.61cm">
            <text:p/>
          </draw:line>
          <draw:line draw:style-name="gr4" draw:text-style-name="P2" draw:layer="layout" svg:x1="4.304cm" svg:y1="3.157cm" svg:x2="3.763cm" svg:y2="2.616cm">
            <text:p/>
          </draw:line>
          <draw:line draw:style-name="gr4" draw:text-style-name="P2" draw:layer="layout" svg:x1="4.053cm" svg:y1="3.152cm" svg:x2="3.536cm" svg:y2="2.635cm">
            <text:p/>
          </draw:line>
          <draw:line draw:style-name="gr4" draw:text-style-name="P2" draw:layer="layout" svg:x1="3.793cm" svg:y1="3.161cm" svg:x2="3.268cm" svg:y2="2.636cm">
            <text:p/>
          </draw:line>
          <draw:line draw:style-name="gr2" draw:text-style-name="P2" draw:layer="layout" svg:x1="3.559cm" svg:y1="3.17cm" svg:x2="3.021cm" svg:y2="2.637cm">
            <text:p/>
          </draw:line>
          <draw:line draw:style-name="gr2" draw:text-style-name="P2" draw:layer="layout" svg:x1="2.774cm" svg:y1="2.901cm" svg:x2="2.774cm" svg:y2="2.656cm">
            <text:p/>
          </draw:line>
          <draw:line draw:style-name="gr2" draw:text-style-name="P2" draw:layer="layout" svg:x1="2.527cm" svg:y1="2.9cm" svg:x2="2.822cm" svg:y2="2.9cm">
            <text:p/>
          </draw:line>
          <draw:line draw:style-name="gr3" draw:text-style-name="P2" draw:layer="layout" svg:x1="2.518cm" svg:y1="3.135cm" svg:x2="2.518cm" svg:y2="2.848cm">
            <text:p/>
          </draw:line>
          <draw:line draw:style-name="gr2" draw:text-style-name="P2" draw:layer="layout" svg:x1="2.266cm" svg:y1="2.373cm" svg:x2="2.266cm" svg:y2="1.108cm">
            <text:p/>
          </draw:line>
          <draw:line draw:style-name="gr2" draw:text-style-name="P1" draw:layer="layout" svg:x1="1.754cm" svg:y1="6.075cm" svg:x2="1.754cm" svg:y2="5.923cm">
            <text:p/>
          </draw:line>
          <draw:line draw:style-name="gr3" draw:text-style-name="P1" draw:layer="layout" svg:x1="1.725cm" svg:y1="6.056cm" svg:x2="3.281cm" svg:y2="6.056cm">
            <text:p/>
          </draw:line>
          <draw:line draw:style-name="gr3" draw:text-style-name="P1" draw:layer="layout" svg:x1="3.01cm" svg:y1="5.916cm" svg:x2="2.223cm" svg:y2="5.916cm">
            <text:p/>
          </draw:line>
          <draw:line draw:style-name="gr3" draw:text-style-name="P1" draw:layer="layout" svg:x1="1.493cm" svg:y1="5.168cm" svg:x2="2.248cm" svg:y2="5.923cm">
            <text:p/>
          </draw:line>
          <draw:line draw:style-name="gr3" draw:text-style-name="P1" draw:layer="layout" svg:x1="1.754cm" svg:y1="5.175cm" svg:x2="2.251cm" svg:y2="5.676cm">
            <text:p/>
          </draw:line>
          <draw:line draw:style-name="gr2" draw:text-style-name="P1" draw:layer="layout" svg:x1="1.503cm" svg:y1="5.933cm" svg:x2="1.761cm" svg:y2="5.933cm">
            <text:p/>
          </draw:line>
          <draw:line draw:style-name="gr2" draw:text-style-name="P1" draw:layer="layout" svg:x1="2.752cm" svg:y1="1.116cm" svg:x2="2.907cm" svg:y2="1.401cm">
            <text:p/>
          </draw:line>
          <draw:line draw:style-name="gr2" draw:text-style-name="P1" draw:layer="layout" svg:x1="2.383cm" svg:y1="3.602cm" svg:x2="2.257cm" svg:y2="3.431cm">
            <text:p/>
          </draw:line>
          <draw:line draw:style-name="gr3" draw:text-style-name="P1" draw:layer="layout" svg:x1="3.016cm" svg:y1="5.916cm" svg:x2="3.179cm" svg:y2="5.916cm">
            <text:p/>
          </draw:line>
          <draw:line draw:style-name="gr2" draw:text-style-name="P1" draw:layer="layout" svg:x1="2.765cm" svg:y1="2.635cm" svg:x2="2.765cm" svg:y2="2.346cm">
            <text:p/>
          </draw:line>
          <draw:line draw:style-name="gr2" draw:text-style-name="P1" draw:layer="layout" svg:x1="2.243cm" svg:y1="5.665cm" svg:x2="3.023cm" svg:y2="5.665cm">
            <text:p/>
          </draw:line>
          <draw:line draw:style-name="gr2" draw:text-style-name="P1" draw:layer="layout" svg:x1="2.76cm" svg:y1="3.902cm" svg:x2="3.056cm" svg:y2="3.977cm">
            <text:p/>
          </draw:line>
          <draw:line draw:style-name="gr3" draw:text-style-name="P1" draw:layer="layout" svg:x1="2.243cm" svg:y1="5.161cm" svg:x2="2.328cm" svg:y2="4.773cm">
            <text:p/>
          </draw:line>
          <draw:line draw:style-name="gr2" draw:text-style-name="P1" draw:layer="layout" svg:x1="3.019cm" svg:y1="3.921cm" svg:x2="3.019cm" svg:y2="5.434cm">
            <text:p/>
          </draw:line>
          <draw:line draw:style-name="gr2" draw:text-style-name="P1" draw:layer="layout" svg:x1="2.011cm" svg:y1="5.175cm" svg:x2="2.243cm" svg:y2="5.175cm">
            <text:p/>
          </draw:line>
          <draw:line draw:style-name="gr2" draw:text-style-name="P1" draw:layer="layout" svg:x1="1.264cm" svg:y1="4.911cm" svg:x2="1.417cm" svg:y2="5.046cm">
            <text:p/>
          </draw:line>
          <draw:line draw:style-name="gr3" draw:text-style-name="P1" draw:layer="layout" svg:x1="1.735cm" svg:y1="4.932cm" svg:x2="2.014cm" svg:y2="4.932cm">
            <text:p/>
          </draw:line>
          <draw:line draw:style-name="gr2" draw:text-style-name="P1" draw:layer="layout" svg:x1="2.243cm" svg:y1="5.418cm" svg:x2="2.529cm" svg:y2="5.418cm">
            <text:p/>
          </draw:line>
          <draw:line draw:style-name="gr2" draw:text-style-name="P1" draw:layer="layout" svg:x1="2.506cm" svg:y1="4.932cm" svg:x2="2.504cm" svg:y2="5.469cm">
            <text:p/>
          </draw:line>
          <draw:line draw:style-name="gr2" draw:text-style-name="P1" draw:layer="layout" svg:x1="1.273cm" svg:y1="4.409cm" svg:x2="1.517cm" svg:y2="4.409cm">
            <text:p/>
          </draw:line>
          <draw:line draw:style-name="gr2" draw:text-style-name="P1" draw:layer="layout" svg:x1="1.217cm" svg:y1="3.9cm" svg:x2="1.507cm" svg:y2="3.9cm">
            <text:p/>
          </draw:line>
          <draw:line draw:style-name="gr2" draw:text-style-name="P1" draw:layer="layout" svg:x1="1.264cm" svg:y1="4.667cm" svg:x2="1.744cm" svg:y2="4.926cm">
            <text:p/>
          </draw:line>
          <draw:line draw:style-name="gr3" draw:text-style-name="P1" draw:layer="layout" svg:x1="2.776cm" svg:y1="4.657cm" svg:x2="2.265cm" svg:y2="4.657cm">
            <text:p/>
          </draw:line>
          <draw:line draw:style-name="gr3" draw:text-style-name="P1" draw:layer="layout" svg:x1="1.249cm" svg:y1="1.099cm" svg:x2="1.238cm" svg:y2="3.912cm">
            <text:p/>
          </draw:line>
          <draw:line draw:style-name="gr2" draw:text-style-name="P1" draw:layer="layout" svg:x1="2.015cm" svg:y1="1.115cm" svg:x2="1.227cm" svg:y2="1.115cm">
            <text:p/>
          </draw:line>
          <draw:line draw:style-name="gr2" draw:text-style-name="P1" draw:layer="layout" svg:x1="2.769cm" svg:y1="4.413cm" svg:x2="2.769cm" svg:y2="4.66cm">
            <text:p/>
          </draw:line>
          <draw:line draw:style-name="gr2" draw:text-style-name="P1" draw:layer="layout" svg:x1="2.262cm" svg:y1="4.158cm" svg:x2="2.262cm" svg:y2="4.413cm">
            <text:p/>
          </draw:line>
          <draw:line draw:style-name="gr2" draw:text-style-name="P1" draw:layer="layout" svg:x1="1.517cm" svg:y1="4.409cm" svg:x2="2.042cm" svg:y2="4.665cm">
            <text:p/>
          </draw:line>
          <draw:line draw:style-name="gr2" draw:text-style-name="P1" draw:layer="layout" svg:x1="1.499cm" svg:y1="3.911cm" svg:x2="1.499cm" svg:y2="4.422cm">
            <text:p/>
          </draw:line>
          <draw:line draw:style-name="gr6" draw:text-style-name="P1" draw:layer="layout" svg:x1="1.743cm" svg:y1="3.146cm" svg:x2="1.483cm" svg:y2="3.146cm">
            <text:p/>
          </draw:line>
          <draw:line draw:style-name="gr6" draw:text-style-name="P1" draw:layer="layout" svg:x1="2.266cm" svg:y1="2.636cm" svg:x2="2.266cm" svg:y2="3.191cm">
            <text:p/>
          </draw:line>
          <draw:line draw:style-name="gr6" draw:text-style-name="P1" draw:layer="layout" svg:x1="2.011cm" svg:y1="2.637cm" svg:x2="2.011cm" svg:y2="3.186cm">
            <text:p/>
          </draw:line>
          <draw:line draw:style-name="gr6" draw:text-style-name="P1" draw:layer="layout" svg:x1="1.325cm" svg:y1="3.662cm" svg:x2="1.993cm" svg:y2="3.662cm">
            <text:p/>
          </draw:line>
          <draw:line draw:style-name="gr6" draw:text-style-name="P1" draw:layer="layout" svg:x1="1.977cm" svg:y1="3.662cm" svg:x2="2.76cm" svg:y2="3.911cm">
            <text:p/>
          </draw:line>
          <draw:line draw:style-name="gr1" draw:text-style-name="P1" draw:layer="layout" svg:x1="1.735cm" svg:y1="3.898cm" svg:x2="2.016cm" svg:y2="3.898cm">
            <text:p/>
          </draw:line>
          <draw:line draw:style-name="gr1" draw:text-style-name="P1" draw:layer="layout" svg:x1="1.736cm" svg:y1="3.148cm" svg:x2="1.736cm" svg:y2="3.478cm">
            <text:p/>
          </draw:line>
          <draw:line draw:style-name="gr1" draw:text-style-name="P1" draw:layer="layout" svg:x1="2.783cm" svg:y1="4.174cm" svg:x2="1.995cm" svg:y2="4.174cm">
            <text:p/>
          </draw:line>
          <draw:g>
            <draw:g>
              <draw:custom-shape draw:style-name="gr7" draw:text-style-name="P1" draw:layer="layout" svg:width="0.14cm" svg:height="0.14cm" draw:transform="rotate (1.5707963267949) translate (1.196cm 4.484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1.245cm 4.43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1.196cm 4.74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1.245cm 4.688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1.196cm 4.987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1.245cm 4.935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7" draw:text-style-name="P1" draw:layer="layout" svg:width="0.14cm" svg:height="0.14cm" svg:x="1.943cm" svg:y="3.0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04cm" svg:height="0.04cm" svg:x="1.991cm" svg:y="3.1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" draw:text-style-name="P1" draw:layer="layout" svg:width="0.14cm" svg:height="0.14cm" svg:x="1.943cm" svg:y="3.3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04cm" svg:height="0.04cm" svg:x="1.991cm" svg:y="3.3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" draw:text-style-name="P1" draw:layer="layout" svg:width="0.14cm" svg:height="0.14cm" svg:x="2.194cm" svg:y="3.0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04cm" svg:height="0.04cm" svg:x="2.242cm" svg:y="3.1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" draw:text-style-name="P1" draw:layer="layout" svg:width="0.14cm" svg:height="0.14cm" svg:x="2.194cm" svg:y="3.3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04cm" svg:height="0.04cm" svg:x="2.242cm" svg:y="3.3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7" draw:text-style-name="P1" draw:layer="layout" svg:width="0.14cm" svg:height="0.14cm" draw:transform="rotate (1.5707963267949) translate (1.928cm 3.73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1.977cm 3.68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1.928cm 3.988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1.977cm 3.936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1.928cm 4.235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1.977cm 4.183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draw:transform="rotate (1.5707963267949) translate (2.172cm 5.233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2.221cm 5.18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2.172cm 5.489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2.221cm 5.437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2.172cm 5.736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2.221cm 5.684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3" draw:layer="layout" svg:width="0.14cm" svg:height="0.14cm" draw:transform="rotate (1.5707963267949) translate (2.696cm 3.985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1.5707963267949) translate (2.745cm 3.933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3" draw:layer="layout" svg:width="0.14cm" svg:height="0.14cm" draw:transform="rotate (1.5707963267949) translate (2.696cm 4.24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1.5707963267949) translate (2.745cm 4.189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3" draw:layer="layout" svg:width="0.14cm" svg:height="0.14cm" draw:transform="rotate (1.5707963267949) translate (2.696cm 4.488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1.5707963267949) translate (2.745cm 4.436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3" draw:layer="layout" svg:width="0.14cm" svg:height="0.14cm" draw:transform="rotate (1.5707963267949) translate (2.94cm 5.486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1.5707963267949) translate (2.989cm 5.434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3" draw:layer="layout" svg:width="0.14cm" svg:height="0.14cm" draw:transform="rotate (1.5707963267949) translate (2.94cm 5.74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1.5707963267949) translate (2.989cm 5.69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3" draw:layer="layout" svg:width="0.14cm" svg:height="0.14cm" draw:transform="rotate (1.5707963267949) translate (2.94cm 5.989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1.5707963267949) translate (2.989cm 5.937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g>
                <draw:g>
                  <draw:custom-shape draw:style-name="gr7" draw:text-style-name="P1" draw:layer="layout" svg:width="0.14cm" svg:height="0.14cm" svg:x="1.942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1.99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2.198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2.246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2.439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2.487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2.695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2.743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2.44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2.488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2.696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2.744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2.95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2.998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3.206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3.254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3.447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3.495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3.703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3.751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3.448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3.496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3.704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3.752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3.963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4.011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4.219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4.267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3.964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4.012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4.22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4.268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g>
                <draw:custom-shape draw:style-name="gr7" draw:text-style-name="P1" draw:layer="layout" svg:width="0.14cm" svg:height="0.14cm" svg:x="4.487cm" svg:y="1.053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1" draw:layer="layout" svg:width="0.04cm" svg:height="0.04cm" svg:x="4.535cm" svg:y="1.10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7" draw:text-style-name="P1" draw:layer="layout" svg:width="0.14cm" svg:height="0.14cm" svg:x="4.739cm" svg:y="1.053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1" draw:layer="layout" svg:width="0.04cm" svg:height="0.04cm" svg:x="4.787cm" svg:y="1.10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g>
              <draw:g>
                <draw:g>
                  <draw:custom-shape draw:style-name="gr7" draw:text-style-name="P1" draw:layer="layout" svg:width="0.14cm" svg:height="0.14cm" svg:x="1.942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1.99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2.198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2.246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2.439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2.487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2.695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2.743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2.44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2.488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2.696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2.744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2.95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2.998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3.206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3.254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3.447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3.495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3.703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3.751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3.448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3.496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3.704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3.752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3.963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4.011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4.219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4.267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3.964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4.012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4.22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4.268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g>
                <draw:custom-shape draw:style-name="gr7" draw:text-style-name="P1" draw:layer="layout" svg:width="0.14cm" svg:height="0.14cm" svg:x="4.487cm" svg:y="2.56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1" draw:layer="layout" svg:width="0.04cm" svg:height="0.04cm" svg:x="4.535cm" svg:y="2.61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7" draw:text-style-name="P1" draw:layer="layout" svg:width="0.14cm" svg:height="0.14cm" svg:x="4.739cm" svg:y="2.56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1" draw:layer="layout" svg:width="0.04cm" svg:height="0.04cm" svg:x="4.787cm" svg:y="2.61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  <draw:g>
            <draw:g>
              <draw:custom-shape draw:style-name="gr7" draw:text-style-name="P1" draw:layer="layout" svg:width="0.14cm" svg:height="0.14cm" draw:transform="rotate (1.5707963267949) translate (1.679cm 3.97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1.728cm 3.92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1.679cm 3.21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1.728cm 3.16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draw:transform="rotate (1.5707963267949) translate (1.424cm 3.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1.473cm 3.93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1.424cm 3.22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1.473cm 3.17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svg:x="1.445cm" svg:y="4.3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1.493cm" svg:y="4.3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svg:x="2.203cm" svg:y="4.3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2.251cm" svg:y="4.3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svg:x="1.949cm" svg:y="4.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1.997cm" svg:y="4.63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svg:x="2.707cm" svg:y="4.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2.755cm" svg:y="4.63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svg:x="1.674cm" svg:y="4.8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1.722cm" svg:y="4.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svg:x="2.432cm" svg:y="4.8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2.48cm" svg:y="4.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3" draw:text-style-name="P1" draw:layer="layout" svg:x1="1.996cm" svg:y1="4.946cm" svg:x2="2.286cm" svg:y2="4.646cm">
            <text:p/>
          </draw:line>
          <draw:line draw:style-name="gr3" draw:text-style-name="P1" draw:layer="layout" svg:x1="2.303cm" svg:y1="4.762cm" svg:x2="3.034cm" svg:y2="4.875cm">
            <text:p/>
          </draw:line>
          <draw:line draw:style-name="gr3" draw:text-style-name="P1" draw:layer="layout" svg:x1="1.344cm" svg:y1="3.69cm" svg:x2="1.358cm" svg:y2="2.367cm">
            <text:p/>
          </draw:line>
          <draw:line draw:style-name="gr2" draw:text-style-name="P1" draw:layer="layout" svg:x1="1.333cm" svg:y1="2.367cm" svg:x2="2.808cm" svg:y2="2.373cm">
            <text:p/>
          </draw:line>
          <draw:line draw:style-name="gr3" draw:text-style-name="P1" draw:layer="layout" svg:x1="3.158cm" svg:y1="5.937cm" svg:x2="3.158cm" svg:y2="3.774cm">
            <text:p/>
          </draw:line>
          <draw:line draw:style-name="gr9" draw:text-style-name="P1" draw:layer="layout" svg:x1="2.897cm" svg:y1="3.558cm" svg:x2="2.897cm" svg:y2="1.365cm">
            <text:p/>
          </draw:line>
          <draw:line draw:style-name="gr3" draw:text-style-name="P1" draw:layer="layout" svg:x1="2.893cm" svg:y1="3.54cm" svg:x2="3.294cm" svg:y2="3.704cm">
            <text:p/>
          </draw:line>
          <draw:line draw:style-name="gr2" draw:text-style-name="P1" draw:layer="layout" svg:x1="2.35cm" svg:y1="3.587cm" svg:x2="2.699cm" svg:y2="3.651cm">
            <text:p/>
          </draw:line>
          <draw:g>
            <draw:g>
              <draw:custom-shape draw:style-name="gr7" draw:text-style-name="P1" draw:layer="layout" svg:width="0.14cm" svg:height="0.14cm" draw:transform="rotate (1.5707963267949) translate (1.432cm 6.00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1.481cm 5.9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1.432cm 5.2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1.481cm 5.20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draw:transform="rotate (1.5707963267949) translate (1.687cm 6.00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1.736cm 5.9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1.687cm 5.2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1.736cm 5.20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3" draw:text-style-name="P1" draw:layer="layout" svg:x1="3.271cm" svg:y1="6.057cm" svg:x2="3.277cm" svg:y2="3.677cm">
            <text:p/>
          </draw:line>
          <draw:line draw:style-name="gr9" draw:text-style-name="P1" draw:layer="layout" svg:x1="1.407cm" svg:y1="5.046cm" svg:x2="2.103cm" svg:y2="5.062cm">
            <text:p/>
          </draw:line>
          <draw:line draw:style-name="gr2" draw:text-style-name="P1" draw:layer="layout" svg:x1="2.055cm" svg:y1="5.226cm" svg:x2="2.054cm" svg:y2="5.046cm">
            <text:p/>
          </draw:line>
          <draw:line draw:style-name="gr10" draw:text-style-name="P1" draw:layer="layout" svg:x1="1.702cm" svg:y1="6.062cm" svg:x2="3.295cm" svg:y2="6.056cm">
            <text:p/>
          </draw:line>
          <draw:frame draw:style-name="gr11" draw:text-style-name="P4" draw:layer="layout" svg:width="0.552cm" svg:height="1.245cm" svg:x="1.253cm" svg:y="4.215cm">
            <draw:text-box>
              <text:p/>
            </draw:text-box>
          </draw:frame>
          <draw:g>
            <draw:path draw:style-name="gr12" draw:text-style-name="P5" draw:layer="layout" svg:width="0.102cm" svg:height="0.103cm" svg:x="1.074cm" svg:y="4.38cm" svg:viewBox="0 0 103 104" svg:d="M44 60c0 14 0 29 0 44 5 0 10 0 15 0 0-15 0-30 0-44 15 0 29 0 44 0 0-5 0-10 0-15-15 0-29 0-44 0 0-15 0-30 0-45-5 0-10 0-15 0 0 15 0 30 0 45-15 0-29 0-44 0 0 5 0 10 0 15 15 0 29 0 44 0z">
              <text:p/>
            </draw:path>
            <draw:path draw:style-name="gr12" draw:text-style-name="P5" draw:layer="layout" svg:width="0.125cm" svg:height="0.145cm" svg:x="1.044cm" svg:y="4.599cm" svg:viewBox="0 0 126 146" svg:d="M0 71c0 13 2 23 5 33 4 9 9 17 16 23 6 6 13 11 22 14s18 5 28 5h55v-146h-49c-11 0-21 1-31 4-9 3-17 7-24 13s-12 13-16 22-6 20-6 32zM20 71c0-9 1-18 4-25s7-13 12-17c5-5 11-8 18-10s15-3 24-3h28v114h-33c-7 0-14-1-21-4-6-2-12-6-17-11s-8-11-11-18-4-16-4-26z">
              <text:p/>
            </draw:path>
            <draw:path draw:style-name="gr12" draw:text-style-name="P5" draw:layer="layout" svg:width="0.137cm" svg:height="0.149cm" svg:x="1.038cm" svg:y="4.839cm" svg:viewBox="0 0 138 150" svg:d="M138 74c0-11-1-21-4-30-3-10-8-17-14-24-6-6-14-11-23-15-9-3-19-5-31-5-9 0-17 1-24 2-7 2-12 4-17 7s-10 7-13 11-6 9-9 14l19 6c2-4 4-7 7-10 2-3 5-5 9-7 3-2 7-4 12-5s10-2 16-2c9 0 17 2 23 4 7 3 12 7 17 12 4 5 7 11 9 18 2 8 3 16 3 24 0 9-1 17-3 24-2 8-6 14-10 19-5 6-10 10-17 13s-14 4-23 4c-6 0-11-1-16-1-5-1-9-3-13-4-4-2-7-4-10-5-3-2-6-4-8-6v-26h44v-17h-62v50c3 4 7 7 11 10 5 3 10 5 15 8 6 2 12 4 18 5 7 1 14 2 21 2 12 0 23-2 32-6 9-3 17-9 23-15 6-7 11-15 14-24 3-10 4-20 4-31z">
              <text:p/>
            </draw:path>
          </draw:g>
          <draw:g>
            <draw:g>
              <draw:custom-shape draw:style-name="gr7" draw:text-style-name="P1" draw:layer="layout" svg:width="0.14cm" svg:height="0.14cm" draw:transform="rotate (1.5707963267949) translate (3.463cm 3.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3.512cm 3.93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3.463cm 3.22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3.512cm 3.17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draw:transform="rotate (1.5707963267949) translate (3.72cm 3.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3.769cm 3.93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3.72cm 3.22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3.769cm 3.17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draw:transform="rotate (1.5707963267949) translate (3.72cm 4.99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3.769cm 4.95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3.72cm 4.24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3.769cm 4.19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draw:transform="rotate (1.5707963267949) translate (3.98cm 3.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4.029cm 3.93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3.98cm 3.22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4.029cm 3.17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draw:transform="rotate (1.5707963267949) translate (3.98cm 4.99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4.029cm 4.95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3.98cm 4.24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4.029cm 4.19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draw:transform="rotate (1.5707963267949) translate (4.228cm 3.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4.277cm 3.93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4.228cm 3.22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4.277cm 3.17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draw:transform="rotate (1.5707963267949) translate (4.476cm 3.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4.525cm 3.93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4.476cm 3.22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4.525cm 3.17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draw:transform="rotate (1.5707963267949) translate (4.476cm 4.99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4.525cm 4.95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4.476cm 4.24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4.525cm 4.19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draw:transform="rotate (1.5707963267949) translate (4.733cm 3.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4.782cm 3.93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4.733cm 3.22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4.782cm 3.17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draw:transform="rotate (1.5707963267949) translate (4.733cm 4.99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4.782cm 4.95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4.733cm 4.24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4.782cm 4.19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svg:x="2.458cm" svg:y="3.0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2.506cm" svg:y="3.13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svg:x="3.216cm" svg:y="3.0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3.264cm" svg:y="3.13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svg:x="2.451cm" svg:y="3.32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2.499cm" svg:y="3.3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svg:x="3.209cm" svg:y="3.32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3.257cm" svg:y="3.3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13" draw:text-style-name="P2" draw:layer="layout" svg:x1="2.673cm" svg:y1="3.637cm" svg:x2="3.158cm" svg:y2="3.796cm">
            <text:p/>
          </draw:line>
          <draw:line draw:style-name="gr3" draw:text-style-name="P2" draw:layer="layout" svg:x1="3.03cm" svg:y1="3.126cm" svg:x2="3.03cm" svg:y2="3.461cm">
            <text:p/>
          </draw:line>
          <draw:line draw:style-name="gr3" draw:text-style-name="P2" draw:layer="layout" svg:x1="3.008cm" svg:y1="3.452cm" svg:x2="3.537cm" svg:y2="3.673cm">
            <text:p/>
          </draw:line>
          <draw:g>
            <draw:g>
              <draw:custom-shape draw:style-name="gr7" draw:text-style-name="P3" draw:layer="layout" svg:width="0.14cm" svg:height="0.14cm" draw:transform="rotate (1.5707963267949) translate (3.715cm 5.243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1.5707963267949) translate (3.764cm 5.19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3" draw:layer="layout" svg:width="0.14cm" svg:height="0.14cm" draw:transform="rotate (1.5707963267949) translate (3.715cm 5.499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1.5707963267949) translate (3.764cm 5.447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3" draw:layer="layout" svg:width="0.14cm" svg:height="0.14cm" draw:transform="rotate (1.5707963267949) translate (3.715cm 5.746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1.5707963267949) translate (3.764cm 5.694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draw:transform="rotate (1.5707963267949) translate (3.465cm 5.76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3.514cm 5.71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3.465cm 5.00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3.514cm 4.9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draw:transform="rotate (1.5707963267949) translate (4.222cm 5.74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4.271cm 5.70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4.222cm 4.99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4.271cm 4.94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2" draw:text-style-name="P2" draw:layer="layout" svg:x1="1.203cm" svg:y1="6.272cm" svg:x2="3.532cm" svg:y2="6.238cm">
            <text:p/>
          </draw:line>
          <draw:g>
            <draw:g>
              <draw:custom-shape draw:style-name="gr7" draw:text-style-name="P1" draw:layer="layout" svg:width="0.14cm" svg:height="0.14cm" svg:x="2.693cm" svg:y="6.6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2.741cm" svg:y="6.68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svg:x="2.433cm" svg:y="6.63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2.481cm" svg:y="6.68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svg:x="2.945cm" svg:y="6.63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2.993cm" svg:y="6.6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svg:x="3.703cm" svg:y="6.63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3.751cm" svg:y="6.6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svg:x="1.443cm" svg:y="6.64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1.491cm" svg:y="6.69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svg:x="2.201cm" svg:y="6.64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2.249cm" svg:y="6.69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svg:x="3.721cm" svg:y="6.9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3.769cm" svg:y="6.9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svg:x="3.461cm" svg:y="6.9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3.509cm" svg:y="6.9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3" draw:text-style-name="P2" draw:layer="layout" svg:x1="2.348cm" svg:y1="6.434cm" svg:x2="4.087cm" svg:y2="6.434cm">
            <text:p/>
          </draw:line>
          <draw:frame draw:style-name="gr14" draw:text-style-name="P6" draw:layer="layout" svg:width="1.115cm" svg:height="0.458cm" svg:x="2.447cm" svg:y="6.958cm">
            <draw:text-box>
              <text:p><text:span text:style-name="T1">O <text:s text:c="3"/>G <text:s text:c="3"/>I</text:span></text:p>
            </draw:text-box>
          </draw:frame>
          <draw:g>
            <draw:g>
              <draw:custom-shape draw:style-name="gr7" draw:text-style-name="P3" draw:layer="layout" svg:width="0.14cm" svg:height="0.14cm" draw:transform="rotate (-3.14159265358979) translate (3.343cm 7.05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-3.14159265358979) translate (3.295cm 7.00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3" draw:layer="layout" svg:width="0.14cm" svg:height="0.14cm" draw:transform="rotate (-3.14159265358979) translate (3.087cm 7.05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-3.14159265358979) translate (3.039cm 7.00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3" draw:layer="layout" svg:width="0.14cm" svg:height="0.14cm" draw:transform="rotate (-3.14159265358979) translate (2.84cm 7.05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-3.14159265358979) translate (2.792cm 7.00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g>
                <draw:custom-shape draw:style-name="gr7" draw:text-style-name="P3" draw:layer="layout" svg:width="0.14cm" svg:height="0.14cm" draw:transform="rotate (-3.14159265358979) translate (5.425cm 6.294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0.04cm" svg:height="0.04cm" draw:transform="rotate (-3.14159265358979) translate (5.377cm 6.243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7" draw:text-style-name="P3" draw:layer="layout" svg:width="0.14cm" svg:height="0.14cm" draw:transform="rotate (-3.14159265358979) translate (5.169cm 6.294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0.04cm" svg:height="0.04cm" draw:transform="rotate (-3.14159265358979) translate (5.121cm 6.243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7" draw:text-style-name="P3" draw:layer="layout" svg:width="0.14cm" svg:height="0.14cm" draw:transform="rotate (-3.14159265358979) translate (4.922cm 6.294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0.04cm" svg:height="0.04cm" draw:transform="rotate (-3.14159265358979) translate (4.874cm 6.243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  <draw:g>
            <draw:g>
              <draw:custom-shape draw:style-name="gr7" draw:text-style-name="P1" draw:layer="layout" svg:width="0.14cm" svg:height="0.14cm" draw:transform="rotate (1.5707963267949) translate (4.471cm 6.00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4.52cm 5.95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4.471cm 5.24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4.52cm 5.19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3" draw:layer="layout" svg:width="0.14cm" svg:height="0.14cm" draw:transform="rotate (1.5707963267949) translate (4.712cm 5.26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1.5707963267949) translate (4.761cm 5.209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3" draw:layer="layout" svg:width="0.14cm" svg:height="0.14cm" draw:transform="rotate (1.5707963267949) translate (4.712cm 5.517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1.5707963267949) translate (4.761cm 5.465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3" draw:layer="layout" svg:width="0.14cm" svg:height="0.14cm" draw:transform="rotate (1.5707963267949) translate (4.712cm 5.764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1.5707963267949) translate (4.761cm 5.71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9" draw:text-style-name="P2" draw:layer="layout" svg:x1="4.937cm" svg:y1="5.576cm" svg:x2="3.52cm" svg:y2="5.55cm">
            <text:p/>
          </draw:line>
          <draw:line draw:style-name="gr2" draw:text-style-name="P2" draw:layer="layout" svg:x1="4.054cm" svg:y1="6.24cm" svg:x2="4.054cm" svg:y2="6.454cm">
            <text:p/>
          </draw:line>
          <draw:line draw:style-name="gr2" draw:text-style-name="P2" draw:layer="layout" svg:x1="3.272cm" svg:y1="6.72cm" svg:x2="3.556cm" svg:y2="6.72cm">
            <text:p/>
          </draw:line>
          <draw:line draw:style-name="gr3" draw:text-style-name="P2" draw:layer="layout" svg:x1="3.537cm" svg:y1="6.712cm" svg:x2="3.658cm" svg:y2="6.538cm">
            <text:p/>
          </draw:line>
          <draw:line draw:style-name="gr3" draw:text-style-name="P2" draw:layer="layout" svg:x1="3.627cm" svg:y1="6.551cm" svg:x2="4.599cm" svg:y2="6.561cm">
            <text:p/>
          </draw:line>
          <draw:line draw:style-name="gr2" draw:text-style-name="P2" draw:layer="layout" svg:x1="4.542cm" svg:y1="5.955cm" svg:x2="4.546cm" svg:y2="6.543cm">
            <text:p/>
          </draw:line>
          <draw:g>
            <draw:g>
              <draw:custom-shape draw:style-name="gr7" draw:text-style-name="P1" draw:layer="layout" svg:width="0.14cm" svg:height="0.14cm" draw:transform="rotate (1.5707963267949) translate (4.998cm 5.74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5.047cm 5.70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4.998cm 4.99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5.047cm 4.94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svg:x="5.49cm" svg:y="6.9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5.538cm" svg:y="6.9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svg:x="5.23cm" svg:y="6.9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5.278cm" svg:y="6.9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14" draw:text-style-name="P6" draw:layer="layout" svg:width="1.115cm" svg:height="0.458cm" svg:x="4.225cm" svg:y="6.957cm">
            <draw:text-box>
              <text:p><text:span text:style-name="T1">O <text:s text:c="3"/>G <text:s text:c="3"/>I</text:span></text:p>
            </draw:text-box>
          </draw:frame>
          <draw:g>
            <draw:g>
              <draw:custom-shape draw:style-name="gr7" draw:text-style-name="P3" draw:layer="layout" svg:width="0.14cm" svg:height="0.14cm" draw:transform="rotate (-3.14159265358979) translate (5.112cm 7.05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-3.14159265358979) translate (5.064cm 7.00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3" draw:layer="layout" svg:width="0.14cm" svg:height="0.14cm" draw:transform="rotate (-3.14159265358979) translate (4.856cm 7.05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-3.14159265358979) translate (4.808cm 7.00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3" draw:layer="layout" svg:width="0.14cm" svg:height="0.14cm" draw:transform="rotate (-3.14159265358979) translate (4.609cm 7.05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-3.14159265358979) translate (4.561cm 7.00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draw:transform="rotate (1.5707963267949) translate (5.499cm 6.79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5.548cm 6.74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5.499cm 6.03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5.548cm 5.9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svg:x="3.954cm" svg:y="6.63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4.002cm" svg:y="6.6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svg:x="4.712cm" svg:y="6.63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4.76cm" svg:y="6.6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svg:x="4.233cm" svg:y="6.90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4.281cm" svg:y="6.9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svg:x="3.973cm" svg:y="6.90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4.021cm" svg:y="6.95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3" draw:text-style-name="P2" draw:layer="layout" svg:x1="5.724cm" svg:y1="6.5cm" svg:x2="5.724cm" svg:y2="4.902cm">
            <text:p/>
          </draw:line>
          <draw:g>
            <draw:g>
              <draw:custom-shape draw:style-name="gr7" draw:text-style-name="P3" draw:layer="layout" svg:width="0.14cm" svg:height="0.14cm" draw:transform="rotate (1.5707963267949) translate (5.496cm 3.27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1.5707963267949) translate (5.545cm 3.219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3" draw:layer="layout" svg:width="0.14cm" svg:height="0.14cm" draw:transform="rotate (1.5707963267949) translate (5.496cm 3.527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1.5707963267949) translate (5.545cm 3.475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3" draw:layer="layout" svg:width="0.14cm" svg:height="0.14cm" draw:transform="rotate (1.5707963267949) translate (5.496cm 3.774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1.5707963267949) translate (5.545cm 3.72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3" draw:text-style-name="P2" draw:layer="layout" svg:x1="2.884cm" svg:y1="1.614cm" svg:x2="5.582cm" svg:y2="1.614cm">
            <text:p/>
          </draw:line>
          <draw:line draw:style-name="gr3" draw:text-style-name="P2" draw:layer="layout" svg:x1="5.569cm" svg:y1="3.157cm" svg:x2="5.569cm" svg:y2="1.605cm">
            <text:p/>
          </draw:line>
          <draw:frame draw:style-name="gr14" draw:text-style-name="P6" draw:layer="layout" svg:width="0.662cm" svg:height="1.086cm" svg:x="5.407cm" svg:y="2.895cm">
            <draw:text-box>
              <text:p><text:span text:style-name="T1">V</text:span></text:p>
              <text:p><text:span text:style-name="T1"/></text:p>
              <text:p><text:span text:style-name="T1">D</text:span></text:p>
              <text:p><text:span text:style-name="T1"/></text:p>
              <text:p><text:span text:style-name="T1">G</text:span></text:p>
            </draw:text-box>
          </draw:frame>
          <draw:line draw:style-name="gr1" draw:text-style-name="P1" draw:layer="layout" svg:x1="2.897cm" svg:y1="1.365cm" svg:x2="2.897cm" svg:y2="2.218cm">
            <text:p/>
          </draw:line>
          <draw:line draw:style-name="gr15" draw:text-style-name="P1" draw:layer="layout" svg:x1="2.897cm" svg:y1="1.614cm" svg:x2="5.582cm" svg:y2="1.614cm">
            <text:p/>
          </draw:line>
          <draw:line draw:style-name="gr1" draw:text-style-name="P1" draw:layer="layout" svg:x1="5.569cm" svg:y1="3.157cm" svg:x2="5.567cm" svg:y2="1.51cm">
            <text:p/>
          </draw:line>
          <draw:line draw:style-name="gr1" draw:text-style-name="P1" draw:layer="layout" svg:x1="4.911cm" svg:y1="5.576cm" svg:x2="5.574cm" svg:y2="4.926cm">
            <text:p/>
          </draw:line>
          <draw:g>
            <draw:g>
              <draw:g>
                <draw:custom-shape draw:style-name="gr7" draw:text-style-name="P3" draw:layer="layout" svg:width="0.14cm" svg:height="0.14cm" draw:transform="rotate (-3.14159265358979) translate (4.123cm 6.29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0.04cm" svg:height="0.04cm" draw:transform="rotate (-3.14159265358979) translate (4.075cm 6.239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7" draw:text-style-name="P3" draw:layer="layout" svg:width="0.14cm" svg:height="0.14cm" draw:transform="rotate (-3.14159265358979) translate (3.867cm 6.29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0.04cm" svg:height="0.04cm" draw:transform="rotate (-3.14159265358979) translate (3.819cm 6.239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7" draw:text-style-name="P3" draw:layer="layout" svg:width="0.14cm" svg:height="0.14cm" draw:transform="rotate (-3.14159265358979) translate (3.62cm 6.29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0.04cm" svg:height="0.04cm" draw:transform="rotate (-3.14159265358979) translate (3.572cm 6.239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  <draw:line draw:style-name="gr1" draw:text-style-name="P1" draw:layer="layout" svg:x1="5.534cm" svg:y1="4.952cm" svg:x2="5.724cm" svg:y2="4.952cm">
            <text:p/>
          </draw:line>
          <draw:line draw:style-name="gr1" draw:text-style-name="P1" draw:layer="layout" svg:x1="5.307cm" svg:y1="6.468cm" svg:x2="5.744cm" svg:y2="6.468cm">
            <text:p/>
          </draw:line>
          <draw:custom-shape draw:style-name="gr8" draw:text-style-name="P1" draw:layer="layout" svg:width="0.05cm" svg:height="0.05cm" svg:x="1.986cm" svg:y="1.1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2.242cm" svg:y="1.0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2.486cm" svg:y="1.0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2.741cm" svg:y="1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2.995cm" svg:y="1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3.253cm" svg:y="1.0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3.496cm" svg:y="1.0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3.75cm" svg:y="1.0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011cm" svg:y="1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267cm" svg:y="1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533cm" svg:y="1.0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784cm" svg:y="1.0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.986cm" svg:y="2.6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2.239cm" svg:y="2.6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2.487cm" svg:y="2.6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2.739cm" svg:y="2.6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2.994cm" svg:y="2.6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3.246cm" svg:y="2.6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3.489cm" svg:y="2.6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3.748cm" svg:y="2.6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006cm" svg:y="2.6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269cm" svg:y="2.6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532cm" svg:y="2.6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783cm" svg:y="2.6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5.545cm" svg:y="3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775cm" svg:y="3.1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523cm" svg:y="3.1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274cm" svg:y="3.1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025cm" svg:y="3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3.763cm" svg:y="3.1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3.502cm" svg:y="3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3.262cm" svg:y="3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2.498cm" svg:y="3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2.235cm" svg:y="3.1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.981cm" svg:y="3.1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.723cm" svg:y="3.1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.467cm" svg:y="3.1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.987cm" svg:y="3.3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2.237cm" svg:y="3.3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2.5cm" svg:y="3.3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3.252cm" svg:y="3.3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5.543cm" svg:y="3.4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5.542cm" svg:y="3.6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.973cm" svg:y="3.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.47cm" svg:y="3.8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.725cm" svg:y="3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.973cm" svg:y="3.8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2.741cm" svg:y="3.8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3.504cm" svg:y="3.8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3.767cm" svg:y="3.8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024cm" svg:y="3.8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269cm" svg:y="3.8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52cm" svg:y="3.8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78cm" svg:y="3.8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782cm" svg:y="4.1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022cm" svg:y="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522cm" svg:y="4.1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3.763cm" svg:y="4.1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2.741cm" svg:y="4.1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.968cm" svg:y="4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.239cm" svg:y="4.3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.486cm" svg:y="4.3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2.245cm" svg:y="4.3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2.744cm" svg:y="4.3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.243cm" svg:y="4.6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.995cm" svg:y="4.6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2.751cm" svg:y="4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.238cm" svg:y="4.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.718cm" svg:y="4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2.479cm" svg:y="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3.508cm" svg:y="4.9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3.762cm" svg:y="4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02cm" svg:y="4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267cm" svg:y="4.8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521cm" svg:y="4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779cm" svg:y="4.9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5.04cm" svg:y="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.477cm" svg:y="5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.728cm" svg:y="5.1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2.213cm" svg:y="5.1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3.757cm" svg:y="5.1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511cm" svg:y="5.1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752cm" svg:y="5.1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2.213cm" svg:y="5.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2.985cm" svg:y="5.3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3.759cm" svg:y="5.4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754cm" svg:y="5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2.214cm" svg:y="5.6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.478cm" svg:y="5.9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.732cm" svg:y="5.9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2.982cm" svg:y="5.6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2.986cm" svg:y="5.8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.488cm" svg:y="6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2.238cm" svg:y="6.6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2.48cm" svg:y="6.6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2.739cm" svg:y="6.6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2.991cm" svg:y="6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2.748cm" svg:y="6.9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2.992cm" svg:y="6.9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3.249cm" svg:y="6.9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3.504cm" svg:y="6.9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3.505cm" svg:y="5.6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3.524cm" svg:y="6.1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3.757cm" svg:y="5.6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3.771cm" svg:y="6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266cm" svg:y="5.6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029cm" svg:y="6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521cm" svg:y="5.9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753cm" svg:y="5.6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823cm" svg:y="6.1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3.743cm" svg:y="6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3.997cm" svg:y="6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752cm" svg:y="6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5.046cm" svg:y="5.6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5.545cm" svg:y="5.9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5.325cm" svg:y="6.1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5.07cm" svg:y="6.1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822cm" svg:y="6.1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5.538cm" svg:y="6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5.528cm" svg:y="6.9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5.271cm" svg:y="6.9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5.015cm" svg:y="6.9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761cm" svg:y="6.9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514cm" svg:y="6.9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27cm" svg:y="6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4.016cm" svg:y="6.9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3.761cm" svg:y="6.9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7.928cm" svg:y1="3.414cm" svg:x2="7.633cm" svg:y2="3.414cm">
            <text:p/>
          </draw:line>
          <draw:line draw:style-name="gr2" draw:text-style-name="P2" draw:layer="layout" svg:x1="10.428cm" svg:y1="2.641cm" svg:x2="11.438cm" svg:y2="3.435cm">
            <text:p/>
          </draw:line>
          <draw:line draw:style-name="gr2" draw:text-style-name="P2" draw:layer="layout" svg:x1="11.458cm" svg:y1="3.664cm" svg:x2="11.458cm" svg:y2="4.952cm">
            <text:p/>
          </draw:line>
          <draw:line draw:style-name="gr2" draw:text-style-name="P2" draw:layer="layout" svg:x1="10.675cm" svg:y1="6.987cm" svg:x2="11.253cm" svg:y2="6.449cm">
            <text:p/>
          </draw:line>
          <draw:line draw:style-name="gr2" draw:text-style-name="P2" draw:layer="layout" svg:x1="10.192cm" svg:y1="6.972cm" svg:x2="10.426cm" svg:y2="6.972cm">
            <text:p/>
          </draw:line>
          <draw:line draw:style-name="gr2" draw:text-style-name="P2" draw:layer="layout" svg:x1="9.924cm" svg:y1="6.698cm" svg:x2="9.924cm" svg:y2="6.548cm">
            <text:p/>
          </draw:line>
          <draw:line draw:style-name="gr2" draw:text-style-name="P2" draw:layer="layout" svg:x1="10.693cm" svg:y1="6.712cm" svg:x2="10.271cm" svg:y2="6.71cm">
            <text:p/>
          </draw:line>
          <draw:line draw:style-name="gr3" draw:text-style-name="P2" draw:layer="layout" svg:x1="9.901cm" svg:y1="6.977cm" svg:x2="10.303cm" svg:y2="6.688cm">
            <text:p/>
          </draw:line>
          <draw:line draw:style-name="gr2" draw:text-style-name="P2" draw:layer="layout" svg:x1="11.23cm" svg:y1="6.233cm" svg:x2="11.471cm" svg:y2="5.963cm">
            <text:p/>
          </draw:line>
          <draw:line draw:style-name="gr2" draw:text-style-name="P2" draw:layer="layout" svg:x1="11.445cm" svg:y1="7.005cm" svg:x2="11.449cm" svg:y2="6.722cm">
            <text:p/>
          </draw:line>
          <draw:line draw:style-name="gr2" draw:text-style-name="P2" draw:layer="layout" svg:x1="10.938cm" svg:y1="6.977cm" svg:x2="11.171cm" svg:y2="6.977cm">
            <text:p/>
          </draw:line>
          <draw:line draw:style-name="gr2" draw:text-style-name="P2" draw:layer="layout" svg:x1="10.959cm" svg:y1="5.675cm" svg:x2="10.974cm" svg:y2="6.203cm">
            <text:p/>
          </draw:line>
          <draw:line draw:style-name="gr3" draw:text-style-name="P2" draw:layer="layout" svg:x1="10.695cm" svg:y1="4.167cm" svg:x2="10.955cm" svg:y2="4.921cm">
            <text:p/>
          </draw:line>
          <draw:line draw:style-name="gr3" draw:text-style-name="P2" draw:layer="layout" svg:x1="8.922cm" svg:y1="6.985cm" svg:x2="9.22cm" svg:y2="6.683cm">
            <text:p/>
          </draw:line>
          <draw:line draw:style-name="gr2" draw:text-style-name="P2" draw:layer="layout" svg:x1="10.435cm" svg:y1="5.97cm" svg:x2="10.435cm" svg:y2="5.55cm">
            <text:p/>
          </draw:line>
          <draw:line draw:style-name="gr2" draw:text-style-name="P2" draw:layer="layout" svg:x1="9.43cm" svg:y1="5.697cm" svg:x2="9.43cm" svg:y2="5.529cm">
            <text:p/>
          </draw:line>
          <draw:line draw:style-name="gr2" draw:text-style-name="P2" draw:layer="layout" svg:x1="10.439cm" svg:y1="6.246cm" svg:x2="10.727cm" svg:y2="6.243cm">
            <text:p/>
          </draw:line>
          <draw:line draw:style-name="gr2" draw:text-style-name="P2" draw:layer="layout" svg:x1="10.682cm" svg:y1="5.688cm" svg:x2="10.974cm" svg:y2="6.018cm">
            <text:p/>
          </draw:line>
          <draw:line draw:style-name="gr2" draw:text-style-name="P2" draw:layer="layout" svg:x1="10.682cm" svg:y1="5.441cm" svg:x2="10.682cm" svg:y2="5.185cm">
            <text:p/>
          </draw:line>
          <draw:line draw:style-name="gr2" draw:text-style-name="P2" draw:layer="layout" svg:x1="10.439cm" svg:y1="5.176cm" svg:x2="10.69cm" svg:y2="5.176cm">
            <text:p/>
          </draw:line>
          <draw:line draw:style-name="gr2" draw:text-style-name="P2" draw:layer="layout" svg:x1="9.67cm" svg:y1="6.964cm" svg:x2="9.67cm" svg:y2="6.695cm">
            <text:p/>
          </draw:line>
          <draw:line draw:style-name="gr2" draw:text-style-name="P2" draw:layer="layout" svg:x1="8.924cm" svg:y1="6.688cm" svg:x2="8.925cm" svg:y2="6.424cm">
            <text:p/>
          </draw:line>
          <draw:line draw:style-name="gr2" draw:text-style-name="P2" draw:layer="layout" svg:x1="7.401cm" svg:y1="6.693cm" svg:x2="7.401cm" svg:y2="6.238cm">
            <text:p/>
          </draw:line>
          <draw:line draw:style-name="gr2" draw:text-style-name="P2" draw:layer="layout" svg:x1="8.433cm" svg:y1="6.716cm" svg:x2="8.195cm" svg:y2="6.716cm">
            <text:p/>
          </draw:line>
          <draw:line draw:style-name="gr2" draw:text-style-name="P2" draw:layer="layout" svg:x1="8.29cm" svg:y1="6.685cm" svg:x2="8.29cm" svg:y2="6.424cm">
            <text:p/>
          </draw:line>
          <draw:line draw:style-name="gr2" draw:text-style-name="P2" draw:layer="layout" svg:x1="9.174cm" svg:y1="6.977cm" svg:x2="9.408cm" svg:y2="6.977cm">
            <text:p/>
          </draw:line>
          <draw:line draw:style-name="gr2" draw:text-style-name="P2" draw:layer="layout" svg:x1="8.653cm" svg:y1="6.989cm" svg:x2="8.653cm" svg:y2="6.72cm">
            <text:p/>
          </draw:line>
          <draw:line draw:style-name="gr2" draw:text-style-name="P2" draw:layer="layout" svg:x1="9.668cm" svg:y1="5.68cm" svg:x2="10.193cm" svg:y2="5.68cm">
            <text:p/>
          </draw:line>
          <draw:line draw:style-name="gr3" draw:text-style-name="P2" draw:layer="layout" svg:x1="9.933cm" svg:y1="4.172cm" svg:x2="10.184cm" svg:y2="4.93cm">
            <text:p/>
          </draw:line>
          <draw:line draw:style-name="gr2" draw:text-style-name="P2" draw:layer="layout" svg:x1="9.681cm" svg:y1="5.675cm" svg:x2="9.672cm" svg:y2="6.199cm">
            <text:p/>
          </draw:line>
          <draw:line draw:style-name="gr2" draw:text-style-name="P2" draw:layer="layout" svg:x1="9.681cm" svg:y1="5.173cm" svg:x2="9.681cm" svg:y2="5.437cm">
            <text:p/>
          </draw:line>
          <draw:line draw:style-name="gr2" draw:text-style-name="P2" draw:layer="layout" svg:x1="9.434cm" svg:y1="4.943cm" svg:x2="9.681cm" svg:y2="5.331cm">
            <text:p/>
          </draw:line>
          <draw:line draw:style-name="gr4" draw:text-style-name="P2" draw:layer="layout" svg:x1="7.146cm" svg:y1="4.917cm" svg:x2="7.147cm" svg:y2="6.272cm">
            <text:p/>
          </draw:line>
          <draw:line draw:style-name="gr2" draw:text-style-name="P2" draw:layer="layout" svg:x1="9.425cm" svg:y1="6.199cm" svg:x2="9.43cm" svg:y2="5.684cm">
            <text:p/>
          </draw:line>
          <draw:line draw:style-name="gr3" draw:text-style-name="P2" draw:layer="layout" svg:x1="10.7cm" svg:y1="4.934cm" svg:x2="10.44cm" svg:y2="4.162cm">
            <text:p/>
          </draw:line>
          <draw:line draw:style-name="gr2" draw:text-style-name="P2" draw:layer="layout" svg:x1="10.7cm" svg:y1="4.175cm" svg:x2="10.7cm" svg:y2="3.902cm">
            <text:p/>
          </draw:line>
          <draw:line draw:style-name="gr2" draw:text-style-name="P2" draw:layer="layout" svg:x1="10.43cm" svg:y1="4.166cm" svg:x2="10.43cm" svg:y2="3.892cm">
            <text:p/>
          </draw:line>
          <draw:line draw:style-name="gr3" draw:text-style-name="P2" draw:layer="layout" svg:x1="10.445cm" svg:y1="4.93cm" svg:x2="10.184cm" svg:y2="4.118cm">
            <text:p/>
          </draw:line>
          <draw:line draw:style-name="gr2" draw:text-style-name="P2" draw:layer="layout" svg:x1="10.197cm" svg:y1="3.907cm" svg:x2="10.197cm" svg:y2="4.191cm">
            <text:p/>
          </draw:line>
          <draw:line draw:style-name="gr3" draw:text-style-name="P2" draw:layer="layout" svg:x1="9.946cm" svg:y1="4.934cm" svg:x2="9.686cm" svg:y2="4.162cm">
            <text:p/>
          </draw:line>
          <draw:line draw:style-name="gr2" draw:text-style-name="P2" draw:layer="layout" svg:x1="9.946cm" svg:y1="4.175cm" svg:x2="9.946cm" svg:y2="3.902cm">
            <text:p/>
          </draw:line>
          <draw:line draw:style-name="gr2" draw:text-style-name="P2" draw:layer="layout" svg:x1="9.676cm" svg:y1="4.166cm" svg:x2="9.676cm" svg:y2="3.892cm">
            <text:p/>
          </draw:line>
          <draw:line draw:style-name="gr3" draw:text-style-name="P2" draw:layer="layout" svg:x1="9.681cm" svg:y1="4.929cm" svg:x2="9.416cm" svg:y2="4.127cm">
            <text:p/>
          </draw:line>
          <draw:line draw:style-name="gr2" draw:text-style-name="P2" draw:layer="layout" svg:x1="9.425cm" svg:y1="3.906cm" svg:x2="9.435cm" svg:y2="4.216cm">
            <text:p/>
          </draw:line>
          <draw:line draw:style-name="gr2" draw:text-style-name="P2" draw:layer="layout" svg:x1="9.425cm" svg:y1="3.915cm" svg:x2="9.425cm" svg:y2="3.651cm">
            <text:p/>
          </draw:line>
          <draw:line draw:style-name="gr2" draw:text-style-name="P2" draw:layer="layout" svg:x1="9.183cm" svg:y1="3.148cm" svg:x2="8.9cm" svg:y2="3.148cm">
            <text:p/>
          </draw:line>
          <draw:line draw:style-name="gr5" draw:text-style-name="P2" draw:layer="layout" svg:x1="9.165cm" svg:y1="3.404cm" svg:x2="10.21cm" svg:y2="3.404cm">
            <text:p/>
          </draw:line>
          <draw:line draw:style-name="gr2" draw:text-style-name="P2" draw:layer="layout" svg:x1="10.19cm" svg:y1="3.355cm" svg:x2="10.192cm" svg:y2="3.92cm">
            <text:p/>
          </draw:line>
          <draw:line draw:style-name="gr4" draw:text-style-name="P2" draw:layer="layout" svg:x1="8.407cm" svg:y1="3.399cm" svg:x2="8.407cm" svg:y2="2.848cm">
            <text:p/>
          </draw:line>
          <draw:line draw:style-name="gr4" draw:text-style-name="P2" draw:layer="layout" svg:x1="10.704cm" svg:y1="3.157cm" svg:x2="10.188cm" svg:y2="2.641cm">
            <text:p/>
          </draw:line>
          <draw:line draw:style-name="gr4" draw:text-style-name="P2" draw:layer="layout" svg:x1="10.44cm" svg:y1="3.157cm" svg:x2="9.893cm" svg:y2="2.61cm">
            <text:p/>
          </draw:line>
          <draw:line draw:style-name="gr4" draw:text-style-name="P2" draw:layer="layout" svg:x1="10.197cm" svg:y1="3.157cm" svg:x2="9.656cm" svg:y2="2.616cm">
            <text:p/>
          </draw:line>
          <draw:line draw:style-name="gr4" draw:text-style-name="P2" draw:layer="layout" svg:x1="9.946cm" svg:y1="3.152cm" svg:x2="9.429cm" svg:y2="2.635cm">
            <text:p/>
          </draw:line>
          <draw:line draw:style-name="gr4" draw:text-style-name="P2" draw:layer="layout" svg:x1="9.686cm" svg:y1="3.161cm" svg:x2="9.161cm" svg:y2="2.636cm">
            <text:p/>
          </draw:line>
          <draw:line draw:style-name="gr2" draw:text-style-name="P2" draw:layer="layout" svg:x1="9.452cm" svg:y1="3.17cm" svg:x2="8.914cm" svg:y2="2.637cm">
            <text:p/>
          </draw:line>
          <draw:line draw:style-name="gr2" draw:text-style-name="P2" draw:layer="layout" svg:x1="8.667cm" svg:y1="2.901cm" svg:x2="8.667cm" svg:y2="2.656cm">
            <text:p/>
          </draw:line>
          <draw:line draw:style-name="gr2" draw:text-style-name="P2" draw:layer="layout" svg:x1="8.42cm" svg:y1="2.9cm" svg:x2="8.715cm" svg:y2="2.9cm">
            <text:p/>
          </draw:line>
          <draw:line draw:style-name="gr3" draw:text-style-name="P2" draw:layer="layout" svg:x1="8.411cm" svg:y1="3.135cm" svg:x2="8.411cm" svg:y2="2.848cm">
            <text:p/>
          </draw:line>
          <draw:line draw:style-name="gr2" draw:text-style-name="P2" draw:layer="layout" svg:x1="8.159cm" svg:y1="2.373cm" svg:x2="8.159cm" svg:y2="1.108cm">
            <text:p/>
          </draw:line>
          <draw:line draw:style-name="gr2" draw:text-style-name="P1" draw:layer="layout" svg:x1="7.647cm" svg:y1="6.075cm" svg:x2="7.647cm" svg:y2="5.923cm">
            <text:p/>
          </draw:line>
          <draw:line draw:style-name="gr3" draw:text-style-name="P1" draw:layer="layout" svg:x1="7.618cm" svg:y1="6.056cm" svg:x2="9.174cm" svg:y2="6.056cm">
            <text:p/>
          </draw:line>
          <draw:line draw:style-name="gr3" draw:text-style-name="P1" draw:layer="layout" svg:x1="8.903cm" svg:y1="5.916cm" svg:x2="8.116cm" svg:y2="5.916cm">
            <text:p/>
          </draw:line>
          <draw:line draw:style-name="gr3" draw:text-style-name="P1" draw:layer="layout" svg:x1="7.386cm" svg:y1="5.168cm" svg:x2="8.141cm" svg:y2="5.923cm">
            <text:p/>
          </draw:line>
          <draw:line draw:style-name="gr3" draw:text-style-name="P1" draw:layer="layout" svg:x1="7.647cm" svg:y1="5.175cm" svg:x2="8.144cm" svg:y2="5.676cm">
            <text:p/>
          </draw:line>
          <draw:line draw:style-name="gr2" draw:text-style-name="P1" draw:layer="layout" svg:x1="7.396cm" svg:y1="5.933cm" svg:x2="7.654cm" svg:y2="5.933cm">
            <text:p/>
          </draw:line>
          <draw:line draw:style-name="gr2" draw:text-style-name="P1" draw:layer="layout" svg:x1="8.645cm" svg:y1="1.116cm" svg:x2="8.8cm" svg:y2="1.401cm">
            <text:p/>
          </draw:line>
          <draw:line draw:style-name="gr2" draw:text-style-name="P1" draw:layer="layout" svg:x1="8.276cm" svg:y1="3.602cm" svg:x2="8.15cm" svg:y2="3.431cm">
            <text:p/>
          </draw:line>
          <draw:line draw:style-name="gr3" draw:text-style-name="P1" draw:layer="layout" svg:x1="8.909cm" svg:y1="5.916cm" svg:x2="9.072cm" svg:y2="5.916cm">
            <text:p/>
          </draw:line>
          <draw:line draw:style-name="gr2" draw:text-style-name="P1" draw:layer="layout" svg:x1="8.658cm" svg:y1="2.635cm" svg:x2="8.658cm" svg:y2="2.346cm">
            <text:p/>
          </draw:line>
          <draw:line draw:style-name="gr2" draw:text-style-name="P1" draw:layer="layout" svg:x1="8.136cm" svg:y1="5.665cm" svg:x2="8.916cm" svg:y2="5.665cm">
            <text:p/>
          </draw:line>
          <draw:line draw:style-name="gr2" draw:text-style-name="P1" draw:layer="layout" svg:x1="8.653cm" svg:y1="3.902cm" svg:x2="8.949cm" svg:y2="3.977cm">
            <text:p/>
          </draw:line>
          <draw:line draw:style-name="gr3" draw:text-style-name="P1" draw:layer="layout" svg:x1="8.136cm" svg:y1="5.161cm" svg:x2="8.221cm" svg:y2="4.773cm">
            <text:p/>
          </draw:line>
          <draw:line draw:style-name="gr2" draw:text-style-name="P1" draw:layer="layout" svg:x1="8.912cm" svg:y1="3.921cm" svg:x2="8.912cm" svg:y2="5.434cm">
            <text:p/>
          </draw:line>
          <draw:line draw:style-name="gr2" draw:text-style-name="P1" draw:layer="layout" svg:x1="7.904cm" svg:y1="5.175cm" svg:x2="8.136cm" svg:y2="5.175cm">
            <text:p/>
          </draw:line>
          <draw:line draw:style-name="gr2" draw:text-style-name="P1" draw:layer="layout" svg:x1="7.157cm" svg:y1="4.911cm" svg:x2="7.31cm" svg:y2="5.046cm">
            <text:p/>
          </draw:line>
          <draw:line draw:style-name="gr3" draw:text-style-name="P1" draw:layer="layout" svg:x1="7.628cm" svg:y1="4.932cm" svg:x2="7.907cm" svg:y2="4.932cm">
            <text:p/>
          </draw:line>
          <draw:line draw:style-name="gr2" draw:text-style-name="P1" draw:layer="layout" svg:x1="8.136cm" svg:y1="5.418cm" svg:x2="8.422cm" svg:y2="5.418cm">
            <text:p/>
          </draw:line>
          <draw:line draw:style-name="gr2" draw:text-style-name="P1" draw:layer="layout" svg:x1="8.399cm" svg:y1="4.932cm" svg:x2="8.397cm" svg:y2="5.469cm">
            <text:p/>
          </draw:line>
          <draw:line draw:style-name="gr2" draw:text-style-name="P1" draw:layer="layout" svg:x1="7.166cm" svg:y1="4.409cm" svg:x2="7.41cm" svg:y2="4.409cm">
            <text:p/>
          </draw:line>
          <draw:line draw:style-name="gr2" draw:text-style-name="P1" draw:layer="layout" svg:x1="7.11cm" svg:y1="3.9cm" svg:x2="7.4cm" svg:y2="3.9cm">
            <text:p/>
          </draw:line>
          <draw:line draw:style-name="gr2" draw:text-style-name="P1" draw:layer="layout" svg:x1="7.157cm" svg:y1="4.667cm" svg:x2="7.637cm" svg:y2="4.926cm">
            <text:p/>
          </draw:line>
          <draw:line draw:style-name="gr3" draw:text-style-name="P1" draw:layer="layout" svg:x1="8.669cm" svg:y1="4.657cm" svg:x2="8.158cm" svg:y2="4.657cm">
            <text:p/>
          </draw:line>
          <draw:line draw:style-name="gr3" draw:text-style-name="P1" draw:layer="layout" svg:x1="7.142cm" svg:y1="1.099cm" svg:x2="7.131cm" svg:y2="3.912cm">
            <text:p/>
          </draw:line>
          <draw:line draw:style-name="gr2" draw:text-style-name="P1" draw:layer="layout" svg:x1="7.908cm" svg:y1="1.115cm" svg:x2="7.12cm" svg:y2="1.115cm">
            <text:p/>
          </draw:line>
          <draw:line draw:style-name="gr2" draw:text-style-name="P1" draw:layer="layout" svg:x1="8.662cm" svg:y1="4.413cm" svg:x2="8.662cm" svg:y2="4.66cm">
            <text:p/>
          </draw:line>
          <draw:line draw:style-name="gr2" draw:text-style-name="P1" draw:layer="layout" svg:x1="8.155cm" svg:y1="4.158cm" svg:x2="8.155cm" svg:y2="4.413cm">
            <text:p/>
          </draw:line>
          <draw:line draw:style-name="gr2" draw:text-style-name="P1" draw:layer="layout" svg:x1="7.41cm" svg:y1="4.409cm" svg:x2="7.935cm" svg:y2="4.665cm">
            <text:p/>
          </draw:line>
          <draw:line draw:style-name="gr2" draw:text-style-name="P1" draw:layer="layout" svg:x1="7.392cm" svg:y1="3.911cm" svg:x2="7.392cm" svg:y2="4.422cm">
            <text:p/>
          </draw:line>
          <draw:line draw:style-name="gr6" draw:text-style-name="P1" draw:layer="layout" svg:x1="7.636cm" svg:y1="3.146cm" svg:x2="7.376cm" svg:y2="3.146cm">
            <text:p/>
          </draw:line>
          <draw:line draw:style-name="gr6" draw:text-style-name="P1" draw:layer="layout" svg:x1="8.159cm" svg:y1="2.636cm" svg:x2="8.159cm" svg:y2="3.191cm">
            <text:p/>
          </draw:line>
          <draw:line draw:style-name="gr6" draw:text-style-name="P1" draw:layer="layout" svg:x1="7.904cm" svg:y1="2.637cm" svg:x2="7.904cm" svg:y2="3.186cm">
            <text:p/>
          </draw:line>
          <draw:line draw:style-name="gr6" draw:text-style-name="P1" draw:layer="layout" svg:x1="7.218cm" svg:y1="3.662cm" svg:x2="7.886cm" svg:y2="3.662cm">
            <text:p/>
          </draw:line>
          <draw:line draw:style-name="gr6" draw:text-style-name="P1" draw:layer="layout" svg:x1="7.87cm" svg:y1="3.662cm" svg:x2="8.653cm" svg:y2="3.911cm">
            <text:p/>
          </draw:line>
          <draw:line draw:style-name="gr1" draw:text-style-name="P1" draw:layer="layout" svg:x1="7.628cm" svg:y1="3.898cm" svg:x2="7.909cm" svg:y2="3.898cm">
            <text:p/>
          </draw:line>
          <draw:line draw:style-name="gr1" draw:text-style-name="P1" draw:layer="layout" svg:x1="7.629cm" svg:y1="3.148cm" svg:x2="7.629cm" svg:y2="3.478cm">
            <text:p/>
          </draw:line>
          <draw:line draw:style-name="gr1" draw:text-style-name="P1" draw:layer="layout" svg:x1="8.676cm" svg:y1="4.174cm" svg:x2="7.888cm" svg:y2="4.174cm">
            <text:p/>
          </draw:line>
          <draw:g>
            <draw:g>
              <draw:custom-shape draw:style-name="gr7" draw:text-style-name="P1" draw:layer="layout" svg:width="0.14cm" svg:height="0.14cm" draw:transform="rotate (1.5707963267949) translate (7.089cm 4.484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7.138cm 4.43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7.089cm 4.74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7.138cm 4.688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7.089cm 4.987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7.138cm 4.935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7" draw:text-style-name="P1" draw:layer="layout" svg:width="0.14cm" svg:height="0.14cm" svg:x="7.836cm" svg:y="3.0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04cm" svg:height="0.04cm" svg:x="7.884cm" svg:y="3.1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" draw:text-style-name="P1" draw:layer="layout" svg:width="0.14cm" svg:height="0.14cm" svg:x="7.836cm" svg:y="3.3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04cm" svg:height="0.04cm" svg:x="7.884cm" svg:y="3.3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" draw:text-style-name="P1" draw:layer="layout" svg:width="0.14cm" svg:height="0.14cm" svg:x="8.087cm" svg:y="3.0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04cm" svg:height="0.04cm" svg:x="8.135cm" svg:y="3.1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" draw:text-style-name="P1" draw:layer="layout" svg:width="0.14cm" svg:height="0.14cm" svg:x="8.087cm" svg:y="3.3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04cm" svg:height="0.04cm" svg:x="8.135cm" svg:y="3.3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7" draw:text-style-name="P1" draw:layer="layout" svg:width="0.14cm" svg:height="0.14cm" draw:transform="rotate (1.5707963267949) translate (7.821cm 3.73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7.87cm 3.68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7.821cm 3.988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7.87cm 3.936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7.821cm 4.235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7.87cm 4.183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draw:transform="rotate (1.5707963267949) translate (8.065cm 5.233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8.114cm 5.18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8.065cm 5.489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8.114cm 5.437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8.065cm 5.736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8.114cm 5.684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3" draw:layer="layout" svg:width="0.14cm" svg:height="0.14cm" draw:transform="rotate (1.5707963267949) translate (8.589cm 3.985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1.5707963267949) translate (8.638cm 3.933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3" draw:layer="layout" svg:width="0.14cm" svg:height="0.14cm" draw:transform="rotate (1.5707963267949) translate (8.589cm 4.24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1.5707963267949) translate (8.638cm 4.189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3" draw:layer="layout" svg:width="0.14cm" svg:height="0.14cm" draw:transform="rotate (1.5707963267949) translate (8.589cm 4.488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1.5707963267949) translate (8.638cm 4.436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3" draw:layer="layout" svg:width="0.14cm" svg:height="0.14cm" draw:transform="rotate (1.5707963267949) translate (8.833cm 5.486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1.5707963267949) translate (8.882cm 5.434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3" draw:layer="layout" svg:width="0.14cm" svg:height="0.14cm" draw:transform="rotate (1.5707963267949) translate (8.833cm 5.74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1.5707963267949) translate (8.882cm 5.69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3" draw:layer="layout" svg:width="0.14cm" svg:height="0.14cm" draw:transform="rotate (1.5707963267949) translate (8.833cm 5.989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1.5707963267949) translate (8.882cm 5.937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g>
                <draw:g>
                  <draw:custom-shape draw:style-name="gr7" draw:text-style-name="P1" draw:layer="layout" svg:width="0.14cm" svg:height="0.14cm" svg:x="7.835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7.883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8.091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8.139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8.332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8.38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8.588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8.636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8.333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8.381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8.589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8.637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8.843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8.891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9.099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9.147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9.34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9.388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9.596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9.644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9.341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9.389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9.597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9.645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9.856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9.904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10.112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10.16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9.857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9.905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10.113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10.161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g>
                <draw:custom-shape draw:style-name="gr7" draw:text-style-name="P1" draw:layer="layout" svg:width="0.14cm" svg:height="0.14cm" svg:x="10.38cm" svg:y="1.053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1" draw:layer="layout" svg:width="0.04cm" svg:height="0.04cm" svg:x="10.428cm" svg:y="1.10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7" draw:text-style-name="P1" draw:layer="layout" svg:width="0.14cm" svg:height="0.14cm" svg:x="10.632cm" svg:y="1.053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1" draw:layer="layout" svg:width="0.04cm" svg:height="0.04cm" svg:x="10.68cm" svg:y="1.10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g>
              <draw:g>
                <draw:g>
                  <draw:custom-shape draw:style-name="gr7" draw:text-style-name="P1" draw:layer="layout" svg:width="0.14cm" svg:height="0.14cm" svg:x="7.835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7.883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8.091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8.139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8.332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8.38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8.588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8.636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8.333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8.381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8.589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8.637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8.843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8.891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9.099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9.147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9.34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9.388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9.596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9.644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9.341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9.389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9.597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9.645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9.856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9.904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10.112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10.16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9.857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9.905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7" draw:text-style-name="P1" draw:layer="layout" svg:width="0.14cm" svg:height="0.14cm" svg:x="10.113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1" draw:layer="layout" svg:width="0.04cm" svg:height="0.04cm" svg:x="10.161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g>
                <draw:custom-shape draw:style-name="gr7" draw:text-style-name="P1" draw:layer="layout" svg:width="0.14cm" svg:height="0.14cm" svg:x="10.38cm" svg:y="2.56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1" draw:layer="layout" svg:width="0.04cm" svg:height="0.04cm" svg:x="10.428cm" svg:y="2.61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7" draw:text-style-name="P1" draw:layer="layout" svg:width="0.14cm" svg:height="0.14cm" svg:x="10.632cm" svg:y="2.56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1" draw:layer="layout" svg:width="0.04cm" svg:height="0.04cm" svg:x="10.68cm" svg:y="2.61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  <draw:g>
            <draw:g>
              <draw:custom-shape draw:style-name="gr7" draw:text-style-name="P1" draw:layer="layout" svg:width="0.14cm" svg:height="0.14cm" draw:transform="rotate (1.5707963267949) translate (7.572cm 3.97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7.621cm 3.92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7.572cm 3.21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7.621cm 3.16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draw:transform="rotate (1.5707963267949) translate (7.317cm 3.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7.366cm 3.93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7.317cm 3.22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7.366cm 3.17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svg:x="7.338cm" svg:y="4.3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7.386cm" svg:y="4.3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svg:x="8.096cm" svg:y="4.3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8.144cm" svg:y="4.3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svg:x="7.842cm" svg:y="4.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7.89cm" svg:y="4.63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svg:x="8.6cm" svg:y="4.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8.648cm" svg:y="4.63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svg:x="7.567cm" svg:y="4.8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7.615cm" svg:y="4.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svg:x="8.325cm" svg:y="4.8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8.373cm" svg:y="4.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3" draw:text-style-name="P1" draw:layer="layout" svg:x1="7.889cm" svg:y1="4.946cm" svg:x2="8.179cm" svg:y2="4.646cm">
            <text:p/>
          </draw:line>
          <draw:line draw:style-name="gr3" draw:text-style-name="P1" draw:layer="layout" svg:x1="8.196cm" svg:y1="4.762cm" svg:x2="8.927cm" svg:y2="4.875cm">
            <text:p/>
          </draw:line>
          <draw:line draw:style-name="gr3" draw:text-style-name="P1" draw:layer="layout" svg:x1="7.237cm" svg:y1="3.69cm" svg:x2="7.251cm" svg:y2="2.367cm">
            <text:p/>
          </draw:line>
          <draw:line draw:style-name="gr2" draw:text-style-name="P1" draw:layer="layout" svg:x1="7.226cm" svg:y1="2.367cm" svg:x2="8.701cm" svg:y2="2.373cm">
            <text:p/>
          </draw:line>
          <draw:line draw:style-name="gr3" draw:text-style-name="P1" draw:layer="layout" svg:x1="9.051cm" svg:y1="5.937cm" svg:x2="9.051cm" svg:y2="3.774cm">
            <text:p/>
          </draw:line>
          <draw:line draw:style-name="gr9" draw:text-style-name="P1" draw:layer="layout" svg:x1="8.79cm" svg:y1="3.558cm" svg:x2="8.79cm" svg:y2="1.365cm">
            <text:p/>
          </draw:line>
          <draw:line draw:style-name="gr3" draw:text-style-name="P1" draw:layer="layout" svg:x1="8.786cm" svg:y1="3.54cm" svg:x2="9.187cm" svg:y2="3.704cm">
            <text:p/>
          </draw:line>
          <draw:line draw:style-name="gr2" draw:text-style-name="P1" draw:layer="layout" svg:x1="8.243cm" svg:y1="3.587cm" svg:x2="8.592cm" svg:y2="3.651cm">
            <text:p/>
          </draw:line>
          <draw:g>
            <draw:g>
              <draw:custom-shape draw:style-name="gr7" draw:text-style-name="P1" draw:layer="layout" svg:width="0.14cm" svg:height="0.14cm" draw:transform="rotate (1.5707963267949) translate (7.325cm 6.00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7.374cm 5.9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7.325cm 5.2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7.374cm 5.20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draw:transform="rotate (1.5707963267949) translate (7.58cm 6.00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7.629cm 5.9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7.58cm 5.2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7.629cm 5.20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3" draw:text-style-name="P1" draw:layer="layout" svg:x1="9.164cm" svg:y1="6.057cm" svg:x2="9.17cm" svg:y2="3.677cm">
            <text:p/>
          </draw:line>
          <draw:line draw:style-name="gr9" draw:text-style-name="P1" draw:layer="layout" svg:x1="7.3cm" svg:y1="5.046cm" svg:x2="7.996cm" svg:y2="5.062cm">
            <text:p/>
          </draw:line>
          <draw:line draw:style-name="gr2" draw:text-style-name="P1" draw:layer="layout" svg:x1="7.948cm" svg:y1="5.226cm" svg:x2="7.947cm" svg:y2="5.046cm">
            <text:p/>
          </draw:line>
          <draw:line draw:style-name="gr10" draw:text-style-name="P1" draw:layer="layout" svg:x1="7.595cm" svg:y1="6.062cm" svg:x2="9.188cm" svg:y2="6.056cm">
            <text:p/>
          </draw:line>
          <draw:frame draw:style-name="gr11" draw:text-style-name="P4" draw:layer="layout" svg:width="0.552cm" svg:height="1.245cm" svg:x="7.146cm" svg:y="4.215cm">
            <draw:text-box>
              <text:p/>
            </draw:text-box>
          </draw:frame>
          <draw:g>
            <draw:path draw:style-name="gr12" draw:text-style-name="P5" draw:layer="layout" svg:width="0.102cm" svg:height="0.103cm" svg:x="6.967cm" svg:y="4.38cm" svg:viewBox="0 0 103 104" svg:d="M44 60c0 14 0 29 0 44 5 0 10 0 15 0 0-15 0-30 0-44 15 0 29 0 44 0 0-5 0-10 0-15-15 0-29 0-44 0 0-15 0-30 0-45-5 0-10 0-15 0 0 15 0 30 0 45-15 0-29 0-44 0 0 5 0 10 0 15 15 0 29 0 44 0z">
              <text:p/>
            </draw:path>
            <draw:path draw:style-name="gr12" draw:text-style-name="P5" draw:layer="layout" svg:width="0.125cm" svg:height="0.145cm" svg:x="6.937cm" svg:y="4.599cm" svg:viewBox="0 0 126 146" svg:d="M0 71c0 13 2 23 5 33 4 9 9 17 16 23 6 6 13 11 22 14s18 5 28 5h55v-146h-49c-11 0-21 1-31 4-9 3-17 7-24 13s-12 13-16 22-6 20-6 32zM20 71c0-9 1-18 4-25s7-13 12-17c5-5 11-8 18-10s15-3 24-3h28v114h-33c-7 0-14-1-21-4-6-2-12-6-17-11s-8-11-11-18-4-16-4-26z">
              <text:p/>
            </draw:path>
            <draw:path draw:style-name="gr12" draw:text-style-name="P5" draw:layer="layout" svg:width="0.137cm" svg:height="0.149cm" svg:x="6.931cm" svg:y="4.839cm" svg:viewBox="0 0 138 150" svg:d="M138 74c0-11-1-21-4-30-3-10-8-17-14-24-6-6-14-11-23-15-9-3-19-5-31-5-9 0-17 1-24 2-7 2-12 4-17 7s-10 7-13 11-6 9-9 14l19 6c2-4 4-7 7-10 2-3 5-5 9-7 3-2 7-4 12-5s10-2 16-2c9 0 17 2 23 4 7 3 12 7 17 12 4 5 7 11 9 18 2 8 3 16 3 24 0 9-1 17-3 24-2 8-6 14-10 19-5 6-10 10-17 13s-14 4-23 4c-6 0-11-1-16-1-5-1-9-3-13-4-4-2-7-4-10-5-3-2-6-4-8-6v-26h44v-17h-62v50c3 4 7 7 11 10 5 3 10 5 15 8 6 2 12 4 18 5 7 1 14 2 21 2 12 0 23-2 32-6 9-3 17-9 23-15 6-7 11-15 14-24 3-10 4-20 4-31z">
              <text:p/>
            </draw:path>
          </draw:g>
          <draw:g>
            <draw:g>
              <draw:custom-shape draw:style-name="gr7" draw:text-style-name="P1" draw:layer="layout" svg:width="0.14cm" svg:height="0.14cm" draw:transform="rotate (1.5707963267949) translate (9.356cm 3.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9.405cm 3.93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9.356cm 3.22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9.405cm 3.17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draw:transform="rotate (1.5707963267949) translate (9.613cm 3.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9.662cm 3.93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9.613cm 3.22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9.662cm 3.17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draw:transform="rotate (1.5707963267949) translate (9.613cm 4.99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9.662cm 4.95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9.613cm 4.24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9.662cm 4.19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draw:transform="rotate (1.5707963267949) translate (9.873cm 3.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9.922cm 3.93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9.873cm 3.22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9.922cm 3.17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draw:transform="rotate (1.5707963267949) translate (9.873cm 4.99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9.922cm 4.95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9.873cm 4.24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9.922cm 4.19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draw:transform="rotate (1.5707963267949) translate (10.121cm 3.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10.17cm 3.93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10.121cm 3.22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10.17cm 3.17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draw:transform="rotate (1.5707963267949) translate (10.369cm 3.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10.418cm 3.93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10.369cm 3.22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10.418cm 3.17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draw:transform="rotate (1.5707963267949) translate (10.369cm 4.99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10.418cm 4.95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10.369cm 4.24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10.418cm 4.19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draw:transform="rotate (1.5707963267949) translate (10.626cm 3.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10.675cm 3.93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10.626cm 3.22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10.675cm 3.17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draw:transform="rotate (1.5707963267949) translate (10.626cm 4.99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10.675cm 4.95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10.626cm 4.24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10.675cm 4.19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svg:x="8.351cm" svg:y="3.0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8.399cm" svg:y="3.13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svg:x="9.109cm" svg:y="3.0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9.157cm" svg:y="3.13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svg:x="8.344cm" svg:y="3.32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8.392cm" svg:y="3.3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svg:x="9.102cm" svg:y="3.32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9.15cm" svg:y="3.3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13" draw:text-style-name="P2" draw:layer="layout" svg:x1="8.566cm" svg:y1="3.637cm" svg:x2="9.051cm" svg:y2="3.796cm">
            <text:p/>
          </draw:line>
          <draw:line draw:style-name="gr3" draw:text-style-name="P2" draw:layer="layout" svg:x1="8.923cm" svg:y1="3.126cm" svg:x2="8.923cm" svg:y2="3.461cm">
            <text:p/>
          </draw:line>
          <draw:line draw:style-name="gr3" draw:text-style-name="P2" draw:layer="layout" svg:x1="8.901cm" svg:y1="3.452cm" svg:x2="9.43cm" svg:y2="3.673cm">
            <text:p/>
          </draw:line>
          <draw:g>
            <draw:g>
              <draw:custom-shape draw:style-name="gr7" draw:text-style-name="P3" draw:layer="layout" svg:width="0.14cm" svg:height="0.14cm" draw:transform="rotate (1.5707963267949) translate (9.608cm 5.243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1.5707963267949) translate (9.657cm 5.19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3" draw:layer="layout" svg:width="0.14cm" svg:height="0.14cm" draw:transform="rotate (1.5707963267949) translate (9.608cm 5.499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1.5707963267949) translate (9.657cm 5.447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3" draw:layer="layout" svg:width="0.14cm" svg:height="0.14cm" draw:transform="rotate (1.5707963267949) translate (9.608cm 5.746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1.5707963267949) translate (9.657cm 5.694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draw:transform="rotate (1.5707963267949) translate (9.358cm 5.76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9.407cm 5.71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9.358cm 5.00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9.407cm 4.9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draw:transform="rotate (1.5707963267949) translate (10.115cm 5.74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10.164cm 5.70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10.115cm 4.99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10.164cm 4.94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2" draw:text-style-name="P2" draw:layer="layout" svg:x1="7.096cm" svg:y1="6.272cm" svg:x2="9.425cm" svg:y2="6.238cm">
            <text:p/>
          </draw:line>
          <draw:g>
            <draw:g>
              <draw:custom-shape draw:style-name="gr7" draw:text-style-name="P1" draw:layer="layout" svg:width="0.14cm" svg:height="0.14cm" svg:x="8.586cm" svg:y="6.6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8.634cm" svg:y="6.68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svg:x="8.326cm" svg:y="6.63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8.374cm" svg:y="6.68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svg:x="8.838cm" svg:y="6.63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8.886cm" svg:y="6.6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svg:x="9.596cm" svg:y="6.63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9.644cm" svg:y="6.6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svg:x="7.336cm" svg:y="6.64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7.384cm" svg:y="6.69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svg:x="8.094cm" svg:y="6.64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8.142cm" svg:y="6.69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svg:x="9.614cm" svg:y="6.9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9.662cm" svg:y="6.9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svg:x="9.354cm" svg:y="6.9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9.402cm" svg:y="6.9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3" draw:text-style-name="P2" draw:layer="layout" svg:x1="8.241cm" svg:y1="6.434cm" svg:x2="9.98cm" svg:y2="6.434cm">
            <text:p/>
          </draw:line>
          <draw:frame draw:style-name="gr14" draw:text-style-name="P6" draw:layer="layout" svg:width="1.115cm" svg:height="0.458cm" svg:x="8.34cm" svg:y="6.958cm">
            <draw:text-box>
              <text:p><text:span text:style-name="T1">O <text:s text:c="3"/>G <text:s text:c="3"/>I</text:span></text:p>
            </draw:text-box>
          </draw:frame>
          <draw:g>
            <draw:g>
              <draw:custom-shape draw:style-name="gr7" draw:text-style-name="P3" draw:layer="layout" svg:width="0.14cm" svg:height="0.14cm" draw:transform="rotate (-3.14159265358979) translate (9.236cm 7.05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-3.14159265358979) translate (9.188cm 7.00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3" draw:layer="layout" svg:width="0.14cm" svg:height="0.14cm" draw:transform="rotate (-3.14159265358979) translate (8.98cm 7.05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-3.14159265358979) translate (8.932cm 7.00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3" draw:layer="layout" svg:width="0.14cm" svg:height="0.14cm" draw:transform="rotate (-3.14159265358979) translate (8.733cm 7.05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-3.14159265358979) translate (8.685cm 7.00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g>
                <draw:custom-shape draw:style-name="gr7" draw:text-style-name="P3" draw:layer="layout" svg:width="0.14cm" svg:height="0.14cm" draw:transform="rotate (-3.14159265358979) translate (11.318cm 6.294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0.04cm" svg:height="0.04cm" draw:transform="rotate (-3.14159265358979) translate (11.27cm 6.243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7" draw:text-style-name="P3" draw:layer="layout" svg:width="0.14cm" svg:height="0.14cm" draw:transform="rotate (-3.14159265358979) translate (11.062cm 6.294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0.04cm" svg:height="0.04cm" draw:transform="rotate (-3.14159265358979) translate (11.014cm 6.243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7" draw:text-style-name="P3" draw:layer="layout" svg:width="0.14cm" svg:height="0.14cm" draw:transform="rotate (-3.14159265358979) translate (10.815cm 6.294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0.04cm" svg:height="0.04cm" draw:transform="rotate (-3.14159265358979) translate (10.767cm 6.243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  <draw:g>
            <draw:g>
              <draw:custom-shape draw:style-name="gr7" draw:text-style-name="P1" draw:layer="layout" svg:width="0.14cm" svg:height="0.14cm" draw:transform="rotate (1.5707963267949) translate (10.364cm 6.00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10.413cm 5.95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10.364cm 5.24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10.413cm 5.19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3" draw:layer="layout" svg:width="0.14cm" svg:height="0.14cm" draw:transform="rotate (1.5707963267949) translate (10.605cm 5.26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1.5707963267949) translate (10.654cm 5.209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3" draw:layer="layout" svg:width="0.14cm" svg:height="0.14cm" draw:transform="rotate (1.5707963267949) translate (10.605cm 5.517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1.5707963267949) translate (10.654cm 5.465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3" draw:layer="layout" svg:width="0.14cm" svg:height="0.14cm" draw:transform="rotate (1.5707963267949) translate (10.605cm 5.764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1.5707963267949) translate (10.654cm 5.71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9" draw:text-style-name="P2" draw:layer="layout" svg:x1="10.83cm" svg:y1="5.576cm" svg:x2="9.413cm" svg:y2="5.55cm">
            <text:p/>
          </draw:line>
          <draw:line draw:style-name="gr2" draw:text-style-name="P2" draw:layer="layout" svg:x1="9.947cm" svg:y1="6.24cm" svg:x2="9.947cm" svg:y2="6.454cm">
            <text:p/>
          </draw:line>
          <draw:line draw:style-name="gr2" draw:text-style-name="P2" draw:layer="layout" svg:x1="9.165cm" svg:y1="6.72cm" svg:x2="9.449cm" svg:y2="6.72cm">
            <text:p/>
          </draw:line>
          <draw:line draw:style-name="gr3" draw:text-style-name="P2" draw:layer="layout" svg:x1="9.43cm" svg:y1="6.712cm" svg:x2="9.551cm" svg:y2="6.538cm">
            <text:p/>
          </draw:line>
          <draw:line draw:style-name="gr3" draw:text-style-name="P2" draw:layer="layout" svg:x1="9.52cm" svg:y1="6.551cm" svg:x2="10.492cm" svg:y2="6.561cm">
            <text:p/>
          </draw:line>
          <draw:line draw:style-name="gr2" draw:text-style-name="P2" draw:layer="layout" svg:x1="10.435cm" svg:y1="5.955cm" svg:x2="10.439cm" svg:y2="6.543cm">
            <text:p/>
          </draw:line>
          <draw:g>
            <draw:g>
              <draw:custom-shape draw:style-name="gr7" draw:text-style-name="P1" draw:layer="layout" svg:width="0.14cm" svg:height="0.14cm" draw:transform="rotate (1.5707963267949) translate (10.891cm 5.74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10.94cm 5.70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10.891cm 4.99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10.94cm 4.94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svg:x="11.383cm" svg:y="6.9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11.431cm" svg:y="6.9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svg:x="11.123cm" svg:y="6.9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11.171cm" svg:y="6.9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14" draw:text-style-name="P6" draw:layer="layout" svg:width="1.115cm" svg:height="0.458cm" svg:x="10.118cm" svg:y="6.957cm">
            <draw:text-box>
              <text:p><text:span text:style-name="T1">O <text:s text:c="3"/>G <text:s text:c="3"/>I</text:span></text:p>
            </draw:text-box>
          </draw:frame>
          <draw:g>
            <draw:g>
              <draw:custom-shape draw:style-name="gr7" draw:text-style-name="P3" draw:layer="layout" svg:width="0.14cm" svg:height="0.14cm" draw:transform="rotate (-3.14159265358979) translate (11.005cm 7.05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-3.14159265358979) translate (10.957cm 7.00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3" draw:layer="layout" svg:width="0.14cm" svg:height="0.14cm" draw:transform="rotate (-3.14159265358979) translate (10.749cm 7.05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-3.14159265358979) translate (10.701cm 7.00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3" draw:layer="layout" svg:width="0.14cm" svg:height="0.14cm" draw:transform="rotate (-3.14159265358979) translate (10.502cm 7.05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-3.14159265358979) translate (10.454cm 7.00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draw:transform="rotate (1.5707963267949) translate (11.392cm 6.79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11.441cm 6.74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draw:transform="rotate (1.5707963267949) translate (11.392cm 6.03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draw:transform="rotate (1.5707963267949) translate (11.441cm 5.9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svg:x="9.847cm" svg:y="6.63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9.895cm" svg:y="6.6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svg:x="10.605cm" svg:y="6.63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10.653cm" svg:y="6.6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7" draw:text-style-name="P1" draw:layer="layout" svg:width="0.14cm" svg:height="0.14cm" svg:x="10.126cm" svg:y="6.90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10.174cm" svg:y="6.9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1" draw:layer="layout" svg:width="0.14cm" svg:height="0.14cm" svg:x="9.866cm" svg:y="6.90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4cm" svg:height="0.04cm" svg:x="9.914cm" svg:y="6.95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3" draw:text-style-name="P2" draw:layer="layout" svg:x1="11.617cm" svg:y1="6.5cm" svg:x2="11.617cm" svg:y2="4.902cm">
            <text:p/>
          </draw:line>
          <draw:g>
            <draw:g>
              <draw:custom-shape draw:style-name="gr7" draw:text-style-name="P3" draw:layer="layout" svg:width="0.14cm" svg:height="0.14cm" draw:transform="rotate (1.5707963267949) translate (11.389cm 3.27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1.5707963267949) translate (11.438cm 3.219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3" draw:layer="layout" svg:width="0.14cm" svg:height="0.14cm" draw:transform="rotate (1.5707963267949) translate (11.389cm 3.527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1.5707963267949) translate (11.438cm 3.475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" draw:text-style-name="P3" draw:layer="layout" svg:width="0.14cm" svg:height="0.14cm" draw:transform="rotate (1.5707963267949) translate (11.389cm 3.774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0.04cm" svg:height="0.04cm" draw:transform="rotate (1.5707963267949) translate (11.438cm 3.72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3" draw:text-style-name="P2" draw:layer="layout" svg:x1="8.777cm" svg:y1="1.614cm" svg:x2="11.475cm" svg:y2="1.614cm">
            <text:p/>
          </draw:line>
          <draw:line draw:style-name="gr3" draw:text-style-name="P2" draw:layer="layout" svg:x1="11.462cm" svg:y1="3.157cm" svg:x2="11.462cm" svg:y2="1.605cm">
            <text:p/>
          </draw:line>
          <draw:frame draw:style-name="gr14" draw:text-style-name="P6" draw:layer="layout" svg:width="0.662cm" svg:height="1.086cm" svg:x="11.3cm" svg:y="2.895cm">
            <draw:text-box>
              <text:p><text:span text:style-name="T1">V</text:span></text:p>
              <text:p><text:span text:style-name="T1"/></text:p>
              <text:p><text:span text:style-name="T1">D</text:span></text:p>
              <text:p><text:span text:style-name="T1"/></text:p>
              <text:p><text:span text:style-name="T1">G</text:span></text:p>
            </draw:text-box>
          </draw:frame>
          <draw:line draw:style-name="gr1" draw:text-style-name="P1" draw:layer="layout" svg:x1="8.79cm" svg:y1="1.365cm" svg:x2="8.79cm" svg:y2="2.218cm">
            <text:p/>
          </draw:line>
          <draw:line draw:style-name="gr15" draw:text-style-name="P1" draw:layer="layout" svg:x1="8.79cm" svg:y1="1.614cm" svg:x2="11.475cm" svg:y2="1.614cm">
            <text:p/>
          </draw:line>
          <draw:line draw:style-name="gr1" draw:text-style-name="P1" draw:layer="layout" svg:x1="11.462cm" svg:y1="3.157cm" svg:x2="11.46cm" svg:y2="1.51cm">
            <text:p/>
          </draw:line>
          <draw:line draw:style-name="gr1" draw:text-style-name="P1" draw:layer="layout" svg:x1="10.804cm" svg:y1="5.576cm" svg:x2="11.467cm" svg:y2="4.926cm">
            <text:p/>
          </draw:line>
          <draw:g>
            <draw:g>
              <draw:g>
                <draw:custom-shape draw:style-name="gr7" draw:text-style-name="P3" draw:layer="layout" svg:width="0.14cm" svg:height="0.14cm" draw:transform="rotate (-3.14159265358979) translate (10.016cm 6.29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0.04cm" svg:height="0.04cm" draw:transform="rotate (-3.14159265358979) translate (9.968cm 6.239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7" draw:text-style-name="P3" draw:layer="layout" svg:width="0.14cm" svg:height="0.14cm" draw:transform="rotate (-3.14159265358979) translate (9.76cm 6.29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0.04cm" svg:height="0.04cm" draw:transform="rotate (-3.14159265358979) translate (9.712cm 6.239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7" draw:text-style-name="P3" draw:layer="layout" svg:width="0.14cm" svg:height="0.14cm" draw:transform="rotate (-3.14159265358979) translate (9.513cm 6.29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0.04cm" svg:height="0.04cm" draw:transform="rotate (-3.14159265358979) translate (9.465cm 6.239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  <draw:line draw:style-name="gr1" draw:text-style-name="P1" draw:layer="layout" svg:x1="11.427cm" svg:y1="4.952cm" svg:x2="11.617cm" svg:y2="4.952cm">
            <text:p/>
          </draw:line>
          <draw:line draw:style-name="gr1" draw:text-style-name="P1" draw:layer="layout" svg:x1="11.2cm" svg:y1="6.468cm" svg:x2="11.637cm" svg:y2="6.468cm">
            <text:p/>
          </draw:line>
          <draw:custom-shape draw:style-name="gr8" draw:text-style-name="P1" draw:layer="layout" svg:width="0.05cm" svg:height="0.05cm" svg:x="7.879cm" svg:y="1.1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8.135cm" svg:y="1.0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8.379cm" svg:y="1.0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8.634cm" svg:y="1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8.888cm" svg:y="1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146cm" svg:y="1.0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389cm" svg:y="1.0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643cm" svg:y="1.0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904cm" svg:y="1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0.16cm" svg:y="1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0.426cm" svg:y="1.0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0.677cm" svg:y="1.0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7.879cm" svg:y="2.6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8.132cm" svg:y="2.6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8.38cm" svg:y="2.6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8.632cm" svg:y="2.6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8.887cm" svg:y="2.6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139cm" svg:y="2.6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382cm" svg:y="2.6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641cm" svg:y="2.6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899cm" svg:y="2.6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0.162cm" svg:y="2.6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0.425cm" svg:y="2.6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0.676cm" svg:y="2.6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1.438cm" svg:y="3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0.668cm" svg:y="3.1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0.416cm" svg:y="3.1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0.167cm" svg:y="3.1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918cm" svg:y="3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656cm" svg:y="3.1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395cm" svg:y="3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155cm" svg:y="3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8.391cm" svg:y="3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8.128cm" svg:y="3.1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7.874cm" svg:y="3.1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7.616cm" svg:y="3.1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7.36cm" svg:y="3.1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7.88cm" svg:y="3.3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8.13cm" svg:y="3.3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8.393cm" svg:y="3.3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145cm" svg:y="3.3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1.436cm" svg:y="3.4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1.435cm" svg:y="3.6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7.866cm" svg:y="3.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7.363cm" svg:y="3.8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7.618cm" svg:y="3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7.866cm" svg:y="3.8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8.634cm" svg:y="3.8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397cm" svg:y="3.8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66cm" svg:y="3.8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917cm" svg:y="3.8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0.162cm" svg:y="3.8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0.413cm" svg:y="3.8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0.673cm" svg:y="3.8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0.675cm" svg:y="4.1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915cm" svg:y="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0.415cm" svg:y="4.1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656cm" svg:y="4.1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8.634cm" svg:y="4.1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7.861cm" svg:y="4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7.132cm" svg:y="4.3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7.379cm" svg:y="4.3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8.138cm" svg:y="4.3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8.637cm" svg:y="4.3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7.136cm" svg:y="4.6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7.888cm" svg:y="4.6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8.644cm" svg:y="4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7.131cm" svg:y="4.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7.611cm" svg:y="4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8.372cm" svg:y="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401cm" svg:y="4.9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655cm" svg:y="4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913cm" svg:y="4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0.16cm" svg:y="4.8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0.414cm" svg:y="4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0.672cm" svg:y="4.9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0.933cm" svg:y="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7.37cm" svg:y="5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7.621cm" svg:y="5.1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8.106cm" svg:y="5.1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65cm" svg:y="5.1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0.404cm" svg:y="5.1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0.645cm" svg:y="5.1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8.106cm" svg:y="5.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8.878cm" svg:y="5.3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652cm" svg:y="5.4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0.647cm" svg:y="5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8.107cm" svg:y="5.6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7.371cm" svg:y="5.9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7.625cm" svg:y="5.9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8.875cm" svg:y="5.6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8.879cm" svg:y="5.8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7.381cm" svg:y="6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8.131cm" svg:y="6.6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8.373cm" svg:y="6.6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8.632cm" svg:y="6.6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8.884cm" svg:y="6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8.641cm" svg:y="6.9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8.885cm" svg:y="6.9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142cm" svg:y="6.9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397cm" svg:y="6.9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398cm" svg:y="5.6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417cm" svg:y="6.1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65cm" svg:y="5.6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664cm" svg:y="6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0.159cm" svg:y="5.6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922cm" svg:y="6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0.414cm" svg:y="5.9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0.646cm" svg:y="5.6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0.716cm" svg:y="6.1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636cm" svg:y="6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89cm" svg:y="6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0.645cm" svg:y="6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0.939cm" svg:y="5.6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1.438cm" svg:y="5.9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1.218cm" svg:y="6.1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0.963cm" svg:y="6.1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0.715cm" svg:y="6.1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1.431cm" svg:y="6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1.421cm" svg:y="6.9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1.164cm" svg:y="6.9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0.908cm" svg:y="6.9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0.654cm" svg:y="6.9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0.407cm" svg:y="6.9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10.163cm" svg:y="6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909cm" svg:y="6.9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05cm" svg:height="0.05cm" svg:x="9.654cm" svg:y="6.9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6" draw:text-style-name="P7" draw:layer="layout" svg:x1="13.63cm" svg:y1="3.414cm" svg:x2="13.335cm" svg:y2="3.414cm">
            <text:p/>
          </draw:line>
          <draw:line draw:style-name="gr17" draw:text-style-name="P8" draw:layer="layout" svg:x1="16.13cm" svg:y1="2.641cm" svg:x2="17.14cm" svg:y2="3.435cm">
            <text:p/>
          </draw:line>
          <draw:line draw:style-name="gr18" draw:text-style-name="P8" draw:layer="layout" svg:x1="17.16cm" svg:y1="3.664cm" svg:x2="17.16cm" svg:y2="4.952cm">
            <text:p/>
          </draw:line>
          <draw:line draw:style-name="gr19" draw:text-style-name="P8" draw:layer="layout" svg:x1="16.377cm" svg:y1="6.987cm" svg:x2="16.955cm" svg:y2="6.449cm">
            <text:p/>
          </draw:line>
          <draw:line draw:style-name="gr20" draw:text-style-name="P8" draw:layer="layout" svg:x1="15.894cm" svg:y1="6.972cm" svg:x2="16.128cm" svg:y2="6.972cm">
            <text:p/>
          </draw:line>
          <draw:line draw:style-name="gr21" draw:text-style-name="P8" draw:layer="layout" svg:x1="15.626cm" svg:y1="6.698cm" svg:x2="15.626cm" svg:y2="6.548cm">
            <text:p/>
          </draw:line>
          <draw:line draw:style-name="gr22" draw:text-style-name="P8" draw:layer="layout" svg:x1="16.395cm" svg:y1="6.712cm" svg:x2="15.973cm" svg:y2="6.71cm">
            <text:p/>
          </draw:line>
          <draw:line draw:style-name="gr23" draw:text-style-name="P8" draw:layer="layout" svg:x1="15.603cm" svg:y1="6.977cm" svg:x2="16.005cm" svg:y2="6.688cm">
            <text:p/>
          </draw:line>
          <draw:line draw:style-name="gr24" draw:text-style-name="P8" draw:layer="layout" svg:x1="16.932cm" svg:y1="6.233cm" svg:x2="17.173cm" svg:y2="5.963cm">
            <text:p/>
          </draw:line>
          <draw:line draw:style-name="gr25" draw:text-style-name="P8" draw:layer="layout" svg:x1="17.147cm" svg:y1="7.005cm" svg:x2="17.151cm" svg:y2="6.722cm">
            <text:p/>
          </draw:line>
          <draw:line draw:style-name="gr26" draw:text-style-name="P8" draw:layer="layout" svg:x1="16.64cm" svg:y1="6.977cm" svg:x2="16.873cm" svg:y2="6.977cm">
            <text:p/>
          </draw:line>
          <draw:line draw:style-name="gr27" draw:text-style-name="P8" draw:layer="layout" svg:x1="16.661cm" svg:y1="5.675cm" svg:x2="16.676cm" svg:y2="6.203cm">
            <text:p/>
          </draw:line>
          <draw:line draw:style-name="gr28" draw:text-style-name="P8" draw:layer="layout" svg:x1="16.397cm" svg:y1="4.167cm" svg:x2="16.657cm" svg:y2="4.921cm">
            <text:p/>
          </draw:line>
          <draw:line draw:style-name="gr29" draw:text-style-name="P8" draw:layer="layout" svg:x1="14.624cm" svg:y1="6.985cm" svg:x2="14.922cm" svg:y2="6.683cm">
            <text:p/>
          </draw:line>
          <draw:line draw:style-name="gr30" draw:text-style-name="P8" draw:layer="layout" svg:x1="16.137cm" svg:y1="5.97cm" svg:x2="16.137cm" svg:y2="5.55cm">
            <text:p/>
          </draw:line>
          <draw:line draw:style-name="gr31" draw:text-style-name="P8" draw:layer="layout" svg:x1="15.132cm" svg:y1="5.697cm" svg:x2="15.132cm" svg:y2="5.529cm">
            <text:p/>
          </draw:line>
          <draw:line draw:style-name="gr32" draw:text-style-name="P8" draw:layer="layout" svg:x1="16.141cm" svg:y1="6.246cm" svg:x2="16.429cm" svg:y2="6.243cm">
            <text:p/>
          </draw:line>
          <draw:line draw:style-name="gr33" draw:text-style-name="P8" draw:layer="layout" svg:x1="16.384cm" svg:y1="5.688cm" svg:x2="16.676cm" svg:y2="6.018cm">
            <text:p/>
          </draw:line>
          <draw:line draw:style-name="gr34" draw:text-style-name="P8" draw:layer="layout" svg:x1="16.384cm" svg:y1="5.441cm" svg:x2="16.384cm" svg:y2="5.185cm">
            <text:p/>
          </draw:line>
          <draw:line draw:style-name="gr35" draw:text-style-name="P8" draw:layer="layout" svg:x1="16.141cm" svg:y1="5.176cm" svg:x2="16.392cm" svg:y2="5.176cm">
            <text:p/>
          </draw:line>
          <draw:line draw:style-name="gr36" draw:text-style-name="P8" draw:layer="layout" svg:x1="15.372cm" svg:y1="6.964cm" svg:x2="15.372cm" svg:y2="6.695cm">
            <text:p/>
          </draw:line>
          <draw:line draw:style-name="gr37" draw:text-style-name="P8" draw:layer="layout" svg:x1="14.626cm" svg:y1="6.688cm" svg:x2="14.627cm" svg:y2="6.424cm">
            <text:p/>
          </draw:line>
          <draw:line draw:style-name="gr38" draw:text-style-name="P8" draw:layer="layout" svg:x1="13.103cm" svg:y1="6.693cm" svg:x2="13.103cm" svg:y2="6.238cm">
            <text:p/>
          </draw:line>
          <draw:line draw:style-name="gr39" draw:text-style-name="P8" draw:layer="layout" svg:x1="14.135cm" svg:y1="6.716cm" svg:x2="13.897cm" svg:y2="6.716cm">
            <text:p/>
          </draw:line>
          <draw:line draw:style-name="gr40" draw:text-style-name="P8" draw:layer="layout" svg:x1="13.992cm" svg:y1="6.685cm" svg:x2="13.992cm" svg:y2="6.424cm">
            <text:p/>
          </draw:line>
          <draw:line draw:style-name="gr41" draw:text-style-name="P8" draw:layer="layout" svg:x1="14.876cm" svg:y1="6.977cm" svg:x2="15.11cm" svg:y2="6.977cm">
            <text:p/>
          </draw:line>
          <draw:line draw:style-name="gr42" draw:text-style-name="P8" draw:layer="layout" svg:x1="14.355cm" svg:y1="6.989cm" svg:x2="14.355cm" svg:y2="6.72cm">
            <text:p/>
          </draw:line>
          <draw:line draw:style-name="gr43" draw:text-style-name="P8" draw:layer="layout" svg:x1="15.37cm" svg:y1="5.68cm" svg:x2="15.895cm" svg:y2="5.68cm">
            <text:p/>
          </draw:line>
          <draw:line draw:style-name="gr44" draw:text-style-name="P8" draw:layer="layout" svg:x1="15.635cm" svg:y1="4.172cm" svg:x2="15.886cm" svg:y2="4.93cm">
            <text:p/>
          </draw:line>
          <draw:line draw:style-name="gr45" draw:text-style-name="P8" draw:layer="layout" svg:x1="15.383cm" svg:y1="5.675cm" svg:x2="15.374cm" svg:y2="6.199cm">
            <text:p/>
          </draw:line>
          <draw:line draw:style-name="gr46" draw:text-style-name="P8" draw:layer="layout" svg:x1="15.383cm" svg:y1="5.173cm" svg:x2="15.383cm" svg:y2="5.437cm">
            <text:p/>
          </draw:line>
          <draw:line draw:style-name="gr47" draw:text-style-name="P8" draw:layer="layout" svg:x1="15.136cm" svg:y1="4.943cm" svg:x2="15.383cm" svg:y2="5.331cm">
            <text:p/>
          </draw:line>
          <draw:line draw:style-name="gr48" draw:text-style-name="P8" draw:layer="layout" svg:x1="12.848cm" svg:y1="4.917cm" svg:x2="12.849cm" svg:y2="6.272cm">
            <text:p/>
          </draw:line>
          <draw:line draw:style-name="gr49" draw:text-style-name="P8" draw:layer="layout" svg:x1="15.127cm" svg:y1="6.199cm" svg:x2="15.132cm" svg:y2="5.684cm">
            <text:p/>
          </draw:line>
          <draw:line draw:style-name="gr50" draw:text-style-name="P8" draw:layer="layout" svg:x1="16.402cm" svg:y1="4.934cm" svg:x2="16.142cm" svg:y2="4.162cm">
            <text:p/>
          </draw:line>
          <draw:line draw:style-name="gr51" draw:text-style-name="P8" draw:layer="layout" svg:x1="16.402cm" svg:y1="4.175cm" svg:x2="16.402cm" svg:y2="3.902cm">
            <text:p/>
          </draw:line>
          <draw:line draw:style-name="gr52" draw:text-style-name="P8" draw:layer="layout" svg:x1="16.132cm" svg:y1="4.166cm" svg:x2="16.132cm" svg:y2="3.892cm">
            <text:p/>
          </draw:line>
          <draw:line draw:style-name="gr53" draw:text-style-name="P8" draw:layer="layout" svg:x1="16.147cm" svg:y1="4.93cm" svg:x2="15.886cm" svg:y2="4.118cm">
            <text:p/>
          </draw:line>
          <draw:line draw:style-name="gr54" draw:text-style-name="P8" draw:layer="layout" svg:x1="15.899cm" svg:y1="3.907cm" svg:x2="15.899cm" svg:y2="4.191cm">
            <text:p/>
          </draw:line>
          <draw:line draw:style-name="gr55" draw:text-style-name="P8" draw:layer="layout" svg:x1="15.648cm" svg:y1="4.934cm" svg:x2="15.388cm" svg:y2="4.162cm">
            <text:p/>
          </draw:line>
          <draw:line draw:style-name="gr56" draw:text-style-name="P8" draw:layer="layout" svg:x1="15.648cm" svg:y1="4.175cm" svg:x2="15.648cm" svg:y2="3.902cm">
            <text:p/>
          </draw:line>
          <draw:line draw:style-name="gr57" draw:text-style-name="P8" draw:layer="layout" svg:x1="15.378cm" svg:y1="4.166cm" svg:x2="15.378cm" svg:y2="3.892cm">
            <text:p/>
          </draw:line>
          <draw:line draw:style-name="gr58" draw:text-style-name="P8" draw:layer="layout" svg:x1="15.383cm" svg:y1="4.929cm" svg:x2="15.118cm" svg:y2="4.127cm">
            <text:p/>
          </draw:line>
          <draw:line draw:style-name="gr59" draw:text-style-name="P8" draw:layer="layout" svg:x1="15.127cm" svg:y1="3.906cm" svg:x2="15.137cm" svg:y2="4.216cm">
            <text:p/>
          </draw:line>
          <draw:line draw:style-name="gr60" draw:text-style-name="P8" draw:layer="layout" svg:x1="15.127cm" svg:y1="3.915cm" svg:x2="15.127cm" svg:y2="3.651cm">
            <text:p/>
          </draw:line>
          <draw:line draw:style-name="gr61" draw:text-style-name="P8" draw:layer="layout" svg:x1="14.885cm" svg:y1="3.148cm" svg:x2="14.602cm" svg:y2="3.148cm">
            <text:p/>
          </draw:line>
          <draw:line draw:style-name="gr62" draw:text-style-name="P8" draw:layer="layout" svg:x1="14.867cm" svg:y1="3.404cm" svg:x2="15.912cm" svg:y2="3.404cm">
            <text:p/>
          </draw:line>
          <draw:line draw:style-name="gr63" draw:text-style-name="P8" draw:layer="layout" svg:x1="15.892cm" svg:y1="3.355cm" svg:x2="15.894cm" svg:y2="3.92cm">
            <text:p/>
          </draw:line>
          <draw:line draw:style-name="gr64" draw:text-style-name="P8" draw:layer="layout" svg:x1="14.109cm" svg:y1="3.399cm" svg:x2="14.109cm" svg:y2="2.848cm">
            <text:p/>
          </draw:line>
          <draw:line draw:style-name="gr65" draw:text-style-name="P8" draw:layer="layout" svg:x1="16.406cm" svg:y1="3.157cm" svg:x2="15.89cm" svg:y2="2.641cm">
            <text:p/>
          </draw:line>
          <draw:line draw:style-name="gr66" draw:text-style-name="P8" draw:layer="layout" svg:x1="16.142cm" svg:y1="3.157cm" svg:x2="15.595cm" svg:y2="2.61cm">
            <text:p/>
          </draw:line>
          <draw:line draw:style-name="gr67" draw:text-style-name="P8" draw:layer="layout" svg:x1="15.899cm" svg:y1="3.157cm" svg:x2="15.358cm" svg:y2="2.616cm">
            <text:p/>
          </draw:line>
          <draw:line draw:style-name="gr68" draw:text-style-name="P8" draw:layer="layout" svg:x1="15.648cm" svg:y1="3.152cm" svg:x2="15.131cm" svg:y2="2.635cm">
            <text:p/>
          </draw:line>
          <draw:line draw:style-name="gr69" draw:text-style-name="P8" draw:layer="layout" svg:x1="15.388cm" svg:y1="3.161cm" svg:x2="14.863cm" svg:y2="2.636cm">
            <text:p/>
          </draw:line>
          <draw:line draw:style-name="gr70" draw:text-style-name="P8" draw:layer="layout" svg:x1="15.154cm" svg:y1="3.17cm" svg:x2="14.616cm" svg:y2="2.637cm">
            <text:p/>
          </draw:line>
          <draw:line draw:style-name="gr71" draw:text-style-name="P8" draw:layer="layout" svg:x1="14.369cm" svg:y1="2.901cm" svg:x2="14.369cm" svg:y2="2.656cm">
            <text:p/>
          </draw:line>
          <draw:line draw:style-name="gr72" draw:text-style-name="P8" draw:layer="layout" svg:x1="14.122cm" svg:y1="2.9cm" svg:x2="14.417cm" svg:y2="2.9cm">
            <text:p/>
          </draw:line>
          <draw:line draw:style-name="gr73" draw:text-style-name="P8" draw:layer="layout" svg:x1="14.113cm" svg:y1="3.135cm" svg:x2="14.113cm" svg:y2="2.848cm">
            <text:p/>
          </draw:line>
          <draw:line draw:style-name="gr74" draw:text-style-name="P8" draw:layer="layout" svg:x1="13.861cm" svg:y1="2.373cm" svg:x2="13.861cm" svg:y2="1.108cm">
            <text:p/>
          </draw:line>
          <draw:line draw:style-name="gr75" draw:text-style-name="P7" draw:layer="layout" svg:x1="13.349cm" svg:y1="6.075cm" svg:x2="13.349cm" svg:y2="5.923cm">
            <text:p/>
          </draw:line>
          <draw:line draw:style-name="gr76" draw:text-style-name="P7" draw:layer="layout" svg:x1="13.32cm" svg:y1="6.056cm" svg:x2="14.876cm" svg:y2="6.056cm">
            <text:p/>
          </draw:line>
          <draw:line draw:style-name="gr77" draw:text-style-name="P7" draw:layer="layout" svg:x1="14.605cm" svg:y1="5.916cm" svg:x2="13.818cm" svg:y2="5.916cm">
            <text:p/>
          </draw:line>
          <draw:line draw:style-name="gr78" draw:text-style-name="P7" draw:layer="layout" svg:x1="13.088cm" svg:y1="5.168cm" svg:x2="13.843cm" svg:y2="5.923cm">
            <text:p/>
          </draw:line>
          <draw:line draw:style-name="gr79" draw:text-style-name="P7" draw:layer="layout" svg:x1="13.349cm" svg:y1="5.175cm" svg:x2="13.846cm" svg:y2="5.676cm">
            <text:p/>
          </draw:line>
          <draw:line draw:style-name="gr80" draw:text-style-name="P7" draw:layer="layout" svg:x1="13.098cm" svg:y1="5.933cm" svg:x2="13.356cm" svg:y2="5.933cm">
            <text:p/>
          </draw:line>
          <draw:line draw:style-name="gr81" draw:text-style-name="P7" draw:layer="layout" svg:x1="14.347cm" svg:y1="1.116cm" svg:x2="14.502cm" svg:y2="1.401cm">
            <text:p/>
          </draw:line>
          <draw:line draw:style-name="gr82" draw:text-style-name="P7" draw:layer="layout" svg:x1="13.978cm" svg:y1="3.602cm" svg:x2="13.852cm" svg:y2="3.431cm">
            <text:p/>
          </draw:line>
          <draw:line draw:style-name="gr83" draw:text-style-name="P7" draw:layer="layout" svg:x1="14.611cm" svg:y1="5.916cm" svg:x2="14.774cm" svg:y2="5.916cm">
            <text:p/>
          </draw:line>
          <draw:line draw:style-name="gr84" draw:text-style-name="P7" draw:layer="layout" svg:x1="14.36cm" svg:y1="2.635cm" svg:x2="14.36cm" svg:y2="2.346cm">
            <text:p/>
          </draw:line>
          <draw:line draw:style-name="gr85" draw:text-style-name="P7" draw:layer="layout" svg:x1="13.838cm" svg:y1="5.665cm" svg:x2="14.618cm" svg:y2="5.665cm">
            <text:p/>
          </draw:line>
          <draw:line draw:style-name="gr86" draw:text-style-name="P7" draw:layer="layout" svg:x1="14.355cm" svg:y1="3.902cm" svg:x2="14.651cm" svg:y2="3.977cm">
            <text:p/>
          </draw:line>
          <draw:line draw:style-name="gr87" draw:text-style-name="P7" draw:layer="layout" svg:x1="13.838cm" svg:y1="5.161cm" svg:x2="13.923cm" svg:y2="4.773cm">
            <text:p/>
          </draw:line>
          <draw:line draw:style-name="gr88" draw:text-style-name="P7" draw:layer="layout" svg:x1="14.614cm" svg:y1="3.921cm" svg:x2="14.614cm" svg:y2="5.434cm">
            <text:p/>
          </draw:line>
          <draw:line draw:style-name="gr89" draw:text-style-name="P7" draw:layer="layout" svg:x1="13.606cm" svg:y1="5.175cm" svg:x2="13.838cm" svg:y2="5.175cm">
            <text:p/>
          </draw:line>
          <draw:line draw:style-name="gr90" draw:text-style-name="P7" draw:layer="layout" svg:x1="12.859cm" svg:y1="4.911cm" svg:x2="13.012cm" svg:y2="5.046cm">
            <text:p/>
          </draw:line>
          <draw:line draw:style-name="gr91" draw:text-style-name="P7" draw:layer="layout" svg:x1="13.33cm" svg:y1="4.932cm" svg:x2="13.609cm" svg:y2="4.932cm">
            <text:p/>
          </draw:line>
          <draw:line draw:style-name="gr92" draw:text-style-name="P7" draw:layer="layout" svg:x1="13.838cm" svg:y1="5.418cm" svg:x2="14.124cm" svg:y2="5.418cm">
            <text:p/>
          </draw:line>
          <draw:line draw:style-name="gr93" draw:text-style-name="P7" draw:layer="layout" svg:x1="14.101cm" svg:y1="4.932cm" svg:x2="14.099cm" svg:y2="5.469cm">
            <text:p/>
          </draw:line>
          <draw:line draw:style-name="gr94" draw:text-style-name="P7" draw:layer="layout" svg:x1="12.868cm" svg:y1="4.409cm" svg:x2="13.112cm" svg:y2="4.409cm">
            <text:p/>
          </draw:line>
          <draw:line draw:style-name="gr95" draw:text-style-name="P7" draw:layer="layout" svg:x1="12.812cm" svg:y1="3.9cm" svg:x2="13.102cm" svg:y2="3.9cm">
            <text:p/>
          </draw:line>
          <draw:line draw:style-name="gr96" draw:text-style-name="P7" draw:layer="layout" svg:x1="12.859cm" svg:y1="4.667cm" svg:x2="13.339cm" svg:y2="4.926cm">
            <text:p/>
          </draw:line>
          <draw:line draw:style-name="gr97" draw:text-style-name="P7" draw:layer="layout" svg:x1="14.371cm" svg:y1="4.657cm" svg:x2="13.86cm" svg:y2="4.657cm">
            <text:p/>
          </draw:line>
          <draw:line draw:style-name="gr98" draw:text-style-name="P7" draw:layer="layout" svg:x1="12.844cm" svg:y1="1.099cm" svg:x2="12.833cm" svg:y2="3.912cm">
            <text:p/>
          </draw:line>
          <draw:line draw:style-name="gr99" draw:text-style-name="P7" draw:layer="layout" svg:x1="13.61cm" svg:y1="1.115cm" svg:x2="12.822cm" svg:y2="1.115cm">
            <text:p/>
          </draw:line>
          <draw:line draw:style-name="gr100" draw:text-style-name="P7" draw:layer="layout" svg:x1="14.364cm" svg:y1="4.413cm" svg:x2="14.364cm" svg:y2="4.66cm">
            <text:p/>
          </draw:line>
          <draw:line draw:style-name="gr101" draw:text-style-name="P7" draw:layer="layout" svg:x1="13.857cm" svg:y1="4.158cm" svg:x2="13.857cm" svg:y2="4.413cm">
            <text:p/>
          </draw:line>
          <draw:line draw:style-name="gr102" draw:text-style-name="P7" draw:layer="layout" svg:x1="13.112cm" svg:y1="4.409cm" svg:x2="13.637cm" svg:y2="4.665cm">
            <text:p/>
          </draw:line>
          <draw:line draw:style-name="gr103" draw:text-style-name="P7" draw:layer="layout" svg:x1="13.094cm" svg:y1="3.911cm" svg:x2="13.094cm" svg:y2="4.422cm">
            <text:p/>
          </draw:line>
          <draw:line draw:style-name="gr104" draw:text-style-name="P7" draw:layer="layout" svg:x1="13.338cm" svg:y1="3.146cm" svg:x2="13.078cm" svg:y2="3.146cm">
            <text:p/>
          </draw:line>
          <draw:line draw:style-name="gr105" draw:text-style-name="P7" draw:layer="layout" svg:x1="13.861cm" svg:y1="2.636cm" svg:x2="13.861cm" svg:y2="3.191cm">
            <text:p/>
          </draw:line>
          <draw:line draw:style-name="gr106" draw:text-style-name="P7" draw:layer="layout" svg:x1="13.606cm" svg:y1="2.637cm" svg:x2="13.606cm" svg:y2="3.186cm">
            <text:p/>
          </draw:line>
          <draw:line draw:style-name="gr107" draw:text-style-name="P7" draw:layer="layout" svg:x1="12.92cm" svg:y1="3.662cm" svg:x2="13.588cm" svg:y2="3.662cm">
            <text:p/>
          </draw:line>
          <draw:line draw:style-name="gr108" draw:text-style-name="P7" draw:layer="layout" svg:x1="13.572cm" svg:y1="3.662cm" svg:x2="14.355cm" svg:y2="3.911cm">
            <text:p/>
          </draw:line>
          <draw:line draw:style-name="gr109" draw:text-style-name="P7" draw:layer="layout" svg:x1="13.33cm" svg:y1="3.898cm" svg:x2="13.611cm" svg:y2="3.898cm">
            <text:p/>
          </draw:line>
          <draw:line draw:style-name="gr110" draw:text-style-name="P7" draw:layer="layout" svg:x1="13.331cm" svg:y1="3.148cm" svg:x2="13.331cm" svg:y2="3.478cm">
            <text:p/>
          </draw:line>
          <draw:line draw:style-name="gr111" draw:text-style-name="P7" draw:layer="layout" svg:x1="14.378cm" svg:y1="4.174cm" svg:x2="13.59cm" svg:y2="4.174cm">
            <text:p/>
          </draw:line>
          <draw:g>
            <draw:g>
              <draw:custom-shape draw:style-name="gr112" draw:text-style-name="P7" draw:layer="layout" svg:width="0.14cm" svg:height="0.14cm" draw:transform="rotate (1.5707963267949) translate (12.791cm 4.484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3" draw:text-style-name="P7" draw:layer="layout" svg:width="0.04cm" svg:height="0.04cm" draw:transform="rotate (1.5707963267949) translate (12.84cm 4.43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14" draw:text-style-name="P7" draw:layer="layout" svg:width="0.14cm" svg:height="0.14cm" draw:transform="rotate (1.5707963267949) translate (12.791cm 4.74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5" draw:text-style-name="P7" draw:layer="layout" svg:width="0.04cm" svg:height="0.04cm" draw:transform="rotate (1.5707963267949) translate (12.84cm 4.688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16" draw:text-style-name="P7" draw:layer="layout" svg:width="0.14cm" svg:height="0.14cm" draw:transform="rotate (1.5707963267949) translate (12.791cm 4.987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7" draw:text-style-name="P7" draw:layer="layout" svg:width="0.04cm" svg:height="0.04cm" draw:transform="rotate (1.5707963267949) translate (12.84cm 4.935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18" draw:text-style-name="P7" draw:layer="layout" svg:width="0.14cm" svg:height="0.14cm" svg:x="13.538cm" svg:y="3.0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7" draw:layer="layout" svg:width="0.04cm" svg:height="0.04cm" svg:x="13.586cm" svg:y="3.1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20" draw:text-style-name="P7" draw:layer="layout" svg:width="0.14cm" svg:height="0.14cm" svg:x="13.538cm" svg:y="3.3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1" draw:text-style-name="P7" draw:layer="layout" svg:width="0.04cm" svg:height="0.04cm" svg:x="13.586cm" svg:y="3.3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22" draw:text-style-name="P7" draw:layer="layout" svg:width="0.14cm" svg:height="0.14cm" svg:x="13.789cm" svg:y="3.0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3" draw:text-style-name="P7" draw:layer="layout" svg:width="0.04cm" svg:height="0.04cm" svg:x="13.837cm" svg:y="3.1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24" draw:text-style-name="P7" draw:layer="layout" svg:width="0.14cm" svg:height="0.14cm" svg:x="13.789cm" svg:y="3.3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7" draw:layer="layout" svg:width="0.04cm" svg:height="0.04cm" svg:x="13.837cm" svg:y="3.3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126" draw:text-style-name="P7" draw:layer="layout" svg:width="0.14cm" svg:height="0.14cm" draw:transform="rotate (1.5707963267949) translate (13.523cm 3.73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7" draw:text-style-name="P7" draw:layer="layout" svg:width="0.04cm" svg:height="0.04cm" draw:transform="rotate (1.5707963267949) translate (13.572cm 3.68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28" draw:text-style-name="P7" draw:layer="layout" svg:width="0.14cm" svg:height="0.14cm" draw:transform="rotate (1.5707963267949) translate (13.523cm 3.988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9" draw:text-style-name="P7" draw:layer="layout" svg:width="0.04cm" svg:height="0.04cm" draw:transform="rotate (1.5707963267949) translate (13.572cm 3.936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30" draw:text-style-name="P7" draw:layer="layout" svg:width="0.14cm" svg:height="0.14cm" draw:transform="rotate (1.5707963267949) translate (13.523cm 4.235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1" draw:text-style-name="P7" draw:layer="layout" svg:width="0.04cm" svg:height="0.04cm" draw:transform="rotate (1.5707963267949) translate (13.572cm 4.183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132" draw:text-style-name="P7" draw:layer="layout" svg:width="0.14cm" svg:height="0.14cm" draw:transform="rotate (1.5707963267949) translate (13.767cm 5.233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3" draw:text-style-name="P7" draw:layer="layout" svg:width="0.04cm" svg:height="0.04cm" draw:transform="rotate (1.5707963267949) translate (13.816cm 5.18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34" draw:text-style-name="P7" draw:layer="layout" svg:width="0.14cm" svg:height="0.14cm" draw:transform="rotate (1.5707963267949) translate (13.767cm 5.489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5" draw:text-style-name="P7" draw:layer="layout" svg:width="0.04cm" svg:height="0.04cm" draw:transform="rotate (1.5707963267949) translate (13.816cm 5.437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36" draw:text-style-name="P7" draw:layer="layout" svg:width="0.14cm" svg:height="0.14cm" draw:transform="rotate (1.5707963267949) translate (13.767cm 5.736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7" draw:text-style-name="P7" draw:layer="layout" svg:width="0.04cm" svg:height="0.04cm" draw:transform="rotate (1.5707963267949) translate (13.816cm 5.684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138" draw:text-style-name="P9" draw:layer="layout" svg:width="0.14cm" svg:height="0.14cm" draw:transform="rotate (1.5707963267949) translate (14.291cm 3.985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9" draw:text-style-name="P9" draw:layer="layout" svg:width="0.04cm" svg:height="0.04cm" draw:transform="rotate (1.5707963267949) translate (14.34cm 3.933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40" draw:text-style-name="P9" draw:layer="layout" svg:width="0.14cm" svg:height="0.14cm" draw:transform="rotate (1.5707963267949) translate (14.291cm 4.24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1" draw:text-style-name="P9" draw:layer="layout" svg:width="0.04cm" svg:height="0.04cm" draw:transform="rotate (1.5707963267949) translate (14.34cm 4.189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42" draw:text-style-name="P9" draw:layer="layout" svg:width="0.14cm" svg:height="0.14cm" draw:transform="rotate (1.5707963267949) translate (14.291cm 4.488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3" draw:text-style-name="P9" draw:layer="layout" svg:width="0.04cm" svg:height="0.04cm" draw:transform="rotate (1.5707963267949) translate (14.34cm 4.436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144" draw:text-style-name="P9" draw:layer="layout" svg:width="0.14cm" svg:height="0.14cm" draw:transform="rotate (1.5707963267949) translate (14.535cm 5.486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5" draw:text-style-name="P9" draw:layer="layout" svg:width="0.04cm" svg:height="0.04cm" draw:transform="rotate (1.5707963267949) translate (14.584cm 5.434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46" draw:text-style-name="P9" draw:layer="layout" svg:width="0.14cm" svg:height="0.14cm" draw:transform="rotate (1.5707963267949) translate (14.535cm 5.74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7" draw:text-style-name="P9" draw:layer="layout" svg:width="0.04cm" svg:height="0.04cm" draw:transform="rotate (1.5707963267949) translate (14.584cm 5.69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48" draw:text-style-name="P9" draw:layer="layout" svg:width="0.14cm" svg:height="0.14cm" draw:transform="rotate (1.5707963267949) translate (14.535cm 5.989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9" draw:text-style-name="P9" draw:layer="layout" svg:width="0.04cm" svg:height="0.04cm" draw:transform="rotate (1.5707963267949) translate (14.584cm 5.937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g>
                <draw:g>
                  <draw:custom-shape draw:style-name="gr150" draw:text-style-name="P7" draw:layer="layout" svg:width="0.14cm" svg:height="0.14cm" svg:x="13.537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51" draw:text-style-name="P7" draw:layer="layout" svg:width="0.04cm" svg:height="0.04cm" svg:x="13.585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152" draw:text-style-name="P7" draw:layer="layout" svg:width="0.14cm" svg:height="0.14cm" svg:x="13.793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53" draw:text-style-name="P7" draw:layer="layout" svg:width="0.04cm" svg:height="0.04cm" svg:x="13.841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154" draw:text-style-name="P7" draw:layer="layout" svg:width="0.14cm" svg:height="0.14cm" svg:x="14.034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55" draw:text-style-name="P7" draw:layer="layout" svg:width="0.04cm" svg:height="0.04cm" svg:x="14.082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156" draw:text-style-name="P7" draw:layer="layout" svg:width="0.14cm" svg:height="0.14cm" svg:x="14.29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57" draw:text-style-name="P7" draw:layer="layout" svg:width="0.04cm" svg:height="0.04cm" svg:x="14.338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158" draw:text-style-name="P7" draw:layer="layout" svg:width="0.14cm" svg:height="0.14cm" svg:x="14.035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59" draw:text-style-name="P7" draw:layer="layout" svg:width="0.04cm" svg:height="0.04cm" svg:x="14.083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160" draw:text-style-name="P7" draw:layer="layout" svg:width="0.14cm" svg:height="0.14cm" svg:x="14.291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61" draw:text-style-name="P7" draw:layer="layout" svg:width="0.04cm" svg:height="0.04cm" svg:x="14.339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162" draw:text-style-name="P7" draw:layer="layout" svg:width="0.14cm" svg:height="0.14cm" svg:x="14.545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63" draw:text-style-name="P7" draw:layer="layout" svg:width="0.04cm" svg:height="0.04cm" svg:x="14.593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164" draw:text-style-name="P7" draw:layer="layout" svg:width="0.14cm" svg:height="0.14cm" svg:x="14.801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65" draw:text-style-name="P7" draw:layer="layout" svg:width="0.04cm" svg:height="0.04cm" svg:x="14.849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166" draw:text-style-name="P7" draw:layer="layout" svg:width="0.14cm" svg:height="0.14cm" svg:x="15.042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67" draw:text-style-name="P7" draw:layer="layout" svg:width="0.04cm" svg:height="0.04cm" svg:x="15.09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168" draw:text-style-name="P7" draw:layer="layout" svg:width="0.14cm" svg:height="0.14cm" svg:x="15.298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69" draw:text-style-name="P7" draw:layer="layout" svg:width="0.04cm" svg:height="0.04cm" svg:x="15.346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170" draw:text-style-name="P7" draw:layer="layout" svg:width="0.14cm" svg:height="0.14cm" svg:x="15.043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71" draw:text-style-name="P7" draw:layer="layout" svg:width="0.04cm" svg:height="0.04cm" svg:x="15.091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172" draw:text-style-name="P7" draw:layer="layout" svg:width="0.14cm" svg:height="0.14cm" svg:x="15.299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73" draw:text-style-name="P7" draw:layer="layout" svg:width="0.04cm" svg:height="0.04cm" svg:x="15.347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174" draw:text-style-name="P7" draw:layer="layout" svg:width="0.14cm" svg:height="0.14cm" svg:x="15.558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75" draw:text-style-name="P7" draw:layer="layout" svg:width="0.04cm" svg:height="0.04cm" svg:x="15.606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176" draw:text-style-name="P7" draw:layer="layout" svg:width="0.14cm" svg:height="0.14cm" svg:x="15.814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77" draw:text-style-name="P7" draw:layer="layout" svg:width="0.04cm" svg:height="0.04cm" svg:x="15.862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178" draw:text-style-name="P7" draw:layer="layout" svg:width="0.14cm" svg:height="0.14cm" svg:x="15.559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79" draw:text-style-name="P7" draw:layer="layout" svg:width="0.04cm" svg:height="0.04cm" svg:x="15.607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180" draw:text-style-name="P7" draw:layer="layout" svg:width="0.14cm" svg:height="0.14cm" svg:x="15.815cm" svg:y="1.05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81" draw:text-style-name="P7" draw:layer="layout" svg:width="0.04cm" svg:height="0.04cm" svg:x="15.863cm" svg:y="1.10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g>
                <draw:custom-shape draw:style-name="gr182" draw:text-style-name="P7" draw:layer="layout" svg:width="0.14cm" svg:height="0.14cm" svg:x="16.082cm" svg:y="1.053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83" draw:text-style-name="P7" draw:layer="layout" svg:width="0.04cm" svg:height="0.04cm" svg:x="16.13cm" svg:y="1.10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184" draw:text-style-name="P7" draw:layer="layout" svg:width="0.14cm" svg:height="0.14cm" svg:x="16.334cm" svg:y="1.053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85" draw:text-style-name="P7" draw:layer="layout" svg:width="0.04cm" svg:height="0.04cm" svg:x="16.382cm" svg:y="1.10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g>
              <draw:g>
                <draw:g>
                  <draw:custom-shape draw:style-name="gr186" draw:text-style-name="P7" draw:layer="layout" svg:width="0.14cm" svg:height="0.14cm" svg:x="13.537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87" draw:text-style-name="P7" draw:layer="layout" svg:width="0.04cm" svg:height="0.04cm" svg:x="13.585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188" draw:text-style-name="P7" draw:layer="layout" svg:width="0.14cm" svg:height="0.14cm" svg:x="13.793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89" draw:text-style-name="P7" draw:layer="layout" svg:width="0.04cm" svg:height="0.04cm" svg:x="13.841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190" draw:text-style-name="P7" draw:layer="layout" svg:width="0.14cm" svg:height="0.14cm" svg:x="14.034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91" draw:text-style-name="P7" draw:layer="layout" svg:width="0.04cm" svg:height="0.04cm" svg:x="14.082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192" draw:text-style-name="P7" draw:layer="layout" svg:width="0.14cm" svg:height="0.14cm" svg:x="14.29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93" draw:text-style-name="P7" draw:layer="layout" svg:width="0.04cm" svg:height="0.04cm" svg:x="14.338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194" draw:text-style-name="P7" draw:layer="layout" svg:width="0.14cm" svg:height="0.14cm" svg:x="14.035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95" draw:text-style-name="P7" draw:layer="layout" svg:width="0.04cm" svg:height="0.04cm" svg:x="14.083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196" draw:text-style-name="P7" draw:layer="layout" svg:width="0.14cm" svg:height="0.14cm" svg:x="14.291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97" draw:text-style-name="P7" draw:layer="layout" svg:width="0.04cm" svg:height="0.04cm" svg:x="14.339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198" draw:text-style-name="P7" draw:layer="layout" svg:width="0.14cm" svg:height="0.14cm" svg:x="14.545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99" draw:text-style-name="P7" draw:layer="layout" svg:width="0.04cm" svg:height="0.04cm" svg:x="14.593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200" draw:text-style-name="P7" draw:layer="layout" svg:width="0.14cm" svg:height="0.14cm" svg:x="14.801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01" draw:text-style-name="P7" draw:layer="layout" svg:width="0.04cm" svg:height="0.04cm" svg:x="14.849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202" draw:text-style-name="P7" draw:layer="layout" svg:width="0.14cm" svg:height="0.14cm" svg:x="15.042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03" draw:text-style-name="P7" draw:layer="layout" svg:width="0.04cm" svg:height="0.04cm" svg:x="15.09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204" draw:text-style-name="P7" draw:layer="layout" svg:width="0.14cm" svg:height="0.14cm" svg:x="15.298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05" draw:text-style-name="P7" draw:layer="layout" svg:width="0.04cm" svg:height="0.04cm" svg:x="15.346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206" draw:text-style-name="P7" draw:layer="layout" svg:width="0.14cm" svg:height="0.14cm" svg:x="15.043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07" draw:text-style-name="P7" draw:layer="layout" svg:width="0.04cm" svg:height="0.04cm" svg:x="15.091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208" draw:text-style-name="P7" draw:layer="layout" svg:width="0.14cm" svg:height="0.14cm" svg:x="15.299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09" draw:text-style-name="P7" draw:layer="layout" svg:width="0.04cm" svg:height="0.04cm" svg:x="15.347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210" draw:text-style-name="P7" draw:layer="layout" svg:width="0.14cm" svg:height="0.14cm" svg:x="15.558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11" draw:text-style-name="P7" draw:layer="layout" svg:width="0.04cm" svg:height="0.04cm" svg:x="15.606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212" draw:text-style-name="P7" draw:layer="layout" svg:width="0.14cm" svg:height="0.14cm" svg:x="15.814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13" draw:text-style-name="P7" draw:layer="layout" svg:width="0.04cm" svg:height="0.04cm" svg:x="15.862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214" draw:text-style-name="P7" draw:layer="layout" svg:width="0.14cm" svg:height="0.14cm" svg:x="15.559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15" draw:text-style-name="P7" draw:layer="layout" svg:width="0.04cm" svg:height="0.04cm" svg:x="15.607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216" draw:text-style-name="P7" draw:layer="layout" svg:width="0.14cm" svg:height="0.14cm" svg:x="15.815cm" svg:y="2.56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17" draw:text-style-name="P7" draw:layer="layout" svg:width="0.04cm" svg:height="0.04cm" svg:x="15.863cm" svg:y="2.61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g>
                <draw:custom-shape draw:style-name="gr218" draw:text-style-name="P7" draw:layer="layout" svg:width="0.14cm" svg:height="0.14cm" svg:x="16.082cm" svg:y="2.56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19" draw:text-style-name="P7" draw:layer="layout" svg:width="0.04cm" svg:height="0.04cm" svg:x="16.13cm" svg:y="2.61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220" draw:text-style-name="P7" draw:layer="layout" svg:width="0.14cm" svg:height="0.14cm" svg:x="16.334cm" svg:y="2.56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21" draw:text-style-name="P7" draw:layer="layout" svg:width="0.04cm" svg:height="0.04cm" svg:x="16.382cm" svg:y="2.61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  <draw:g>
            <draw:g>
              <draw:custom-shape draw:style-name="gr222" draw:text-style-name="P7" draw:layer="layout" svg:width="0.14cm" svg:height="0.14cm" draw:transform="rotate (1.5707963267949) translate (13.274cm 3.97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23" draw:text-style-name="P7" draw:layer="layout" svg:width="0.04cm" svg:height="0.04cm" draw:transform="rotate (1.5707963267949) translate (13.323cm 3.92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24" draw:text-style-name="P7" draw:layer="layout" svg:width="0.14cm" svg:height="0.14cm" draw:transform="rotate (1.5707963267949) translate (13.274cm 3.21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25" draw:text-style-name="P7" draw:layer="layout" svg:width="0.04cm" svg:height="0.04cm" draw:transform="rotate (1.5707963267949) translate (13.323cm 3.16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226" draw:text-style-name="P7" draw:layer="layout" svg:width="0.14cm" svg:height="0.14cm" draw:transform="rotate (1.5707963267949) translate (13.019cm 3.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27" draw:text-style-name="P7" draw:layer="layout" svg:width="0.04cm" svg:height="0.04cm" draw:transform="rotate (1.5707963267949) translate (13.068cm 3.93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28" draw:text-style-name="P7" draw:layer="layout" svg:width="0.14cm" svg:height="0.14cm" draw:transform="rotate (1.5707963267949) translate (13.019cm 3.22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29" draw:text-style-name="P7" draw:layer="layout" svg:width="0.04cm" svg:height="0.04cm" draw:transform="rotate (1.5707963267949) translate (13.068cm 3.17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230" draw:text-style-name="P7" draw:layer="layout" svg:width="0.14cm" svg:height="0.14cm" svg:x="13.04cm" svg:y="4.3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1" draw:text-style-name="P7" draw:layer="layout" svg:width="0.04cm" svg:height="0.04cm" svg:x="13.088cm" svg:y="4.3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32" draw:text-style-name="P7" draw:layer="layout" svg:width="0.14cm" svg:height="0.14cm" svg:x="13.798cm" svg:y="4.3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3" draw:text-style-name="P7" draw:layer="layout" svg:width="0.04cm" svg:height="0.04cm" svg:x="13.846cm" svg:y="4.3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234" draw:text-style-name="P7" draw:layer="layout" svg:width="0.14cm" svg:height="0.14cm" svg:x="13.544cm" svg:y="4.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5" draw:text-style-name="P7" draw:layer="layout" svg:width="0.04cm" svg:height="0.04cm" svg:x="13.592cm" svg:y="4.63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36" draw:text-style-name="P7" draw:layer="layout" svg:width="0.14cm" svg:height="0.14cm" svg:x="14.302cm" svg:y="4.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7" draw:text-style-name="P7" draw:layer="layout" svg:width="0.04cm" svg:height="0.04cm" svg:x="14.35cm" svg:y="4.63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238" draw:text-style-name="P7" draw:layer="layout" svg:width="0.14cm" svg:height="0.14cm" svg:x="13.269cm" svg:y="4.8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9" draw:text-style-name="P7" draw:layer="layout" svg:width="0.04cm" svg:height="0.04cm" svg:x="13.317cm" svg:y="4.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40" draw:text-style-name="P7" draw:layer="layout" svg:width="0.14cm" svg:height="0.14cm" svg:x="14.027cm" svg:y="4.8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1" draw:text-style-name="P7" draw:layer="layout" svg:width="0.04cm" svg:height="0.04cm" svg:x="14.075cm" svg:y="4.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242" draw:text-style-name="P7" draw:layer="layout" svg:x1="13.591cm" svg:y1="4.946cm" svg:x2="13.881cm" svg:y2="4.646cm">
            <text:p/>
          </draw:line>
          <draw:line draw:style-name="gr243" draw:text-style-name="P7" draw:layer="layout" svg:x1="13.898cm" svg:y1="4.762cm" svg:x2="14.629cm" svg:y2="4.875cm">
            <text:p/>
          </draw:line>
          <draw:line draw:style-name="gr244" draw:text-style-name="P7" draw:layer="layout" svg:x1="12.939cm" svg:y1="3.69cm" svg:x2="12.953cm" svg:y2="2.367cm">
            <text:p/>
          </draw:line>
          <draw:line draw:style-name="gr245" draw:text-style-name="P7" draw:layer="layout" svg:x1="12.928cm" svg:y1="2.367cm" svg:x2="14.403cm" svg:y2="2.373cm">
            <text:p/>
          </draw:line>
          <draw:line draw:style-name="gr246" draw:text-style-name="P7" draw:layer="layout" svg:x1="14.753cm" svg:y1="5.937cm" svg:x2="14.753cm" svg:y2="3.774cm">
            <text:p/>
          </draw:line>
          <draw:line draw:style-name="gr247" draw:text-style-name="P7" draw:layer="layout" svg:x1="14.492cm" svg:y1="3.558cm" svg:x2="14.492cm" svg:y2="1.365cm">
            <text:p/>
          </draw:line>
          <draw:line draw:style-name="gr248" draw:text-style-name="P7" draw:layer="layout" svg:x1="14.488cm" svg:y1="3.54cm" svg:x2="14.889cm" svg:y2="3.704cm">
            <text:p/>
          </draw:line>
          <draw:line draw:style-name="gr249" draw:text-style-name="P7" draw:layer="layout" svg:x1="13.945cm" svg:y1="3.587cm" svg:x2="14.294cm" svg:y2="3.651cm">
            <text:p/>
          </draw:line>
          <draw:g>
            <draw:g>
              <draw:custom-shape draw:style-name="gr250" draw:text-style-name="P7" draw:layer="layout" svg:width="0.14cm" svg:height="0.14cm" draw:transform="rotate (1.5707963267949) translate (13.027cm 6.00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1" draw:text-style-name="P7" draw:layer="layout" svg:width="0.04cm" svg:height="0.04cm" draw:transform="rotate (1.5707963267949) translate (13.076cm 5.9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52" draw:text-style-name="P7" draw:layer="layout" svg:width="0.14cm" svg:height="0.14cm" draw:transform="rotate (1.5707963267949) translate (13.027cm 5.2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3" draw:text-style-name="P7" draw:layer="layout" svg:width="0.04cm" svg:height="0.04cm" draw:transform="rotate (1.5707963267949) translate (13.076cm 5.20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254" draw:text-style-name="P7" draw:layer="layout" svg:width="0.14cm" svg:height="0.14cm" draw:transform="rotate (1.5707963267949) translate (13.282cm 6.00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5" draw:text-style-name="P7" draw:layer="layout" svg:width="0.04cm" svg:height="0.04cm" draw:transform="rotate (1.5707963267949) translate (13.331cm 5.9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56" draw:text-style-name="P7" draw:layer="layout" svg:width="0.14cm" svg:height="0.14cm" draw:transform="rotate (1.5707963267949) translate (13.282cm 5.2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7" draw:text-style-name="P7" draw:layer="layout" svg:width="0.04cm" svg:height="0.04cm" draw:transform="rotate (1.5707963267949) translate (13.331cm 5.20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258" draw:text-style-name="P7" draw:layer="layout" svg:x1="14.866cm" svg:y1="6.057cm" svg:x2="14.872cm" svg:y2="3.677cm">
            <text:p/>
          </draw:line>
          <draw:line draw:style-name="gr259" draw:text-style-name="P7" draw:layer="layout" svg:x1="13.002cm" svg:y1="5.046cm" svg:x2="13.698cm" svg:y2="5.062cm">
            <text:p/>
          </draw:line>
          <draw:line draw:style-name="gr260" draw:text-style-name="P7" draw:layer="layout" svg:x1="13.65cm" svg:y1="5.226cm" svg:x2="13.649cm" svg:y2="5.046cm">
            <text:p/>
          </draw:line>
          <draw:line draw:style-name="gr261" draw:text-style-name="P7" draw:layer="layout" svg:x1="13.297cm" svg:y1="6.062cm" svg:x2="14.89cm" svg:y2="6.056cm">
            <text:p/>
          </draw:line>
          <draw:frame draw:style-name="gr262" draw:text-style-name="P10" draw:layer="layout" svg:width="0.552cm" svg:height="1.245cm" svg:x="12.848cm" svg:y="4.215cm">
            <draw:text-box>
              <text:p/>
            </draw:text-box>
          </draw:frame>
          <draw:g>
            <draw:path draw:style-name="gr263" draw:text-style-name="P11" draw:layer="layout" svg:width="0.102cm" svg:height="0.103cm" svg:x="12.669cm" svg:y="4.38cm" svg:viewBox="0 0 103 104" svg:d="M44 60c0 14 0 29 0 44 5 0 10 0 15 0 0-15 0-30 0-44 15 0 29 0 44 0 0-5 0-10 0-15-15 0-29 0-44 0 0-15 0-30 0-45-5 0-10 0-15 0 0 15 0 30 0 45-15 0-29 0-44 0 0 5 0 10 0 15 15 0 29 0 44 0z">
              <text:p/>
            </draw:path>
            <draw:path draw:style-name="gr264" draw:text-style-name="P11" draw:layer="layout" svg:width="0.125cm" svg:height="0.145cm" svg:x="12.639cm" svg:y="4.599cm" svg:viewBox="0 0 126 146" svg:d="M0 71c0 13 2 23 5 33 4 9 9 17 16 23 6 6 13 11 22 14s18 5 28 5h55v-146h-49c-11 0-21 1-31 4-9 3-17 7-24 13s-12 13-16 22-6 20-6 32zM20 71c0-9 1-18 4-25s7-13 12-17c5-5 11-8 18-10s15-3 24-3h28v114h-33c-7 0-14-1-21-4-6-2-12-6-17-11s-8-11-11-18-4-16-4-26z">
              <text:p/>
            </draw:path>
            <draw:path draw:style-name="gr265" draw:text-style-name="P11" draw:layer="layout" svg:width="0.137cm" svg:height="0.149cm" svg:x="12.633cm" svg:y="4.839cm" svg:viewBox="0 0 138 150" svg:d="M138 74c0-11-1-21-4-30-3-10-8-17-14-24-6-6-14-11-23-15-9-3-19-5-31-5-9 0-17 1-24 2-7 2-12 4-17 7s-10 7-13 11-6 9-9 14l19 6c2-4 4-7 7-10 2-3 5-5 9-7 3-2 7-4 12-5s10-2 16-2c9 0 17 2 23 4 7 3 12 7 17 12 4 5 7 11 9 18 2 8 3 16 3 24 0 9-1 17-3 24-2 8-6 14-10 19-5 6-10 10-17 13s-14 4-23 4c-6 0-11-1-16-1-5-1-9-3-13-4-4-2-7-4-10-5-3-2-6-4-8-6v-26h44v-17h-62v50c3 4 7 7 11 10 5 3 10 5 15 8 6 2 12 4 18 5 7 1 14 2 21 2 12 0 23-2 32-6 9-3 17-9 23-15 6-7 11-15 14-24 3-10 4-20 4-31z">
              <text:p/>
            </draw:path>
          </draw:g>
          <draw:g>
            <draw:g>
              <draw:custom-shape draw:style-name="gr266" draw:text-style-name="P7" draw:layer="layout" svg:width="0.14cm" svg:height="0.14cm" draw:transform="rotate (1.5707963267949) translate (15.058cm 3.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67" draw:text-style-name="P7" draw:layer="layout" svg:width="0.04cm" svg:height="0.04cm" draw:transform="rotate (1.5707963267949) translate (15.107cm 3.93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68" draw:text-style-name="P7" draw:layer="layout" svg:width="0.14cm" svg:height="0.14cm" draw:transform="rotate (1.5707963267949) translate (15.058cm 3.22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69" draw:text-style-name="P7" draw:layer="layout" svg:width="0.04cm" svg:height="0.04cm" draw:transform="rotate (1.5707963267949) translate (15.107cm 3.17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270" draw:text-style-name="P7" draw:layer="layout" svg:width="0.14cm" svg:height="0.14cm" draw:transform="rotate (1.5707963267949) translate (15.315cm 3.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71" draw:text-style-name="P7" draw:layer="layout" svg:width="0.04cm" svg:height="0.04cm" draw:transform="rotate (1.5707963267949) translate (15.364cm 3.93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72" draw:text-style-name="P7" draw:layer="layout" svg:width="0.14cm" svg:height="0.14cm" draw:transform="rotate (1.5707963267949) translate (15.315cm 3.22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73" draw:text-style-name="P7" draw:layer="layout" svg:width="0.04cm" svg:height="0.04cm" draw:transform="rotate (1.5707963267949) translate (15.364cm 3.17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274" draw:text-style-name="P7" draw:layer="layout" svg:width="0.14cm" svg:height="0.14cm" draw:transform="rotate (1.5707963267949) translate (15.315cm 4.99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75" draw:text-style-name="P7" draw:layer="layout" svg:width="0.04cm" svg:height="0.04cm" draw:transform="rotate (1.5707963267949) translate (15.364cm 4.95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76" draw:text-style-name="P7" draw:layer="layout" svg:width="0.14cm" svg:height="0.14cm" draw:transform="rotate (1.5707963267949) translate (15.315cm 4.24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77" draw:text-style-name="P7" draw:layer="layout" svg:width="0.04cm" svg:height="0.04cm" draw:transform="rotate (1.5707963267949) translate (15.364cm 4.19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278" draw:text-style-name="P7" draw:layer="layout" svg:width="0.14cm" svg:height="0.14cm" draw:transform="rotate (1.5707963267949) translate (15.575cm 3.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79" draw:text-style-name="P7" draw:layer="layout" svg:width="0.04cm" svg:height="0.04cm" draw:transform="rotate (1.5707963267949) translate (15.624cm 3.93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80" draw:text-style-name="P7" draw:layer="layout" svg:width="0.14cm" svg:height="0.14cm" draw:transform="rotate (1.5707963267949) translate (15.575cm 3.22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81" draw:text-style-name="P7" draw:layer="layout" svg:width="0.04cm" svg:height="0.04cm" draw:transform="rotate (1.5707963267949) translate (15.624cm 3.17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282" draw:text-style-name="P7" draw:layer="layout" svg:width="0.14cm" svg:height="0.14cm" draw:transform="rotate (1.5707963267949) translate (15.575cm 4.99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83" draw:text-style-name="P7" draw:layer="layout" svg:width="0.04cm" svg:height="0.04cm" draw:transform="rotate (1.5707963267949) translate (15.624cm 4.95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84" draw:text-style-name="P7" draw:layer="layout" svg:width="0.14cm" svg:height="0.14cm" draw:transform="rotate (1.5707963267949) translate (15.575cm 4.24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85" draw:text-style-name="P7" draw:layer="layout" svg:width="0.04cm" svg:height="0.04cm" draw:transform="rotate (1.5707963267949) translate (15.624cm 4.19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286" draw:text-style-name="P7" draw:layer="layout" svg:width="0.14cm" svg:height="0.14cm" draw:transform="rotate (1.5707963267949) translate (15.823cm 3.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87" draw:text-style-name="P7" draw:layer="layout" svg:width="0.04cm" svg:height="0.04cm" draw:transform="rotate (1.5707963267949) translate (15.872cm 3.93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88" draw:text-style-name="P7" draw:layer="layout" svg:width="0.14cm" svg:height="0.14cm" draw:transform="rotate (1.5707963267949) translate (15.823cm 3.22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89" draw:text-style-name="P7" draw:layer="layout" svg:width="0.04cm" svg:height="0.04cm" draw:transform="rotate (1.5707963267949) translate (15.872cm 3.17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290" draw:text-style-name="P7" draw:layer="layout" svg:width="0.14cm" svg:height="0.14cm" draw:transform="rotate (1.5707963267949) translate (16.071cm 3.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91" draw:text-style-name="P7" draw:layer="layout" svg:width="0.04cm" svg:height="0.04cm" draw:transform="rotate (1.5707963267949) translate (16.12cm 3.93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92" draw:text-style-name="P7" draw:layer="layout" svg:width="0.14cm" svg:height="0.14cm" draw:transform="rotate (1.5707963267949) translate (16.071cm 3.22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93" draw:text-style-name="P7" draw:layer="layout" svg:width="0.04cm" svg:height="0.04cm" draw:transform="rotate (1.5707963267949) translate (16.12cm 3.17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294" draw:text-style-name="P7" draw:layer="layout" svg:width="0.14cm" svg:height="0.14cm" draw:transform="rotate (1.5707963267949) translate (16.071cm 4.99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95" draw:text-style-name="P7" draw:layer="layout" svg:width="0.04cm" svg:height="0.04cm" draw:transform="rotate (1.5707963267949) translate (16.12cm 4.95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96" draw:text-style-name="P7" draw:layer="layout" svg:width="0.14cm" svg:height="0.14cm" draw:transform="rotate (1.5707963267949) translate (16.071cm 4.24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97" draw:text-style-name="P7" draw:layer="layout" svg:width="0.04cm" svg:height="0.04cm" draw:transform="rotate (1.5707963267949) translate (16.12cm 4.19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298" draw:text-style-name="P7" draw:layer="layout" svg:width="0.14cm" svg:height="0.14cm" draw:transform="rotate (1.5707963267949) translate (16.328cm 3.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99" draw:text-style-name="P7" draw:layer="layout" svg:width="0.04cm" svg:height="0.04cm" draw:transform="rotate (1.5707963267949) translate (16.377cm 3.93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00" draw:text-style-name="P7" draw:layer="layout" svg:width="0.14cm" svg:height="0.14cm" draw:transform="rotate (1.5707963267949) translate (16.328cm 3.22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01" draw:text-style-name="P7" draw:layer="layout" svg:width="0.04cm" svg:height="0.04cm" draw:transform="rotate (1.5707963267949) translate (16.377cm 3.17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302" draw:text-style-name="P7" draw:layer="layout" svg:width="0.14cm" svg:height="0.14cm" draw:transform="rotate (1.5707963267949) translate (16.328cm 4.99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03" draw:text-style-name="P7" draw:layer="layout" svg:width="0.04cm" svg:height="0.04cm" draw:transform="rotate (1.5707963267949) translate (16.377cm 4.95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04" draw:text-style-name="P7" draw:layer="layout" svg:width="0.14cm" svg:height="0.14cm" draw:transform="rotate (1.5707963267949) translate (16.328cm 4.24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05" draw:text-style-name="P7" draw:layer="layout" svg:width="0.04cm" svg:height="0.04cm" draw:transform="rotate (1.5707963267949) translate (16.377cm 4.19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306" draw:text-style-name="P7" draw:layer="layout" svg:width="0.14cm" svg:height="0.14cm" svg:x="14.053cm" svg:y="3.0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07" draw:text-style-name="P7" draw:layer="layout" svg:width="0.04cm" svg:height="0.04cm" svg:x="14.101cm" svg:y="3.13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08" draw:text-style-name="P7" draw:layer="layout" svg:width="0.14cm" svg:height="0.14cm" svg:x="14.811cm" svg:y="3.0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09" draw:text-style-name="P7" draw:layer="layout" svg:width="0.04cm" svg:height="0.04cm" svg:x="14.859cm" svg:y="3.13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310" draw:text-style-name="P7" draw:layer="layout" svg:width="0.14cm" svg:height="0.14cm" svg:x="14.046cm" svg:y="3.32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1" draw:text-style-name="P7" draw:layer="layout" svg:width="0.04cm" svg:height="0.04cm" svg:x="14.094cm" svg:y="3.3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12" draw:text-style-name="P7" draw:layer="layout" svg:width="0.14cm" svg:height="0.14cm" svg:x="14.804cm" svg:y="3.32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3" draw:text-style-name="P7" draw:layer="layout" svg:width="0.04cm" svg:height="0.04cm" svg:x="14.852cm" svg:y="3.3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314" draw:text-style-name="P8" draw:layer="layout" svg:x1="14.268cm" svg:y1="3.637cm" svg:x2="14.753cm" svg:y2="3.796cm">
            <text:p/>
          </draw:line>
          <draw:line draw:style-name="gr315" draw:text-style-name="P8" draw:layer="layout" svg:x1="14.625cm" svg:y1="3.126cm" svg:x2="14.625cm" svg:y2="3.461cm">
            <text:p/>
          </draw:line>
          <draw:line draw:style-name="gr316" draw:text-style-name="P8" draw:layer="layout" svg:x1="14.603cm" svg:y1="3.452cm" svg:x2="15.132cm" svg:y2="3.673cm">
            <text:p/>
          </draw:line>
          <draw:g>
            <draw:g>
              <draw:custom-shape draw:style-name="gr317" draw:text-style-name="P9" draw:layer="layout" svg:width="0.14cm" svg:height="0.14cm" draw:transform="rotate (1.5707963267949) translate (15.31cm 5.243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8" draw:text-style-name="P9" draw:layer="layout" svg:width="0.04cm" svg:height="0.04cm" draw:transform="rotate (1.5707963267949) translate (15.359cm 5.19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19" draw:text-style-name="P9" draw:layer="layout" svg:width="0.14cm" svg:height="0.14cm" draw:transform="rotate (1.5707963267949) translate (15.31cm 5.499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20" draw:text-style-name="P9" draw:layer="layout" svg:width="0.04cm" svg:height="0.04cm" draw:transform="rotate (1.5707963267949) translate (15.359cm 5.447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21" draw:text-style-name="P9" draw:layer="layout" svg:width="0.14cm" svg:height="0.14cm" draw:transform="rotate (1.5707963267949) translate (15.31cm 5.746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22" draw:text-style-name="P9" draw:layer="layout" svg:width="0.04cm" svg:height="0.04cm" draw:transform="rotate (1.5707963267949) translate (15.359cm 5.694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323" draw:text-style-name="P7" draw:layer="layout" svg:width="0.14cm" svg:height="0.14cm" draw:transform="rotate (1.5707963267949) translate (15.06cm 5.76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24" draw:text-style-name="P7" draw:layer="layout" svg:width="0.04cm" svg:height="0.04cm" draw:transform="rotate (1.5707963267949) translate (15.109cm 5.71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25" draw:text-style-name="P7" draw:layer="layout" svg:width="0.14cm" svg:height="0.14cm" draw:transform="rotate (1.5707963267949) translate (15.06cm 5.00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26" draw:text-style-name="P7" draw:layer="layout" svg:width="0.04cm" svg:height="0.04cm" draw:transform="rotate (1.5707963267949) translate (15.109cm 4.9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327" draw:text-style-name="P7" draw:layer="layout" svg:width="0.14cm" svg:height="0.14cm" draw:transform="rotate (1.5707963267949) translate (15.817cm 5.74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28" draw:text-style-name="P7" draw:layer="layout" svg:width="0.04cm" svg:height="0.04cm" draw:transform="rotate (1.5707963267949) translate (15.866cm 5.70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29" draw:text-style-name="P7" draw:layer="layout" svg:width="0.14cm" svg:height="0.14cm" draw:transform="rotate (1.5707963267949) translate (15.817cm 4.99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30" draw:text-style-name="P7" draw:layer="layout" svg:width="0.04cm" svg:height="0.04cm" draw:transform="rotate (1.5707963267949) translate (15.866cm 4.94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331" draw:text-style-name="P8" draw:layer="layout" svg:x1="12.798cm" svg:y1="6.272cm" svg:x2="15.127cm" svg:y2="6.238cm">
            <text:p/>
          </draw:line>
          <draw:g>
            <draw:g>
              <draw:custom-shape draw:style-name="gr332" draw:text-style-name="P7" draw:layer="layout" svg:width="0.14cm" svg:height="0.14cm" svg:x="14.288cm" svg:y="6.6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33" draw:text-style-name="P7" draw:layer="layout" svg:width="0.04cm" svg:height="0.04cm" svg:x="14.336cm" svg:y="6.68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34" draw:text-style-name="P7" draw:layer="layout" svg:width="0.14cm" svg:height="0.14cm" svg:x="14.028cm" svg:y="6.63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35" draw:text-style-name="P7" draw:layer="layout" svg:width="0.04cm" svg:height="0.04cm" svg:x="14.076cm" svg:y="6.68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336" draw:text-style-name="P7" draw:layer="layout" svg:width="0.14cm" svg:height="0.14cm" svg:x="14.54cm" svg:y="6.63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37" draw:text-style-name="P7" draw:layer="layout" svg:width="0.04cm" svg:height="0.04cm" svg:x="14.588cm" svg:y="6.6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38" draw:text-style-name="P7" draw:layer="layout" svg:width="0.14cm" svg:height="0.14cm" svg:x="15.298cm" svg:y="6.63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39" draw:text-style-name="P7" draw:layer="layout" svg:width="0.04cm" svg:height="0.04cm" svg:x="15.346cm" svg:y="6.6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340" draw:text-style-name="P7" draw:layer="layout" svg:width="0.14cm" svg:height="0.14cm" svg:x="13.038cm" svg:y="6.64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1" draw:text-style-name="P7" draw:layer="layout" svg:width="0.04cm" svg:height="0.04cm" svg:x="13.086cm" svg:y="6.69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42" draw:text-style-name="P7" draw:layer="layout" svg:width="0.14cm" svg:height="0.14cm" svg:x="13.796cm" svg:y="6.64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3" draw:text-style-name="P7" draw:layer="layout" svg:width="0.04cm" svg:height="0.04cm" svg:x="13.844cm" svg:y="6.69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344" draw:text-style-name="P7" draw:layer="layout" svg:width="0.14cm" svg:height="0.14cm" svg:x="15.316cm" svg:y="6.9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5" draw:text-style-name="P7" draw:layer="layout" svg:width="0.04cm" svg:height="0.04cm" svg:x="15.364cm" svg:y="6.9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46" draw:text-style-name="P7" draw:layer="layout" svg:width="0.14cm" svg:height="0.14cm" svg:x="15.056cm" svg:y="6.9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7" draw:text-style-name="P7" draw:layer="layout" svg:width="0.04cm" svg:height="0.04cm" svg:x="15.104cm" svg:y="6.9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348" draw:text-style-name="P8" draw:layer="layout" svg:x1="13.943cm" svg:y1="6.434cm" svg:x2="15.682cm" svg:y2="6.434cm">
            <text:p/>
          </draw:line>
          <draw:frame draw:style-name="gr349" draw:text-style-name="P13" draw:layer="layout" svg:width="1.115cm" svg:height="0.458cm" svg:x="14.042cm" svg:y="6.958cm">
            <draw:text-box>
              <text:p text:style-name="P12"><text:span text:style-name="T2">O <text:s text:c="3"/>G <text:s text:c="3"/>I</text:span></text:p>
            </draw:text-box>
          </draw:frame>
          <draw:g>
            <draw:g>
              <draw:custom-shape draw:style-name="gr350" draw:text-style-name="P9" draw:layer="layout" svg:width="0.14cm" svg:height="0.14cm" draw:transform="rotate (-3.14159265358979) translate (14.938cm 7.05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1" draw:text-style-name="P9" draw:layer="layout" svg:width="0.04cm" svg:height="0.04cm" draw:transform="rotate (-3.14159265358979) translate (14.89cm 7.00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52" draw:text-style-name="P9" draw:layer="layout" svg:width="0.14cm" svg:height="0.14cm" draw:transform="rotate (-3.14159265358979) translate (14.682cm 7.05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3" draw:text-style-name="P9" draw:layer="layout" svg:width="0.04cm" svg:height="0.04cm" draw:transform="rotate (-3.14159265358979) translate (14.634cm 7.00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54" draw:text-style-name="P9" draw:layer="layout" svg:width="0.14cm" svg:height="0.14cm" draw:transform="rotate (-3.14159265358979) translate (14.435cm 7.05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5" draw:text-style-name="P9" draw:layer="layout" svg:width="0.04cm" svg:height="0.04cm" draw:transform="rotate (-3.14159265358979) translate (14.387cm 7.00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g>
                <draw:custom-shape draw:style-name="gr356" draw:text-style-name="P9" draw:layer="layout" svg:width="0.14cm" svg:height="0.14cm" draw:transform="rotate (-3.14159265358979) translate (17.02cm 6.294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57" draw:text-style-name="P9" draw:layer="layout" svg:width="0.04cm" svg:height="0.04cm" draw:transform="rotate (-3.14159265358979) translate (16.972cm 6.243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358" draw:text-style-name="P9" draw:layer="layout" svg:width="0.14cm" svg:height="0.14cm" draw:transform="rotate (-3.14159265358979) translate (16.764cm 6.294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59" draw:text-style-name="P9" draw:layer="layout" svg:width="0.04cm" svg:height="0.04cm" draw:transform="rotate (-3.14159265358979) translate (16.716cm 6.243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360" draw:text-style-name="P9" draw:layer="layout" svg:width="0.14cm" svg:height="0.14cm" draw:transform="rotate (-3.14159265358979) translate (16.517cm 6.294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61" draw:text-style-name="P9" draw:layer="layout" svg:width="0.04cm" svg:height="0.04cm" draw:transform="rotate (-3.14159265358979) translate (16.469cm 6.243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  <draw:g>
            <draw:g>
              <draw:custom-shape draw:style-name="gr362" draw:text-style-name="P7" draw:layer="layout" svg:width="0.14cm" svg:height="0.14cm" draw:transform="rotate (1.5707963267949) translate (16.066cm 6.00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3" draw:text-style-name="P7" draw:layer="layout" svg:width="0.04cm" svg:height="0.04cm" draw:transform="rotate (1.5707963267949) translate (16.115cm 5.95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64" draw:text-style-name="P7" draw:layer="layout" svg:width="0.14cm" svg:height="0.14cm" draw:transform="rotate (1.5707963267949) translate (16.066cm 5.24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5" draw:text-style-name="P7" draw:layer="layout" svg:width="0.04cm" svg:height="0.04cm" draw:transform="rotate (1.5707963267949) translate (16.115cm 5.19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366" draw:text-style-name="P9" draw:layer="layout" svg:width="0.14cm" svg:height="0.14cm" draw:transform="rotate (1.5707963267949) translate (16.307cm 5.26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7" draw:text-style-name="P9" draw:layer="layout" svg:width="0.04cm" svg:height="0.04cm" draw:transform="rotate (1.5707963267949) translate (16.356cm 5.209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68" draw:text-style-name="P9" draw:layer="layout" svg:width="0.14cm" svg:height="0.14cm" draw:transform="rotate (1.5707963267949) translate (16.307cm 5.517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9" draw:text-style-name="P9" draw:layer="layout" svg:width="0.04cm" svg:height="0.04cm" draw:transform="rotate (1.5707963267949) translate (16.356cm 5.465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70" draw:text-style-name="P9" draw:layer="layout" svg:width="0.14cm" svg:height="0.14cm" draw:transform="rotate (1.5707963267949) translate (16.307cm 5.764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71" draw:text-style-name="P9" draw:layer="layout" svg:width="0.04cm" svg:height="0.04cm" draw:transform="rotate (1.5707963267949) translate (16.356cm 5.71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372" draw:text-style-name="P8" draw:layer="layout" svg:x1="16.532cm" svg:y1="5.576cm" svg:x2="15.115cm" svg:y2="5.55cm">
            <text:p/>
          </draw:line>
          <draw:line draw:style-name="gr373" draw:text-style-name="P8" draw:layer="layout" svg:x1="15.649cm" svg:y1="6.24cm" svg:x2="15.649cm" svg:y2="6.454cm">
            <text:p/>
          </draw:line>
          <draw:line draw:style-name="gr374" draw:text-style-name="P8" draw:layer="layout" svg:x1="14.867cm" svg:y1="6.72cm" svg:x2="15.151cm" svg:y2="6.72cm">
            <text:p/>
          </draw:line>
          <draw:line draw:style-name="gr375" draw:text-style-name="P8" draw:layer="layout" svg:x1="15.132cm" svg:y1="6.712cm" svg:x2="15.253cm" svg:y2="6.538cm">
            <text:p/>
          </draw:line>
          <draw:line draw:style-name="gr376" draw:text-style-name="P8" draw:layer="layout" svg:x1="15.222cm" svg:y1="6.551cm" svg:x2="16.194cm" svg:y2="6.561cm">
            <text:p/>
          </draw:line>
          <draw:line draw:style-name="gr377" draw:text-style-name="P8" draw:layer="layout" svg:x1="16.137cm" svg:y1="5.955cm" svg:x2="16.141cm" svg:y2="6.543cm">
            <text:p/>
          </draw:line>
          <draw:g>
            <draw:g>
              <draw:custom-shape draw:style-name="gr378" draw:text-style-name="P7" draw:layer="layout" svg:width="0.14cm" svg:height="0.14cm" draw:transform="rotate (1.5707963267949) translate (16.593cm 5.74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79" draw:text-style-name="P7" draw:layer="layout" svg:width="0.04cm" svg:height="0.04cm" draw:transform="rotate (1.5707963267949) translate (16.642cm 5.70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80" draw:text-style-name="P7" draw:layer="layout" svg:width="0.14cm" svg:height="0.14cm" draw:transform="rotate (1.5707963267949) translate (16.593cm 4.99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81" draw:text-style-name="P7" draw:layer="layout" svg:width="0.04cm" svg:height="0.04cm" draw:transform="rotate (1.5707963267949) translate (16.642cm 4.94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382" draw:text-style-name="P7" draw:layer="layout" svg:width="0.14cm" svg:height="0.14cm" svg:x="17.085cm" svg:y="6.9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83" draw:text-style-name="P7" draw:layer="layout" svg:width="0.04cm" svg:height="0.04cm" svg:x="17.133cm" svg:y="6.9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84" draw:text-style-name="P7" draw:layer="layout" svg:width="0.14cm" svg:height="0.14cm" svg:x="16.825cm" svg:y="6.9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85" draw:text-style-name="P7" draw:layer="layout" svg:width="0.04cm" svg:height="0.04cm" svg:x="16.873cm" svg:y="6.9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386" draw:text-style-name="P13" draw:layer="layout" svg:width="1.115cm" svg:height="0.458cm" svg:x="15.82cm" svg:y="6.957cm">
            <draw:text-box>
              <text:p text:style-name="P12"><text:span text:style-name="T2">O <text:s text:c="3"/>G <text:s text:c="3"/>I</text:span></text:p>
            </draw:text-box>
          </draw:frame>
          <draw:g>
            <draw:g>
              <draw:custom-shape draw:style-name="gr387" draw:text-style-name="P9" draw:layer="layout" svg:width="0.14cm" svg:height="0.14cm" draw:transform="rotate (-3.14159265358979) translate (16.707cm 7.05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88" draw:text-style-name="P9" draw:layer="layout" svg:width="0.04cm" svg:height="0.04cm" draw:transform="rotate (-3.14159265358979) translate (16.659cm 7.00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89" draw:text-style-name="P9" draw:layer="layout" svg:width="0.14cm" svg:height="0.14cm" draw:transform="rotate (-3.14159265358979) translate (16.451cm 7.05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90" draw:text-style-name="P9" draw:layer="layout" svg:width="0.04cm" svg:height="0.04cm" draw:transform="rotate (-3.14159265358979) translate (16.403cm 7.00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91" draw:text-style-name="P9" draw:layer="layout" svg:width="0.14cm" svg:height="0.14cm" draw:transform="rotate (-3.14159265358979) translate (16.204cm 7.05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92" draw:text-style-name="P9" draw:layer="layout" svg:width="0.04cm" svg:height="0.04cm" draw:transform="rotate (-3.14159265358979) translate (16.156cm 7.00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393" draw:text-style-name="P7" draw:layer="layout" svg:width="0.14cm" svg:height="0.14cm" draw:transform="rotate (1.5707963267949) translate (17.094cm 6.79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94" draw:text-style-name="P7" draw:layer="layout" svg:width="0.04cm" svg:height="0.04cm" draw:transform="rotate (1.5707963267949) translate (17.143cm 6.74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95" draw:text-style-name="P7" draw:layer="layout" svg:width="0.14cm" svg:height="0.14cm" draw:transform="rotate (1.5707963267949) translate (17.094cm 6.03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96" draw:text-style-name="P7" draw:layer="layout" svg:width="0.04cm" svg:height="0.04cm" draw:transform="rotate (1.5707963267949) translate (17.143cm 5.9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397" draw:text-style-name="P7" draw:layer="layout" svg:width="0.14cm" svg:height="0.14cm" svg:x="15.549cm" svg:y="6.63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98" draw:text-style-name="P7" draw:layer="layout" svg:width="0.04cm" svg:height="0.04cm" svg:x="15.597cm" svg:y="6.6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99" draw:text-style-name="P7" draw:layer="layout" svg:width="0.14cm" svg:height="0.14cm" svg:x="16.307cm" svg:y="6.63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00" draw:text-style-name="P7" draw:layer="layout" svg:width="0.04cm" svg:height="0.04cm" svg:x="16.355cm" svg:y="6.6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401" draw:text-style-name="P7" draw:layer="layout" svg:width="0.14cm" svg:height="0.14cm" svg:x="15.828cm" svg:y="6.90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02" draw:text-style-name="P7" draw:layer="layout" svg:width="0.04cm" svg:height="0.04cm" svg:x="15.876cm" svg:y="6.9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03" draw:text-style-name="P7" draw:layer="layout" svg:width="0.14cm" svg:height="0.14cm" svg:x="15.568cm" svg:y="6.90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04" draw:text-style-name="P7" draw:layer="layout" svg:width="0.04cm" svg:height="0.04cm" svg:x="15.616cm" svg:y="6.95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405" draw:text-style-name="P8" draw:layer="layout" svg:x1="17.319cm" svg:y1="6.5cm" svg:x2="17.319cm" svg:y2="4.902cm">
            <text:p/>
          </draw:line>
          <draw:g>
            <draw:g>
              <draw:custom-shape draw:style-name="gr406" draw:text-style-name="P9" draw:layer="layout" svg:width="0.14cm" svg:height="0.14cm" draw:transform="rotate (1.5707963267949) translate (17.091cm 3.27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07" draw:text-style-name="P9" draw:layer="layout" svg:width="0.04cm" svg:height="0.04cm" draw:transform="rotate (1.5707963267949) translate (17.14cm 3.219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08" draw:text-style-name="P9" draw:layer="layout" svg:width="0.14cm" svg:height="0.14cm" draw:transform="rotate (1.5707963267949) translate (17.091cm 3.527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09" draw:text-style-name="P9" draw:layer="layout" svg:width="0.04cm" svg:height="0.04cm" draw:transform="rotate (1.5707963267949) translate (17.14cm 3.475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10" draw:text-style-name="P9" draw:layer="layout" svg:width="0.14cm" svg:height="0.14cm" draw:transform="rotate (1.5707963267949) translate (17.091cm 3.774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11" draw:text-style-name="P9" draw:layer="layout" svg:width="0.04cm" svg:height="0.04cm" draw:transform="rotate (1.5707963267949) translate (17.14cm 3.72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412" draw:text-style-name="P8" draw:layer="layout" svg:x1="14.479cm" svg:y1="1.614cm" svg:x2="17.177cm" svg:y2="1.614cm">
            <text:p/>
          </draw:line>
          <draw:line draw:style-name="gr413" draw:text-style-name="P8" draw:layer="layout" svg:x1="17.164cm" svg:y1="3.157cm" svg:x2="17.164cm" svg:y2="1.605cm">
            <text:p/>
          </draw:line>
          <draw:frame draw:style-name="gr414" draw:text-style-name="P13" draw:layer="layout" svg:width="0.662cm" svg:height="1.086cm" svg:x="17.002cm" svg:y="2.895cm">
            <draw:text-box>
              <text:p text:style-name="P12"><text:span text:style-name="T2">V</text:span></text:p>
              <text:p text:style-name="P12"><text:span text:style-name="T2"/></text:p>
              <text:p text:style-name="P12"><text:span text:style-name="T2">D</text:span></text:p>
              <text:p text:style-name="P12"><text:span text:style-name="T2"/></text:p>
              <text:p text:style-name="P12"><text:span text:style-name="T2">G</text:span></text:p>
            </draw:text-box>
          </draw:frame>
          <draw:line draw:style-name="gr415" draw:text-style-name="P7" draw:layer="layout" svg:x1="14.492cm" svg:y1="1.365cm" svg:x2="14.492cm" svg:y2="2.218cm">
            <text:p/>
          </draw:line>
          <draw:line draw:style-name="gr416" draw:text-style-name="P7" draw:layer="layout" svg:x1="14.492cm" svg:y1="1.614cm" svg:x2="17.177cm" svg:y2="1.614cm">
            <text:p/>
          </draw:line>
          <draw:line draw:style-name="gr417" draw:text-style-name="P7" draw:layer="layout" svg:x1="17.164cm" svg:y1="3.157cm" svg:x2="17.162cm" svg:y2="1.51cm">
            <text:p/>
          </draw:line>
          <draw:line draw:style-name="gr418" draw:text-style-name="P7" draw:layer="layout" svg:x1="16.506cm" svg:y1="5.576cm" svg:x2="17.169cm" svg:y2="4.926cm">
            <text:p/>
          </draw:line>
          <draw:g>
            <draw:g>
              <draw:g>
                <draw:custom-shape draw:style-name="gr419" draw:text-style-name="P9" draw:layer="layout" svg:width="0.14cm" svg:height="0.14cm" draw:transform="rotate (-3.14159265358979) translate (15.718cm 6.29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20" draw:text-style-name="P9" draw:layer="layout" svg:width="0.04cm" svg:height="0.04cm" draw:transform="rotate (-3.14159265358979) translate (15.67cm 6.239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421" draw:text-style-name="P9" draw:layer="layout" svg:width="0.14cm" svg:height="0.14cm" draw:transform="rotate (-3.14159265358979) translate (15.462cm 6.29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22" draw:text-style-name="P9" draw:layer="layout" svg:width="0.04cm" svg:height="0.04cm" draw:transform="rotate (-3.14159265358979) translate (15.414cm 6.239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423" draw:text-style-name="P9" draw:layer="layout" svg:width="0.14cm" svg:height="0.14cm" draw:transform="rotate (-3.14159265358979) translate (15.215cm 6.29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24" draw:text-style-name="P9" draw:layer="layout" svg:width="0.04cm" svg:height="0.04cm" draw:transform="rotate (-3.14159265358979) translate (15.167cm 6.239cm)">
                  <text:p/>
  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  <draw:line draw:style-name="gr425" draw:text-style-name="P7" draw:layer="layout" svg:x1="17.129cm" svg:y1="4.952cm" svg:x2="17.319cm" svg:y2="4.952cm">
            <text:p/>
          </draw:line>
          <draw:line draw:style-name="gr426" draw:text-style-name="P7" draw:layer="layout" svg:x1="16.902cm" svg:y1="6.468cm" svg:x2="17.339cm" svg:y2="6.468cm">
            <text:p/>
          </draw:line>
          <draw:custom-shape draw:style-name="gr427" draw:text-style-name="P7" draw:layer="layout" svg:width="0.05cm" svg:height="0.05cm" svg:x="13.581cm" svg:y="1.1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8" draw:text-style-name="P7" draw:layer="layout" svg:width="0.05cm" svg:height="0.05cm" svg:x="13.837cm" svg:y="1.0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9" draw:text-style-name="P7" draw:layer="layout" svg:width="0.05cm" svg:height="0.05cm" svg:x="14.081cm" svg:y="1.0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0" draw:text-style-name="P7" draw:layer="layout" svg:width="0.05cm" svg:height="0.05cm" svg:x="14.336cm" svg:y="1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1" draw:text-style-name="P7" draw:layer="layout" svg:width="0.05cm" svg:height="0.05cm" svg:x="14.59cm" svg:y="1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2" draw:text-style-name="P7" draw:layer="layout" svg:width="0.05cm" svg:height="0.05cm" svg:x="14.848cm" svg:y="1.0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3" draw:text-style-name="P7" draw:layer="layout" svg:width="0.05cm" svg:height="0.05cm" svg:x="15.091cm" svg:y="1.0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4" draw:text-style-name="P7" draw:layer="layout" svg:width="0.05cm" svg:height="0.05cm" svg:x="15.345cm" svg:y="1.0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5" draw:text-style-name="P7" draw:layer="layout" svg:width="0.05cm" svg:height="0.05cm" svg:x="15.606cm" svg:y="1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6" draw:text-style-name="P7" draw:layer="layout" svg:width="0.05cm" svg:height="0.05cm" svg:x="15.862cm" svg:y="1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7" draw:text-style-name="P7" draw:layer="layout" svg:width="0.05cm" svg:height="0.05cm" svg:x="16.128cm" svg:y="1.0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8" draw:text-style-name="P7" draw:layer="layout" svg:width="0.05cm" svg:height="0.05cm" svg:x="16.379cm" svg:y="1.0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9" draw:text-style-name="P7" draw:layer="layout" svg:width="0.05cm" svg:height="0.05cm" svg:x="13.581cm" svg:y="2.6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0" draw:text-style-name="P7" draw:layer="layout" svg:width="0.05cm" svg:height="0.05cm" svg:x="13.834cm" svg:y="2.6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1" draw:text-style-name="P7" draw:layer="layout" svg:width="0.05cm" svg:height="0.05cm" svg:x="14.082cm" svg:y="2.6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2" draw:text-style-name="P7" draw:layer="layout" svg:width="0.05cm" svg:height="0.05cm" svg:x="14.334cm" svg:y="2.6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3" draw:text-style-name="P7" draw:layer="layout" svg:width="0.05cm" svg:height="0.05cm" svg:x="14.589cm" svg:y="2.6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4" draw:text-style-name="P7" draw:layer="layout" svg:width="0.05cm" svg:height="0.05cm" svg:x="14.841cm" svg:y="2.6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5" draw:text-style-name="P7" draw:layer="layout" svg:width="0.05cm" svg:height="0.05cm" svg:x="15.084cm" svg:y="2.6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6" draw:text-style-name="P7" draw:layer="layout" svg:width="0.05cm" svg:height="0.05cm" svg:x="15.343cm" svg:y="2.6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7" draw:text-style-name="P7" draw:layer="layout" svg:width="0.05cm" svg:height="0.05cm" svg:x="15.601cm" svg:y="2.6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8" draw:text-style-name="P7" draw:layer="layout" svg:width="0.05cm" svg:height="0.05cm" svg:x="15.864cm" svg:y="2.6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9" draw:text-style-name="P7" draw:layer="layout" svg:width="0.05cm" svg:height="0.05cm" svg:x="16.127cm" svg:y="2.6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0" draw:text-style-name="P7" draw:layer="layout" svg:width="0.05cm" svg:height="0.05cm" svg:x="16.378cm" svg:y="2.6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1" draw:text-style-name="P7" draw:layer="layout" svg:width="0.05cm" svg:height="0.05cm" svg:x="17.14cm" svg:y="3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2" draw:text-style-name="P7" draw:layer="layout" svg:width="0.05cm" svg:height="0.05cm" svg:x="16.37cm" svg:y="3.1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3" draw:text-style-name="P7" draw:layer="layout" svg:width="0.05cm" svg:height="0.05cm" svg:x="16.118cm" svg:y="3.1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4" draw:text-style-name="P7" draw:layer="layout" svg:width="0.05cm" svg:height="0.05cm" svg:x="15.869cm" svg:y="3.1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5" draw:text-style-name="P7" draw:layer="layout" svg:width="0.05cm" svg:height="0.05cm" svg:x="15.62cm" svg:y="3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7" draw:layer="layout" svg:width="0.05cm" svg:height="0.05cm" svg:x="15.358cm" svg:y="3.1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7" draw:text-style-name="P7" draw:layer="layout" svg:width="0.05cm" svg:height="0.05cm" svg:x="15.097cm" svg:y="3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8" draw:text-style-name="P7" draw:layer="layout" svg:width="0.05cm" svg:height="0.05cm" svg:x="14.857cm" svg:y="3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9" draw:text-style-name="P7" draw:layer="layout" svg:width="0.05cm" svg:height="0.05cm" svg:x="14.093cm" svg:y="3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0" draw:text-style-name="P7" draw:layer="layout" svg:width="0.05cm" svg:height="0.05cm" svg:x="13.83cm" svg:y="3.1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1" draw:text-style-name="P7" draw:layer="layout" svg:width="0.05cm" svg:height="0.05cm" svg:x="13.576cm" svg:y="3.1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2" draw:text-style-name="P7" draw:layer="layout" svg:width="0.05cm" svg:height="0.05cm" svg:x="13.318cm" svg:y="3.1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3" draw:text-style-name="P7" draw:layer="layout" svg:width="0.05cm" svg:height="0.05cm" svg:x="13.062cm" svg:y="3.1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4" draw:text-style-name="P7" draw:layer="layout" svg:width="0.05cm" svg:height="0.05cm" svg:x="13.582cm" svg:y="3.3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5" draw:text-style-name="P7" draw:layer="layout" svg:width="0.05cm" svg:height="0.05cm" svg:x="13.832cm" svg:y="3.3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6" draw:text-style-name="P7" draw:layer="layout" svg:width="0.05cm" svg:height="0.05cm" svg:x="14.095cm" svg:y="3.3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7" draw:text-style-name="P7" draw:layer="layout" svg:width="0.05cm" svg:height="0.05cm" svg:x="14.847cm" svg:y="3.3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8" draw:text-style-name="P7" draw:layer="layout" svg:width="0.05cm" svg:height="0.05cm" svg:x="17.138cm" svg:y="3.4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9" draw:text-style-name="P7" draw:layer="layout" svg:width="0.05cm" svg:height="0.05cm" svg:x="17.137cm" svg:y="3.6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0" draw:text-style-name="P7" draw:layer="layout" svg:width="0.05cm" svg:height="0.05cm" svg:x="13.568cm" svg:y="3.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1" draw:text-style-name="P7" draw:layer="layout" svg:width="0.05cm" svg:height="0.05cm" svg:x="13.065cm" svg:y="3.8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2" draw:text-style-name="P7" draw:layer="layout" svg:width="0.05cm" svg:height="0.05cm" svg:x="13.32cm" svg:y="3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3" draw:text-style-name="P7" draw:layer="layout" svg:width="0.05cm" svg:height="0.05cm" svg:x="13.568cm" svg:y="3.8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4" draw:text-style-name="P7" draw:layer="layout" svg:width="0.05cm" svg:height="0.05cm" svg:x="14.336cm" svg:y="3.8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5" draw:text-style-name="P7" draw:layer="layout" svg:width="0.05cm" svg:height="0.05cm" svg:x="15.099cm" svg:y="3.8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6" draw:text-style-name="P7" draw:layer="layout" svg:width="0.05cm" svg:height="0.05cm" svg:x="15.362cm" svg:y="3.8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7" draw:text-style-name="P7" draw:layer="layout" svg:width="0.05cm" svg:height="0.05cm" svg:x="15.619cm" svg:y="3.8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8" draw:text-style-name="P7" draw:layer="layout" svg:width="0.05cm" svg:height="0.05cm" svg:x="15.864cm" svg:y="3.8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9" draw:text-style-name="P7" draw:layer="layout" svg:width="0.05cm" svg:height="0.05cm" svg:x="16.115cm" svg:y="3.8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0" draw:text-style-name="P7" draw:layer="layout" svg:width="0.05cm" svg:height="0.05cm" svg:x="16.375cm" svg:y="3.8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1" draw:text-style-name="P7" draw:layer="layout" svg:width="0.05cm" svg:height="0.05cm" svg:x="16.377cm" svg:y="4.1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7" draw:layer="layout" svg:width="0.05cm" svg:height="0.05cm" svg:x="15.617cm" svg:y="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3" draw:text-style-name="P7" draw:layer="layout" svg:width="0.05cm" svg:height="0.05cm" svg:x="16.117cm" svg:y="4.1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4" draw:text-style-name="P7" draw:layer="layout" svg:width="0.05cm" svg:height="0.05cm" svg:x="15.358cm" svg:y="4.1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5" draw:text-style-name="P7" draw:layer="layout" svg:width="0.05cm" svg:height="0.05cm" svg:x="14.336cm" svg:y="4.1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6" draw:text-style-name="P7" draw:layer="layout" svg:width="0.05cm" svg:height="0.05cm" svg:x="13.563cm" svg:y="4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7" draw:text-style-name="P7" draw:layer="layout" svg:width="0.05cm" svg:height="0.05cm" svg:x="12.834cm" svg:y="4.3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8" draw:text-style-name="P7" draw:layer="layout" svg:width="0.05cm" svg:height="0.05cm" svg:x="13.081cm" svg:y="4.3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9" draw:text-style-name="P7" draw:layer="layout" svg:width="0.05cm" svg:height="0.05cm" svg:x="13.84cm" svg:y="4.3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0" draw:text-style-name="P7" draw:layer="layout" svg:width="0.05cm" svg:height="0.05cm" svg:x="14.339cm" svg:y="4.3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1" draw:text-style-name="P7" draw:layer="layout" svg:width="0.05cm" svg:height="0.05cm" svg:x="12.838cm" svg:y="4.6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2" draw:text-style-name="P7" draw:layer="layout" svg:width="0.05cm" svg:height="0.05cm" svg:x="13.59cm" svg:y="4.6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3" draw:text-style-name="P7" draw:layer="layout" svg:width="0.05cm" svg:height="0.05cm" svg:x="14.346cm" svg:y="4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4" draw:text-style-name="P7" draw:layer="layout" svg:width="0.05cm" svg:height="0.05cm" svg:x="12.833cm" svg:y="4.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5" draw:text-style-name="P7" draw:layer="layout" svg:width="0.05cm" svg:height="0.05cm" svg:x="13.313cm" svg:y="4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6" draw:text-style-name="P7" draw:layer="layout" svg:width="0.05cm" svg:height="0.05cm" svg:x="14.074cm" svg:y="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7" draw:text-style-name="P7" draw:layer="layout" svg:width="0.05cm" svg:height="0.05cm" svg:x="15.103cm" svg:y="4.9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8" draw:text-style-name="P7" draw:layer="layout" svg:width="0.05cm" svg:height="0.05cm" svg:x="15.357cm" svg:y="4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9" draw:text-style-name="P7" draw:layer="layout" svg:width="0.05cm" svg:height="0.05cm" svg:x="15.615cm" svg:y="4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0" draw:text-style-name="P7" draw:layer="layout" svg:width="0.05cm" svg:height="0.05cm" svg:x="15.862cm" svg:y="4.8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1" draw:text-style-name="P7" draw:layer="layout" svg:width="0.05cm" svg:height="0.05cm" svg:x="16.116cm" svg:y="4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2" draw:text-style-name="P7" draw:layer="layout" svg:width="0.05cm" svg:height="0.05cm" svg:x="16.374cm" svg:y="4.9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3" draw:text-style-name="P7" draw:layer="layout" svg:width="0.05cm" svg:height="0.05cm" svg:x="16.635cm" svg:y="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4" draw:text-style-name="P7" draw:layer="layout" svg:width="0.05cm" svg:height="0.05cm" svg:x="13.072cm" svg:y="5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5" draw:text-style-name="P7" draw:layer="layout" svg:width="0.05cm" svg:height="0.05cm" svg:x="13.323cm" svg:y="5.1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6" draw:text-style-name="P7" draw:layer="layout" svg:width="0.05cm" svg:height="0.05cm" svg:x="13.808cm" svg:y="5.1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7" draw:text-style-name="P7" draw:layer="layout" svg:width="0.05cm" svg:height="0.05cm" svg:x="15.352cm" svg:y="5.1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8" draw:text-style-name="P7" draw:layer="layout" svg:width="0.05cm" svg:height="0.05cm" svg:x="16.106cm" svg:y="5.1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9" draw:text-style-name="P7" draw:layer="layout" svg:width="0.05cm" svg:height="0.05cm" svg:x="16.347cm" svg:y="5.1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0" draw:text-style-name="P7" draw:layer="layout" svg:width="0.05cm" svg:height="0.05cm" svg:x="13.808cm" svg:y="5.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1" draw:text-style-name="P7" draw:layer="layout" svg:width="0.05cm" svg:height="0.05cm" svg:x="14.58cm" svg:y="5.3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2" draw:text-style-name="P7" draw:layer="layout" svg:width="0.05cm" svg:height="0.05cm" svg:x="15.354cm" svg:y="5.4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3" draw:text-style-name="P7" draw:layer="layout" svg:width="0.05cm" svg:height="0.05cm" svg:x="16.349cm" svg:y="5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4" draw:text-style-name="P7" draw:layer="layout" svg:width="0.05cm" svg:height="0.05cm" svg:x="13.809cm" svg:y="5.6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5" draw:text-style-name="P7" draw:layer="layout" svg:width="0.05cm" svg:height="0.05cm" svg:x="13.073cm" svg:y="5.9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6" draw:text-style-name="P7" draw:layer="layout" svg:width="0.05cm" svg:height="0.05cm" svg:x="13.327cm" svg:y="5.9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7" draw:text-style-name="P7" draw:layer="layout" svg:width="0.05cm" svg:height="0.05cm" svg:x="14.577cm" svg:y="5.6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8" draw:text-style-name="P7" draw:layer="layout" svg:width="0.05cm" svg:height="0.05cm" svg:x="14.581cm" svg:y="5.8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9" draw:text-style-name="P7" draw:layer="layout" svg:width="0.05cm" svg:height="0.05cm" svg:x="13.083cm" svg:y="6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0" draw:text-style-name="P7" draw:layer="layout" svg:width="0.05cm" svg:height="0.05cm" svg:x="13.833cm" svg:y="6.6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1" draw:text-style-name="P7" draw:layer="layout" svg:width="0.05cm" svg:height="0.05cm" svg:x="14.075cm" svg:y="6.6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2" draw:text-style-name="P7" draw:layer="layout" svg:width="0.05cm" svg:height="0.05cm" svg:x="14.334cm" svg:y="6.6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3" draw:text-style-name="P7" draw:layer="layout" svg:width="0.05cm" svg:height="0.05cm" svg:x="14.586cm" svg:y="6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4" draw:text-style-name="P7" draw:layer="layout" svg:width="0.05cm" svg:height="0.05cm" svg:x="14.343cm" svg:y="6.9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5" draw:text-style-name="P7" draw:layer="layout" svg:width="0.05cm" svg:height="0.05cm" svg:x="14.587cm" svg:y="6.9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6" draw:text-style-name="P7" draw:layer="layout" svg:width="0.05cm" svg:height="0.05cm" svg:x="14.844cm" svg:y="6.9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7" draw:text-style-name="P7" draw:layer="layout" svg:width="0.05cm" svg:height="0.05cm" svg:x="15.099cm" svg:y="6.9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8" draw:text-style-name="P7" draw:layer="layout" svg:width="0.05cm" svg:height="0.05cm" svg:x="15.1cm" svg:y="5.6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9" draw:text-style-name="P7" draw:layer="layout" svg:width="0.05cm" svg:height="0.05cm" svg:x="15.119cm" svg:y="6.1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0" draw:text-style-name="P7" draw:layer="layout" svg:width="0.05cm" svg:height="0.05cm" svg:x="15.352cm" svg:y="5.6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1" draw:text-style-name="P7" draw:layer="layout" svg:width="0.05cm" svg:height="0.05cm" svg:x="15.366cm" svg:y="6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2" draw:text-style-name="P7" draw:layer="layout" svg:width="0.05cm" svg:height="0.05cm" svg:x="15.861cm" svg:y="5.6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3" draw:text-style-name="P7" draw:layer="layout" svg:width="0.05cm" svg:height="0.05cm" svg:x="15.624cm" svg:y="6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4" draw:text-style-name="P7" draw:layer="layout" svg:width="0.05cm" svg:height="0.05cm" svg:x="16.116cm" svg:y="5.9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5" draw:text-style-name="P7" draw:layer="layout" svg:width="0.05cm" svg:height="0.05cm" svg:x="16.348cm" svg:y="5.6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6" draw:text-style-name="P7" draw:layer="layout" svg:width="0.05cm" svg:height="0.05cm" svg:x="16.418cm" svg:y="6.1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7" draw:text-style-name="P7" draw:layer="layout" svg:width="0.05cm" svg:height="0.05cm" svg:x="15.338cm" svg:y="6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8" draw:text-style-name="P7" draw:layer="layout" svg:width="0.05cm" svg:height="0.05cm" svg:x="15.592cm" svg:y="6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9" draw:text-style-name="P7" draw:layer="layout" svg:width="0.05cm" svg:height="0.05cm" svg:x="16.347cm" svg:y="6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0" draw:text-style-name="P7" draw:layer="layout" svg:width="0.05cm" svg:height="0.05cm" svg:x="16.641cm" svg:y="5.6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1" draw:text-style-name="P7" draw:layer="layout" svg:width="0.05cm" svg:height="0.05cm" svg:x="17.14cm" svg:y="5.9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2" draw:text-style-name="P7" draw:layer="layout" svg:width="0.05cm" svg:height="0.05cm" svg:x="16.92cm" svg:y="6.1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3" draw:text-style-name="P7" draw:layer="layout" svg:width="0.05cm" svg:height="0.05cm" svg:x="16.665cm" svg:y="6.1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4" draw:text-style-name="P7" draw:layer="layout" svg:width="0.05cm" svg:height="0.05cm" svg:x="16.417cm" svg:y="6.1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5" draw:text-style-name="P7" draw:layer="layout" svg:width="0.05cm" svg:height="0.05cm" svg:x="17.133cm" svg:y="6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6" draw:text-style-name="P7" draw:layer="layout" svg:width="0.05cm" svg:height="0.05cm" svg:x="17.123cm" svg:y="6.9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7" draw:text-style-name="P7" draw:layer="layout" svg:width="0.05cm" svg:height="0.05cm" svg:x="16.866cm" svg:y="6.9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8" draw:text-style-name="P7" draw:layer="layout" svg:width="0.05cm" svg:height="0.05cm" svg:x="16.61cm" svg:y="6.9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9" draw:text-style-name="P7" draw:layer="layout" svg:width="0.05cm" svg:height="0.05cm" svg:x="16.356cm" svg:y="6.9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0" draw:text-style-name="P7" draw:layer="layout" svg:width="0.05cm" svg:height="0.05cm" svg:x="16.109cm" svg:y="6.9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1" draw:text-style-name="P7" draw:layer="layout" svg:width="0.05cm" svg:height="0.05cm" svg:x="15.865cm" svg:y="6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2" draw:text-style-name="P7" draw:layer="layout" svg:width="0.05cm" svg:height="0.05cm" svg:x="15.611cm" svg:y="6.9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3" draw:text-style-name="P7" draw:layer="layout" svg:width="0.05cm" svg:height="0.05cm" svg:x="15.356cm" svg:y="6.9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5cm" fo:margin-bottom="0.5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5T13:03:28.941637010</meta:creation-date>
    <dc:date>2016-04-19T23:32:17.060001531</dc:date>
    <meta:editing-duration>P2DT1H15M21S</meta:editing-duration>
    <meta:editing-cycles>12</meta:editing-cycles>
    <meta:generator>LibreOffice/4.2.7.2$Linux_X86_64 LibreOffice_project/420m0$Build-2</meta:generator>
    <meta:printed-by>Andrew  </meta:printed-by>
    <meta:print-date>2016-04-19T21:35:45.620384395</meta:print-date>
    <dc:creator>Andrew  </dc:creator>
    <meta:document-statistic meta:object-count="2184"/>
  </office:meta>
</office:document-meta>
</file>